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ro3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ffff66"/>
    </style:style>
    <style:style style:name="ce1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00dcff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4" table:number-columns-repeated="1024" table:default-cell-style-name="ce1"/>
        <table:table-row table:style-name="ro3">
          <table:table-cell office:value-type="string">
            <text:p>(</text:p>
          </table:table-cell>
          <table:table-cell table:number-columns-repeated="26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1" office:value-type="string">
            <text:p>"-1",</text:p>
          </table:table-cell>
          <table:table-cell table:number-columns-repeated="14" table:style-name="ce2" office:value-type="string">
            <text:p>"-1",</text:p>
          </table:table-cell>
          <table:table-cell table:number-columns-repeated="114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7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7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9" office:value-type="string">
            <text:p>"-1",</text:p>
          </table:table-cell>
          <table:table-cell table:number-columns-repeated="13" table:style-name="ce2" office:value-type="string">
            <text:p>"-1",</text:p>
          </table:table-cell>
          <table:table-cell table:number-columns-repeated="115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table:number-columns-repeated="12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6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table:number-columns-repeated="12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7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8" table:style-name="ce2" office:value-type="string">
            <text:p>"-1",</text:p>
          </table:table-cell>
          <table:table-cell table:number-columns-repeated="120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9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8" table:style-name="ce2" office:value-type="string">
            <text:p>"-1",</text:p>
          </table:table-cell>
          <table:table-cell table:number-columns-repeated="120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8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1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120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3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12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120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2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124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3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7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5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2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7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50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2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8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71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0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7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14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6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Londinium",</text:p>
          </table:table-cell>
          <table:table-cell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9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63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1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5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8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Londinium",</text:p>
          </table:table-cell>
          <table:table-cell table:number-columns-repeated="6" table:style-name="ce2" office:value-type="string">
            <text:p>"-1",</text:p>
          </table:table-cell>
          <table:table-cell table:number-columns-repeated="72" office:value-type="string">
            <text:p>"-1",</text:p>
          </table:table-cell>
          <table:table-cell table:number-columns-repeated="7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41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5" office:value-type="string">
            <text:p>"-1",</text:p>
          </table:table-cell>
          <table:table-cell table:number-columns-repeated="7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6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office:value-type="string">
            <text:p>"Clausentum",</text:p>
          </table:table-cell>
          <table:table-cell office:value-type="string">
            <text:p>"Regnum",</text:p>
          </table:table-cell>
          <table:table-cell office:value-type="string">
            <text:p>"Dubrae",</text:p>
          </table:table-cell>
          <table:table-cell office:value-type="string">
            <text:p>"Durovernum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Ganuenta",</text:p>
          </table:table-cell>
          <table:table-cell office:value-type="string">
            <text:p>"Traiectum",</text:p>
          </table:table-cell>
          <table:table-cell table:number-columns-repeated="71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2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0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7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5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"Gesoriacum",</text:p>
          </table:table-cell>
          <table:table-cell office:value-type="string">
            <text:p>"Caletum",</text:p>
          </table:table-cell>
          <table:table-cell office:value-type="string">
            <text:p>"Tornacum",</text:p>
          </table:table-cell>
          <table:table-cell office:value-type="string">
            <text:p>"Bruccia",</text:p>
          </table:table-cell>
          <table:table-cell office:value-type="string">
            <text:p>"Noviomagus Batavorum",</text:p>
          </table:table-cell>
          <table:table-cell office:value-type="string">
            <text:p>"Tricensimae",</text:p>
          </table:table-cell>
          <table:table-cell table:number-columns-repeated="70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9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1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4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Gesoriacum",</text:p>
          </table:table-cell>
          <table:table-cell office:value-type="string">
            <text:p>"Atrebatum",</text:p>
          </table:table-cell>
          <table:table-cell office:value-type="string">
            <text:p>"Bagacum",</text:p>
          </table:table-cell>
          <table:table-cell office:value-type="string">
            <text:p>"Atuatuca Tungrorum",</text:p>
          </table:table-cell>
          <table:table-cell table:number-columns-repeated="2" office:value-type="string">
            <text:p>"Colonia Agrippina",</text:p>
          </table:table-cell>
          <table:table-cell table:number-columns-repeated="70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1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8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2" office:value-type="string">
            <text:p>"Buyeo",</text:p>
          </table:table-cell>
          <table:table-cell table:number-columns-repeated="6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24" table:style-name="ce2" office:value-type="string">
            <text:p>"-1",</text:p>
          </table:table-cell>
          <table:table-cell table:number-columns-repeated="2" office:value-type="string">
            <text:p>"Samarobriva",</text:p>
          </table:table-cell>
          <table:table-cell office:value-type="string">
            <text:p>"Camaracum",</text:p>
          </table:table-cell>
          <table:table-cell office:value-type="string">
            <text:p>"Trajectum",</text:p>
          </table:table-cell>
          <table:table-cell office:value-type="string">
            <text:p>"Bonna",</text:p>
          </table:table-cell>
          <table:table-cell office:value-type="string">
            <text:p>"Confluentes",</text:p>
          </table:table-cell>
          <table:table-cell office:value-type="string">
            <text:p>"Bingium",</text:p>
          </table:table-cell>
          <table:table-cell table:number-columns-repeated="70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4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7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2" office:value-type="string">
            <text:p>"Buyeo",</text:p>
          </table:table-cell>
          <table:table-cell table:number-columns-repeated="5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8" table:style-name="ce2" office:value-type="string">
            <text:p>"-1",</text:p>
          </table:table-cell>
          <table:table-cell office:value-type="string">
            <text:p>"Constantia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Ratumacos",</text:p>
          </table:table-cell>
          <table:table-cell table:number-columns-repeated="2" office:value-type="string">
            <text:p>"Bratuspance",</text:p>
          </table:table-cell>
          <table:table-cell office:value-type="string">
            <text:p>"Alaudanum",</text:p>
          </table:table-cell>
          <table:table-cell office:value-type="string">
            <text:p>"Durocortorum",</text:p>
          </table:table-cell>
          <table:table-cell office:value-type="string">
            <text:p>"Aduatuca Tungrorum",</text:p>
          </table:table-cell>
          <table:table-cell office:value-type="string">
            <text:p>"Treverorum",</text:p>
          </table:table-cell>
          <table:table-cell office:value-type="string">
            <text:p>"Gelduba",</text:p>
          </table:table-cell>
          <table:table-cell office:value-type="string">
            <text:p>"Mogontiacum",</text:p>
          </table:table-cell>
          <table:table-cell table:number-columns-repeated="15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61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2" office:value-type="string">
            <text:p>"-1",</text:p>
          </table:table-cell>
          <table:table-cell table:number-columns-repeated="2" office:value-type="string">
            <text:p>"Sanggyeong",</text:p>
          </table:table-cell>
          <table:table-cell table:number-columns-repeated="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4" table:style-name="ce2" office:value-type="string">
            <text:p>"-1",</text:p>
          </table:table-cell>
          <table:table-cell table:number-columns-repeated="2" office:value-type="string">
            <text:p>"Gesocribate",</text:p>
          </table:table-cell>
          <table:table-cell office:value-type="string">
            <text:p>"Condate",</text:p>
          </table:table-cell>
          <table:table-cell table:style-name="ce2" office:value-type="string">
            <text:p>"-1",</text:p>
          </table:table-cell>
          <table:table-cell office:value-type="string">
            <text:p>"Constantia",</text:p>
          </table:table-cell>
          <table:table-cell office:value-type="string">
            <text:p>"Augustodurum",</text:p>
          </table:table-cell>
          <table:table-cell office:value-type="string">
            <text:p>"Noviomagus",</text:p>
          </table:table-cell>
          <table:table-cell table:number-columns-repeated="2" office:value-type="string">
            <text:p>"Mediolanum Aulercorum",</text:p>
          </table:table-cell>
          <table:table-cell office:value-type="string">
            <text:p>"Meledunum",</text:p>
          </table:table-cell>
          <table:table-cell office:value-type="string">
            <text:p>"Caesaromagus",</text:p>
          </table:table-cell>
          <table:table-cell office:value-type="string">
            <text:p>"Augustomagus",</text:p>
          </table:table-cell>
          <table:table-cell office:value-type="string">
            <text:p>"Verodunum",</text:p>
          </table:table-cell>
          <table:table-cell office:value-type="string">
            <text:p>"Leodicum",</text:p>
          </table:table-cell>
          <table:table-cell office:value-type="string">
            <text:p>"Treverorum",</text:p>
          </table:table-cell>
          <table:table-cell office:value-type="string">
            <text:p>"Durum",</text:p>
          </table:table-cell>
          <table:table-cell office:value-type="string">
            <text:p>"Concordia",</text:p>
          </table:table-cell>
          <table:table-cell table:number-columns-repeated="13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Potaissa",</text:p>
          </table:table-cell>
          <table:table-cell table:style-name="ce3" office:value-type="string">
            <text:p>"-1",</text:p>
          </table:table-cell>
          <table:table-cell table:number-columns-repeated="58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13" office:value-type="string">
            <text:p>"Turpan",</text:p>
          </table:table-cell>
          <table:table-cell table:style-name="ce12" office:value-type="string">
            <text:p>"Turpan",</text:p>
          </table:table-cell>
          <table:table-cell table:number-columns-repeated="38" office:value-type="string">
            <text:p>"-1",</text:p>
          </table:table-cell>
          <table:table-cell table:number-columns-repeated="2" office:value-type="string">
            <text:p>"Sanggyeong",</text:p>
          </table:table-cell>
          <table:table-cell table:number-columns-repeated="2" office:value-type="string">
            <text:p>"Chaekseong",</text:p>
          </table:table-cell>
          <table:table-cell table:number-columns-repeated="5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"Corisopitum",</text:p>
          </table:table-cell>
          <table:table-cell table:number-columns-repeated="2" office:value-type="string">
            <text:p>"Condate",</text:p>
          </table:table-cell>
          <table:table-cell office:value-type="string">
            <text:p>"Ingena",</text:p>
          </table:table-cell>
          <table:table-cell table:number-columns-repeated="2" office:value-type="string">
            <text:p>"Argentan",</text:p>
          </table:table-cell>
          <table:table-cell office:value-type="string">
            <text:p>"Autricum",</text:p>
          </table:table-cell>
          <table:table-cell table:style-name="ce4" office:value-type="string">
            <text:p>"Lutetia",</text:p>
          </table:table-cell>
          <table:table-cell office:value-type="string">
            <text:p>"Meledunum",</text:p>
          </table:table-cell>
          <table:table-cell table:number-columns-repeated="2" office:value-type="string">
            <text:p>"Maurica",</text:p>
          </table:table-cell>
          <table:table-cell office:value-type="string">
            <text:p>"Andematunnum",</text:p>
          </table:table-cell>
          <table:table-cell table:number-columns-repeated="2" office:value-type="string">
            <text:p>"Divodurum",</text:p>
          </table:table-cell>
          <table:table-cell office:value-type="string">
            <text:p>"Tabernae",</text:p>
          </table:table-cell>
          <table:table-cell office:value-type="string">
            <text:p>"Argentoratum",</text:p>
          </table:table-cell>
          <table:table-cell table:number-columns-repeated="9" office:value-type="string">
            <text:p>"-1",</text:p>
          </table:table-cell>
          <table:table-cell table:number-columns-repeated="2" table:style-name="ce5" office:value-type="string">
            <text:p>"Noricum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Abruttus",</text:p>
          </table:table-cell>
          <table:table-cell table:number-columns-repeated="2" office:value-type="string">
            <text:p>"Potaissa",</text:p>
          </table:table-cell>
          <table:table-cell office:value-type="string">
            <text:p>"Ubiorum",</text:p>
          </table:table-cell>
          <table:table-cell table:style-name="ce3" office:value-type="string">
            <text:p>"-1",</text:p>
          </table:table-cell>
          <table:table-cell table:number-columns-repeated="14" office:value-type="string">
            <text:p>"-1",</text:p>
          </table:table-cell>
          <table:table-cell table:number-columns-repeated="3" table:style-name="ce5" office:value-type="string">
            <text:p>"Tanais",</text:p>
          </table:table-cell>
          <table:table-cell table:number-columns-repeated="6" office:value-type="string">
            <text:p>"-1",</text:p>
          </table:table-cell>
          <table:table-cell table:style-name="ce4" office:value-type="string">
            <text:p>"-1",</text:p>
          </table:table-cell>
          <table:table-cell table:number-columns-repeated="30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table:style-name="ce12" office:value-type="string">
            <text:p>"Turpan",</text:p>
          </table:table-cell>
          <table:table-cell table:number-columns-repeated="2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style-name="ce13" office:value-type="string">
            <text:p>"Liao-tung",</text:p>
          </table:table-cell>
          <table:table-cell table:style-name="ce12" office:value-type="string">
            <text:p>"Liao-tung",</text:p>
          </table:table-cell>
          <table:table-cell office:value-type="string">
            <text:p>"Jolbonseong",</text:p>
          </table:table-cell>
          <table:table-cell table:number-columns-repeated="2" office:value-type="string">
            <text:p>"Guknaeseong",</text:p>
          </table:table-cell>
          <table:table-cell table:number-columns-repeated="2" office:value-type="string">
            <text:p>"Junggyeong",</text:p>
          </table:table-cell>
          <table:table-cell table:style-name="ce3" office:value-type="string">
            <text:p>"-1",</text:p>
          </table:table-cell>
          <table:table-cell office:value-type="string">
            <text:p>"Chaekseong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6" table:style-name="ce2" office:value-type="string">
            <text:p>"-1",</text:p>
          </table:table-cell>
          <table:table-cell table:number-columns-repeated="2" office:value-type="string">
            <text:p>"Darioritum",</text:p>
          </table:table-cell>
          <table:table-cell office:value-type="string">
            <text:p>"Juliomagus",</text:p>
          </table:table-cell>
          <table:table-cell table:number-columns-repeated="2" office:value-type="string">
            <text:p>"Suindinum",</text:p>
          </table:table-cell>
          <table:table-cell office:value-type="string">
            <text:p>"Autricum",</text:p>
          </table:table-cell>
          <table:table-cell office:value-type="string">
            <text:p>"Eburacon",</text:p>
          </table:table-cell>
          <table:table-cell office:value-type="string">
            <text:p>"Agedincum",</text:p>
          </table:table-cell>
          <table:table-cell table:number-columns-repeated="2" office:value-type="string">
            <text:p>"Augustobona Tricassium",</text:p>
          </table:table-cell>
          <table:table-cell office:value-type="string">
            <text:p>"Andematunnum",</text:p>
          </table:table-cell>
          <table:table-cell table:number-columns-repeated="2" office:value-type="string">
            <text:p>"Neomagus",</text:p>
          </table:table-cell>
          <table:table-cell table:number-columns-repeated="2" office:value-type="string">
            <text:p>"Argentoratum"</text:p>
          </table:table-cell>
          <table:table-cell table:number-columns-repeated="9" office:value-type="string">
            <text:p>"-1",</text:p>
          </table:table-cell>
          <table:table-cell table:style-name="ce8" office:value-type="string">
            <text:p>"Noricum",</text:p>
          </table:table-cell>
          <table:table-cell table:style-name="ce5" office:value-type="string">
            <text:p>"Noricum",</text:p>
          </table:table-cell>
          <table:table-cell table:number-columns-repeated="2" office:value-type="string">
            <text:p>"-1",</text:p>
          </table:table-cell>
          <table:table-cell office:value-type="string">
            <text:p>"Germisara",</text:p>
          </table:table-cell>
          <table:table-cell office:value-type="string">
            <text:p>"Bucium",</text:p>
          </table:table-cell>
          <table:table-cell table:number-columns-repeated="2" office:value-type="string">
            <text:p>"Adiutrix",</text:p>
          </table:table-cell>
          <table:table-cell table:number-columns-repeated="2" office:value-type="string">
            <text:p>"Asturum",</text:p>
          </table:table-cell>
          <table:table-cell table:style-name="ce3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table:style-name="ce5" office:value-type="string">
            <text:p>"Tanais",</text:p>
          </table:table-cell>
          <table:table-cell table:number-columns-repeated="35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1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12" office:value-type="string">
            <text:p>"Liao-hsi",</text:p>
          </table:table-cell>
          <table:table-cell table:number-columns-repeated="5" office:value-type="string">
            <text:p>"-1",</text:p>
          </table:table-cell>
          <table:table-cell table:number-columns-repeated="2" table:style-name="ce12" office:value-type="string">
            <text:p>"Liao-tung",</text:p>
          </table:table-cell>
          <table:table-cell office:value-type="string">
            <text:p>"Jolbonseong",</text:p>
          </table:table-cell>
          <table:table-cell table:number-columns-repeated="2" office:value-type="string">
            <text:p>"Guknaeseong",</text:p>
          </table:table-cell>
          <table:table-cell office:value-type="string">
            <text:p>"Junggyeong",</text:p>
          </table:table-cell>
          <table:table-cell table:style-name="ce3" office:value-type="string">
            <text:p>"-1",</text:p>
          </table:table-cell>
          <table:table-cell office:value-type="string">
            <text:p>"Donggyeong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7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7" table:style-name="ce2" office:value-type="string">
            <text:p>"-1",</text:p>
          </table:table-cell>
          <table:table-cell table:number-columns-repeated="2" office:value-type="string">
            <text:p>"Portus Namnetum",</text:p>
          </table:table-cell>
          <table:table-cell table:number-columns-repeated="2" office:value-type="string">
            <text:p>"Caesarodunum",</text:p>
          </table:table-cell>
          <table:table-cell table:number-columns-repeated="2" office:value-type="string">
            <text:p>"Cenabum",</text:p>
          </table:table-cell>
          <table:table-cell office:value-type="string">
            <text:p>"Agedincum",</text:p>
          </table:table-cell>
          <table:table-cell office:value-type="string">
            <text:p>"Aballo",</text:p>
          </table:table-cell>
          <table:table-cell office:value-type="string">
            <text:p>"Autissiodorum",</text:p>
          </table:table-cell>
          <table:table-cell office:value-type="string">
            <text:p>"Alesia",</text:p>
          </table:table-cell>
          <table:table-cell table:number-columns-repeated="2" office:value-type="string">
            <text:p>"Vesontio",</text:p>
          </table:table-cell>
          <table:table-cell office:value-type="string">
            <text:p>"Aventicum",</text:p>
          </table:table-cell>
          <table:table-cell office:value-type="string">
            <text:p>"Augusta Raurica",</text:p>
          </table:table-cell>
          <table:table-cell table:number-columns-repeated="10" office:value-type="string">
            <text:p>"-1",</text:p>
          </table:table-cell>
          <table:table-cell table:number-columns-repeated="2" office:value-type="string">
            <text:p>"Aquincum",</text:p>
          </table:table-cell>
          <table:table-cell office:value-type="string">
            <text:p>"Pons Augusti",</text:p>
          </table:table-cell>
          <table:table-cell office:value-type="string">
            <text:p>"Ad Mutriam",</text:p>
          </table:table-cell>
          <table:table-cell office:value-type="string">
            <text:p>"Bucium",</text:p>
          </table:table-cell>
          <table:table-cell table:number-columns-repeated="2" office:value-type="string">
            <text:p>"Caput Stenarum",</text:p>
          </table:table-cell>
          <table:table-cell table:number-columns-repeated="2" office:value-type="string">
            <text:p>"Flavia Numidarum",</text:p>
          </table:table-cell>
          <table:table-cell table:style-name="ce3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11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style-name="ce6" office:value-type="string">
            <text:p>"-1",</text:p>
          </table:table-cell>
          <table:table-cell table:number-columns-repeated="16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3" table:style-name="ce5" office:value-type="string">
            <text:p>"Kara-khoja",</text:p>
          </table:table-cell>
          <table:table-cell table:number-columns-repeated="34" office:value-type="string">
            <text:p>"-1",</text:p>
          </table:table-cell>
          <table:table-cell table:number-columns-repeated="2" table:style-name="ce12" office:value-type="string">
            <text:p>"Liao-hsi",</text:p>
          </table:table-cell>
          <table:table-cell table:number-columns-repeated="3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Geonan",</text:p>
          </table:table-cell>
          <table:table-cell table:number-columns-repeated="2" office:value-type="string">
            <text:p>"Bonghwangseong",</text:p>
          </table:table-cell>
          <table:table-cell table:number-columns-repeated="2" office:value-type="string">
            <text:p>"Seogyeong",</text:p>
          </table:table-cell>
          <table:table-cell table:style-name="ce3" office:value-type="string">
            <text:p>"-1",</text:p>
          </table:table-cell>
          <table:table-cell office:value-type="string">
            <text:p>"Donggyeong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Aomori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7" table:style-name="ce2" office:value-type="string">
            <text:p>"-1",</text:p>
          </table:table-cell>
          <table:table-cell table:number-columns-repeated="2" office:value-type="string">
            <text:p>"Novioritum",</text:p>
          </table:table-cell>
          <table:table-cell office:value-type="string">
            <text:p>"Caesarodunum",</text:p>
          </table:table-cell>
          <table:table-cell office:value-type="string">
            <text:p>"Pictavium",</text:p>
          </table:table-cell>
          <table:table-cell office:value-type="string">
            <text:p>"Vindocinum",</text:p>
          </table:table-cell>
          <table:table-cell office:value-type="string">
            <text:p>"Nevirnum",</text:p>
          </table:table-cell>
          <table:table-cell table:style-name="ce4" office:value-type="string">
            <text:p>"Bibracte",</text:p>
          </table:table-cell>
          <table:table-cell office:value-type="string">
            <text:p>"Bibracte",</text:p>
          </table:table-cell>
          <table:table-cell office:value-type="string">
            <text:p>"Noviodunum",</text:p>
          </table:table-cell>
          <table:table-cell office:value-type="string">
            <text:p>"Divio",</text:p>
          </table:table-cell>
          <table:table-cell office:value-type="string">
            <text:p>"Cabillonum",</text:p>
          </table:table-cell>
          <table:table-cell office:value-type="string">
            <text:p>"Equestris Noiodunum",</text:p>
          </table:table-cell>
          <table:table-cell table:style-name="ce2" office:value-type="string">
            <text:p>"-1",</text:p>
          </table:table-cell>
          <table:table-cell office:value-type="string">
            <text:p>"Octodurus",</text:p>
          </table:table-cell>
          <table:table-cell office:value-type="string">
            <text:p>"Curia Raetorum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Sabaria",</text:p>
          </table:table-cell>
          <table:table-cell table:number-columns-repeated="2" office:value-type="string">
            <text:p>"Aquincum",</text:p>
          </table:table-cell>
          <table:table-cell office:value-type="string">
            <text:p>"Ad Pannonios",</text:p>
          </table:table-cell>
          <table:table-cell office:value-type="string">
            <text:p>"Ad Mutriam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Praetorium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Flavia Numidarum",</text:p>
          </table:table-cell>
          <table:table-cell table:number-columns-repeated="5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style-name="ce7" office:value-type="string">
            <text:p>"Chersonesos",</text:p>
          </table:table-cell>
          <table:table-cell table:style-name="ce8" office:value-type="string">
            <text:p>"Chersonesos",</text:p>
          </table:table-cell>
          <table:table-cell table:style-name="ce7" office:value-type="string">
            <text:p>"Chersonesos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7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12"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3" table:style-name="ce5" office:value-type="string">
            <text:p>"Kara-khoja",</text:p>
          </table:table-cell>
          <table:table-cell table:number-columns-repeated="28" office:value-type="string">
            <text:p>"-1",</text:p>
          </table:table-cell>
          <table:table-cell office:value-type="string">
            <text:p>"Shangku",</text:p>
          </table:table-cell>
          <table:table-cell table:number-columns-repeated="2" office:value-type="string">
            <text:p>"Chanqian",</text:p>
          </table:table-cell>
          <table:table-cell table:number-columns-repeated="2" office:value-type="string">
            <text:p>"Yu-Pei Ping",</text:p>
          </table:table-cell>
          <table:table-cell table:number-columns-repeated="5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Bisa",</text:p>
          </table:table-cell>
          <table:table-cell office:value-type="string">
            <text:p>"Geonan",</text:p>
          </table:table-cell>
          <table:table-cell table:number-columns-repeated="2" office:value-type="string">
            <text:p>"Bonghwangseong",</text:p>
          </table:table-cell>
          <table:table-cell office:value-type="string">
            <text:p>"Seogyeong",</text:p>
          </table:table-cell>
          <table:table-cell table:number-columns-repeated="2" office:value-type="string">
            <text:p>"Namgyeong",</text:p>
          </table:table-cell>
          <table:table-cell table:number-columns-repeated="9" table:style-name="ce2" office:value-type="string">
            <text:p>"-1",</text:p>
          </table:table-cell>
          <table:table-cell table:number-columns-repeated="2" office:value-type="string">
            <text:p>"Aomori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8" table:style-name="ce2" office:value-type="string">
            <text:p>"-1",</text:p>
          </table:table-cell>
          <table:table-cell office:value-type="string">
            <text:p>"Mediolanum Santonum",</text:p>
          </table:table-cell>
          <table:table-cell office:value-type="string">
            <text:p>"Angoulesme",</text:p>
          </table:table-cell>
          <table:table-cell office:value-type="string">
            <text:p>"Pictavium",</text:p>
          </table:table-cell>
          <table:table-cell table:number-columns-repeated="2" office:value-type="string">
            <text:p>"Avaricum",</text:p>
          </table:table-cell>
          <table:table-cell table:number-columns-repeated="2" office:value-type="string">
            <text:p>"Matisco",</text:p>
          </table:table-cell>
          <table:table-cell office:value-type="string">
            <text:p>"Cabyllona",</text:p>
          </table:table-cell>
          <table:table-cell table:style-name="ce4" office:value-type="string">
            <text:p>"Lugdunum",</text:p>
          </table:table-cell>
          <table:table-cell office:value-type="string">
            <text:p>"Lugdunum",</text:p>
          </table:table-cell>
          <table:table-cell office:value-type="string">
            <text:p>"Matisco",</text:p>
          </table:table-cell>
          <table:table-cell office:value-type="string">
            <text:p>"Genava",</text:p>
          </table:table-cell>
          <table:table-cell table:number-columns-repeated="4" table:style-name="ce3" office:value-type="string">
            <text:p>"-1",</text:p>
          </table:table-cell>
          <table:table-cell office:value-type="string">
            <text:p>"Salurnis",</text:p>
          </table:table-cell>
          <table:table-cell table:style-name="ce3" office:value-type="string">
            <text:p>"-1",</text:p>
          </table:table-cell>
          <table:table-cell office:value-type="string">
            <text:p>"Iulium Carnicum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Sabaria",</text:p>
          </table:table-cell>
          <table:table-cell office:value-type="string">
            <text:p>"Mursa",</text:p>
          </table:table-cell>
          <table:table-cell office:value-type="string">
            <text:p>"Aquincum",</text:p>
          </table:table-cell>
          <table:table-cell table:style-name="ce9" office:value-type="string">
            <text:p>"Sarmizegetusa",</text:p>
          </table:table-cell>
          <table:table-cell table:number-columns-repeated="2" table:style-name="ce5" office:value-type="string">
            <text:p>"Sarmizegetusa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Pinum",</text:p>
          </table:table-cell>
          <table:table-cell office:value-type="string">
            <text:p>"Altinum",</text:p>
          </table:table-cell>
          <table:table-cell table:number-columns-repeated="2" office:value-type="string">
            <text:p>"Arrubium",</text:p>
          </table:table-cell>
          <table:table-cell office:value-type="string">
            <text:p>"Aegyssus",</text:p>
          </table:table-cell>
          <table:table-cell table:number-columns-repeated="5" table:style-name="ce2" office:value-type="string">
            <text:p>"-1",</text:p>
          </table:table-cell>
          <table:table-cell table:number-columns-repeated="2" table:style-name="ce7" office:value-type="string">
            <text:p>"Chersonesos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7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10"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table:style-name="ce6" office:value-type="string">
            <text:p>"Kashgar",</text:p>
          </table:table-cell>
          <table:table-cell table:number-columns-repeated="25" office:value-type="string">
            <text:p>"-1",</text:p>
          </table:table-cell>
          <table:table-cell office:value-type="string">
            <text:p>"Kaochue",</text:p>
          </table:table-cell>
          <table:table-cell table:number-columns-repeated="2" table:style-name="ce14" office:value-type="string">
            <text:p>"Ping-Cheng",</text:p>
          </table:table-cell>
          <table:table-cell table:number-columns-repeated="2" office:value-type="string">
            <text:p>"Yunzhong",</text:p>
          </table:table-cell>
          <table:table-cell table:number-columns-repeated="4" office:value-type="string">
            <text:p>"-1",</text:p>
          </table:table-cell>
          <table:table-cell office:value-type="string">
            <text:p>"Shangku",</text:p>
          </table:table-cell>
          <table:table-cell table:number-columns-repeated="2" office:value-type="string">
            <text:p>"Chanqian",</text:p>
          </table:table-cell>
          <table:table-cell table:number-columns-repeated="2" office:value-type="string">
            <text:p>"Yu-Pei Ping",</text:p>
          </table:table-cell>
          <table:table-cell table:number-columns-repeated="3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Bisa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table:style-name="ce12" office:value-type="string">
            <text:p>"Wanggeomseong",</text:p>
          </table:table-cell>
          <table:table-cell office:value-type="string">
            <text:p>"Namgyeong",</text:p>
          </table:table-cell>
          <table:table-cell table:number-columns-repeated="10" table:style-name="ce2" office:value-type="string">
            <text:p>"-1",</text:p>
          </table:table-cell>
          <table:table-cell office:value-type="string">
            <text:p>"Akita",</text:p>
          </table:table-cell>
          <table:table-cell office:value-type="string">
            <text:p>"Morioka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8" table:style-name="ce2" office:value-type="string">
            <text:p>"-1",</text:p>
          </table:table-cell>
          <table:table-cell office:value-type="string">
            <text:p>"Mediolanum Santonum",</text:p>
          </table:table-cell>
          <table:table-cell table:number-columns-repeated="2" office:value-type="string">
            <text:p>"Augustoritum",</text:p>
          </table:table-cell>
          <table:table-cell table:number-columns-repeated="2" office:value-type="string">
            <text:p>"Gergovia",</text:p>
          </table:table-cell>
          <table:table-cell office:value-type="string">
            <text:p>"Augusto Nemetum",</text:p>
          </table:table-cell>
          <table:table-cell office:value-type="string">
            <text:p>"Brivas",</text:p>
          </table:table-cell>
          <table:table-cell office:value-type="string">
            <text:p>"Ruessium",</text:p>
          </table:table-cell>
          <table:table-cell table:number-columns-repeated="2" office:value-type="string">
            <text:p>"Vienna",</text:p>
          </table:table-cell>
          <table:table-cell office:value-type="string">
            <text:p>"Moriana",</text:p>
          </table:table-cell>
          <table:table-cell office:value-type="string">
            <text:p>"Darantasia",</text:p>
          </table:table-cell>
          <table:table-cell table:style-name="ce3" office:value-type="string">
            <text:p>"-1",</text:p>
          </table:table-cell>
          <table:table-cell office:value-type="string">
            <text:p>"Oscela",</text:p>
          </table:table-cell>
          <table:table-cell office:value-type="string">
            <text:p>"Clavenna",</text:p>
          </table:table-cell>
          <table:table-cell office:value-type="string">
            <text:p>"Aquae Bormiae",</text:p>
          </table:table-cell>
          <table:table-cell table:number-columns-repeated="2" office:value-type="string">
            <text:p>"Tridentum",</text:p>
          </table:table-cell>
          <table:table-cell table:number-columns-repeated="2" table:style-name="ce5" office:value-type="string">
            <text:p>"Aquileia",</text:p>
          </table:table-cell>
          <table:table-cell table:style-name="ce3" office:value-type="string">
            <text:p>"-1",</text:p>
          </table:table-cell>
          <table:table-cell office:value-type="string">
            <text:p>"Iulia Aemona",</text:p>
          </table:table-cell>
          <table:table-cell table:number-columns-repeated="2" office:value-type="string">
            <text:p>"Mursa",</text:p>
          </table:table-cell>
          <table:table-cell table:number-columns-repeated="2" office:value-type="string">
            <text:p>"Singidunum",</text:p>
          </table:table-cell>
          <table:table-cell office:value-type="string">
            <text:p>"Viminacium",</text:p>
          </table:table-cell>
          <table:table-cell table:number-columns-repeated="2" office:value-type="string">
            <text:p>"Drobeta",</text:p>
          </table:table-cell>
          <table:table-cell office:value-type="string">
            <text:p>"Ratiaria",</text:p>
          </table:table-cell>
          <table:table-cell office:value-type="string">
            <text:p>"Novae",</text:p>
          </table:table-cell>
          <table:table-cell office:value-type="string">
            <text:p>"Sexanta Prista",</text:p>
          </table:table-cell>
          <table:table-cell table:number-columns-repeated="2" office:value-type="string">
            <text:p>"Altinum",</text:p>
          </table:table-cell>
          <table:table-cell office:value-type="string">
            <text:p>"Arrubium",</text:p>
          </table:table-cell>
          <table:table-cell office:value-type="string">
            <text:p>"Aegyssus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style-name="ce6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style-name="ce6" office:value-type="string">
            <text:p>"-1",</text:p>
          </table:table-cell>
          <table:table-cell table:number-columns-repeated="9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6" office:value-type="string">
            <text:p>"Kashgar",</text:p>
          </table:table-cell>
          <table:table-cell table:style-name="ce4" office:value-type="string">
            <text:p>"Kashgar",</text:p>
          </table:table-cell>
          <table:table-cell table:number-columns-repeated="14" office:value-type="string">
            <text:p>"-1",</text:p>
          </table:table-cell>
          <table:table-cell table:style-name="ce13" office:value-type="string">
            <text:p>"Tun-huang",</text:p>
          </table:table-cell>
          <table:table-cell table:style-name="ce12" office:value-type="string">
            <text:p>"Tun-huang",</text:p>
          </table:table-cell>
          <table:table-cell table:number-columns-repeated="9" office:value-type="string">
            <text:p>"-1",</text:p>
          </table:table-cell>
          <table:table-cell office:value-type="string">
            <text:p>"Kaochue",</text:p>
          </table:table-cell>
          <table:table-cell table:number-columns-repeated="2" table:style-name="ce14" office:value-type="string">
            <text:p>"Ping-Cheng",</text:p>
          </table:table-cell>
          <table:table-cell table:number-columns-repeated="2" office:value-type="string">
            <text:p>"Yunzhong",</text:p>
          </table:table-cell>
          <table:table-cell table:number-columns-repeated="4" office:value-type="string">
            <text:p>"-1",</text:p>
          </table:table-cell>
          <table:table-cell table:number-columns-repeated="2" table:style-name="ce12" office:value-type="string">
            <text:p>"Ji",</text:p>
          </table:table-cell>
          <table:table-cell table:number-columns-repeated="2" office:value-type="string">
            <text:p>"Bohai",</text:p>
          </table:table-cell>
          <table:table-cell table:number-columns-repeated="11" table:style-name="ce2" office:value-type="string">
            <text:p>"-1",</text:p>
          </table:table-cell>
          <table:table-cell table:style-name="ce12" office:value-type="string">
            <text:p>"Wanggeomseong",</text:p>
          </table:table-cell>
          <table:table-cell office:value-type="string">
            <text:p>"Wonsanjin",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Akita",</text:p>
          </table:table-cell>
          <table:table-cell office:value-type="string">
            <text:p>"Morioka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8" table:style-name="ce2" office:value-type="string">
            <text:p>"-1",</text:p>
          </table:table-cell>
          <table:table-cell table:style-name="ce4" office:value-type="string">
            <text:p>"Burdigala",</text:p>
          </table:table-cell>
          <table:table-cell office:value-type="string">
            <text:p>"Burdigala",</text:p>
          </table:table-cell>
          <table:table-cell table:number-columns-repeated="2" office:value-type="string">
            <text:p>"Vesunna",</text:p>
          </table:table-cell>
          <table:table-cell table:number-columns-repeated="2" office:value-type="string">
            <text:p>"Augusto Nemetum",</text:p>
          </table:table-cell>
          <table:table-cell office:value-type="string">
            <text:p>"Brivas",</text:p>
          </table:table-cell>
          <table:table-cell office:value-type="string">
            <text:p>"Ruessium",</text:p>
          </table:table-cell>
          <table:table-cell table:number-columns-repeated="2" office:value-type="string">
            <text:p>"Valentia Julia",</text:p>
          </table:table-cell>
          <table:table-cell office:value-type="string">
            <text:p>"Ebrodunum",</text:p>
          </table:table-cell>
          <table:table-cell table:style-name="ce3" office:value-type="string">
            <text:p>"-1",</text:p>
          </table:table-cell>
          <table:table-cell office:value-type="string">
            <text:p>"Eporedia",</text:p>
          </table:table-cell>
          <table:table-cell table:style-name="ce6" office:value-type="string">
            <text:p>"Mediolanum",</text:p>
          </table:table-cell>
          <table:table-cell table:style-name="ce4" office:value-type="string">
            <text:p>"Mediolanum",</text:p>
          </table:table-cell>
          <table:table-cell office:value-type="string">
            <text:p>"Brixia",</text:p>
          </table:table-cell>
          <table:table-cell office:value-type="string">
            <text:p>"Verona",</text:p>
          </table:table-cell>
          <table:table-cell table:style-name="ce5" office:value-type="string">
            <text:p>"Altinum",</text:p>
          </table:table-cell>
          <table:table-cell table:style-name="ce5" office:value-type="string">
            <text:p>"Aquileia",</text:p>
          </table:table-cell>
          <table:table-cell table:style-name="ce8" office:value-type="string">
            <text:p>"Aquileia",</text:p>
          </table:table-cell>
          <table:table-cell table:number-columns-repeated="2" office:value-type="string">
            <text:p>"Iulia Aemona",</text:p>
          </table:table-cell>
          <table:table-cell table:number-columns-repeated="2" office:value-type="string">
            <text:p>"Strido Dalmatiae",</text:p>
          </table:table-cell>
          <table:table-cell office:value-type="string">
            <text:p>"Sirmium",</text:p>
          </table:table-cell>
          <table:table-cell office:value-type="string">
            <text:p>"Singidunum",</text:p>
          </table:table-cell>
          <table:table-cell table:number-columns-repeated="3" office:value-type="string">
            <text:p>"Margum",</text:p>
          </table:table-cell>
          <table:table-cell office:value-type="string">
            <text:p>"Ratiaria",</text:p>
          </table:table-cell>
          <table:table-cell office:value-type="string">
            <text:p>"Novae",</text:p>
          </table:table-cell>
          <table:table-cell office:value-type="string">
            <text:p>"Sexanta Prista",</text:p>
          </table:table-cell>
          <table:table-cell table:number-columns-repeated="2" office:value-type="string">
            <text:p>"Durostorum",</text:p>
          </table:table-cell>
          <table:table-cell table:number-columns-repeated="2" office:value-type="string">
            <text:p>"Tomi",</text:p>
          </table:table-cell>
          <table:table-cell table:number-columns-repeated="12" table:style-name="ce2" office:value-type="string">
            <text:p>"-1",</text:p>
          </table:table-cell>
          <table:table-cell table:number-columns-repeated="2" table:style-name="ce5" office:value-type="string">
            <text:p>"Phasis",</text:p>
          </table:table-cell>
          <table:table-cell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office:value-type="string">
            <text:p>"Albana",</text:p>
          </table:table-cell>
          <table:table-cell table:number-columns-repeated="5" table:style-name="ce2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2" table:style-name="ce5" office:value-type="string">
            <text:p>"Urgench",</text:p>
          </table:table-cell>
          <table:table-cell table:number-columns-repeated="10" office:value-type="string">
            <text:p>"-1",</text:p>
          </table:table-cell>
          <table:table-cell table:number-columns-repeated="2" table:style-name="ce5" office:value-type="string">
            <text:p>"Khujand",</text:p>
          </table:table-cell>
          <table:table-cell table:number-columns-repeated="2" table:style-name="ce5" office:value-type="string">
            <text:p>"Kokand",</text:p>
          </table:table-cell>
          <table:table-cell office:value-type="string">
            <text:p>"Osh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6" office:value-type="string">
            <text:p>"-1",</text:p>
          </table:table-cell>
          <table:table-cell table:number-columns-repeated="2" table:style-name="ce12" office:value-type="string">
            <text:p>"Tun-huang",</text:p>
          </table:table-cell>
          <table:table-cell table:number-columns-repeated="2" office:value-type="string">
            <text:p>"Lufu",</text:p>
          </table:table-cell>
          <table:table-cell table:number-columns-repeated="7" office:value-type="string">
            <text:p>"-1",</text:p>
          </table:table-cell>
          <table:table-cell table:number-columns-repeated="2" office:value-type="string">
            <text:p>"Shofang",</text:p>
          </table:table-cell>
          <table:table-cell table:number-columns-repeated="2" office:value-type="string">
            <text:p>"Shang",</text:p>
          </table:table-cell>
          <table:table-cell table:number-columns-repeated="5" office:value-type="string">
            <text:p>"-1",</text:p>
          </table:table-cell>
          <table:table-cell table:style-name="ce13" office:value-type="string">
            <text:p>"Ji",</text:p>
          </table:table-cell>
          <table:table-cell table:style-name="ce12" office:value-type="string">
            <text:p>"Ji",</text:p>
          </table:table-cell>
          <table:table-cell office:value-type="string">
            <text:p>"Bohai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Naemihol",</text:p>
          </table:table-cell>
          <table:table-cell table:number-columns-repeated="2" office:value-type="string">
            <text:p>"Wonsanjin",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office:value-type="string">
            <text:p>"Niigata",</text:p>
          </table:table-cell>
          <table:table-cell office:value-type="string">
            <text:p>"Koriyama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8" table:style-name="ce2" office:value-type="string">
            <text:p>"-1",</text:p>
          </table:table-cell>
          <table:table-cell table:number-columns-repeated="2" office:value-type="string">
            <text:p>"Burdigala",</text:p>
          </table:table-cell>
          <table:table-cell table:number-columns-repeated="2" office:value-type="string">
            <text:p>"Aginnum",</text:p>
          </table:table-cell>
          <table:table-cell table:number-columns-repeated="2" office:value-type="string">
            <text:p>"Segodunum",</text:p>
          </table:table-cell>
          <table:table-cell table:number-columns-repeated="2" office:value-type="string">
            <text:p>"Millau",</text:p>
          </table:table-cell>
          <table:table-cell table:number-columns-repeated="2" office:value-type="string">
            <text:p>"Arelate",</text:p>
          </table:table-cell>
          <table:table-cell office:value-type="string">
            <text:p>"Ebrodunum",</text:p>
          </table:table-cell>
          <table:table-cell table:style-name="ce3" office:value-type="string">
            <text:p>"-1",</text:p>
          </table:table-cell>
          <table:table-cell office:value-type="string">
            <text:p>"Augusta Taurinorum",</text:p>
          </table:table-cell>
          <table:table-cell table:number-columns-repeated="2" table:style-name="ce6" office:value-type="string">
            <text:p>"Mediolanum",</text:p>
          </table:table-cell>
          <table:table-cell office:value-type="string">
            <text:p>"Cremona",</text:p>
          </table:table-cell>
          <table:table-cell office:value-type="string">
            <text:p>"Mantua",</text:p>
          </table:table-cell>
          <table:table-cell table:style-name="ce5" office:value-type="string">
            <text:p>"Atria",</text:p>
          </table:table-cell>
          <table:table-cell table:number-columns-repeated="2" table:style-name="ce2" office:value-type="string">
            <text:p>"-1",</text:p>
          </table:table-cell>
          <table:table-cell table:style-name="ce5" office:value-type="string">
            <text:p>"Tergeste",</text:p>
          </table:table-cell>
          <table:table-cell table:number-columns-repeated="2" office:value-type="string">
            <text:p>"Salonae",</text:p>
          </table:table-cell>
          <table:table-cell office:value-type="string">
            <text:p>"Strido Dalmatiae",</text:p>
          </table:table-cell>
          <table:table-cell table:number-columns-repeated="2" office:value-type="string">
            <text:p>"Sirmium",</text:p>
          </table:table-cell>
          <table:table-cell office:value-type="string">
            <text:p>"Scupi",</text:p>
          </table:table-cell>
          <table:table-cell table:number-columns-repeated="2" office:value-type="string">
            <text:p>"Naissus",</text:p>
          </table:table-cell>
          <table:table-cell table:style-name="ce3" office:value-type="string">
            <text:p>"-1",</text:p>
          </table:table-cell>
          <table:table-cell office:value-type="string">
            <text:p>"Ratiaria",</text:p>
          </table:table-cell>
          <table:table-cell office:value-type="string">
            <text:p>"Sexanta Prista",</text:p>
          </table:table-cell>
          <table:table-cell table:number-columns-repeated="2" office:value-type="string">
            <text:p>"Durostorum",</text:p>
          </table:table-cell>
          <table:table-cell office:value-type="string">
            <text:p>"Marcianopolis",</text:p>
          </table:table-cell>
          <table:table-cell office:value-type="string">
            <text:p>"Tomi",</text:p>
          </table:table-cell>
          <table:table-cell table:number-columns-repeated="13" table:style-name="ce2" office:value-type="string">
            <text:p>"-1",</text:p>
          </table:table-cell>
          <table:table-cell table:style-name="ce5" office:value-type="string">
            <text:p>"Phasis",</text:p>
          </table:table-cell>
          <table:table-cell office:value-type="string">
            <text:p>"-1",</text:p>
          </table:table-cell>
          <table:table-cell table:number-columns-repeated="2" table:style-name="ce5" office:value-type="string">
            <text:p>"Arkhaiopolis",</text:p>
          </table:table-cell>
          <table:table-cell table:number-columns-repeated="2" table:style-name="ce3" office:value-type="string">
            <text:p>"-1",</text:p>
          </table:table-cell>
          <table:table-cell table:style-name="ce8" office:value-type="string">
            <text:p>"Albana",</text:p>
          </table:table-cell>
          <table:table-cell table:number-columns-repeated="5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style-name="ce5" office:value-type="string">
            <text:p>"Urgench",</text:p>
          </table:table-cell>
          <table:table-cell table:style-name="ce8" office:value-type="string">
            <text:p>"Urgench",</text:p>
          </table:table-cell>
          <table:table-cell table:number-columns-repeated="10" office:value-type="string">
            <text:p>"-1",</text:p>
          </table:table-cell>
          <table:table-cell table:number-columns-repeated="2" table:style-name="ce5" office:value-type="string">
            <text:p>"Khujand",</text:p>
          </table:table-cell>
          <table:table-cell table:number-columns-repeated="2" table:style-name="ce5" office:value-type="string">
            <text:p>"Kokand",</text:p>
          </table:table-cell>
          <table:table-cell office:value-type="string">
            <text:p>"Osh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9" office:value-type="string">
            <text:p>"-1",</text:p>
          </table:table-cell>
          <table:table-cell table:number-columns-repeated="2" office:value-type="string">
            <text:p>"Lufu",</text:p>
          </table:table-cell>
          <table:table-cell office:value-type="string">
            <text:p>"Lude",</text:p>
          </table:table-cell>
          <table:table-cell table:number-columns-repeated="6" office:value-type="string">
            <text:p>"-1",</text:p>
          </table:table-cell>
          <table:table-cell table:number-columns-repeated="2" office:value-type="string">
            <text:p>"Shofang",</text:p>
          </table:table-cell>
          <table:table-cell table:number-columns-repeated="2" office:value-type="string">
            <text:p>"Shang",</text:p>
          </table:table-cell>
          <table:table-cell table:number-columns-repeated="5" office:value-type="string">
            <text:p>"-1",</text:p>
          </table:table-cell>
          <table:table-cell table:number-columns-repeated="2" office:value-type="string">
            <text:p>"Hochien",</text:p>
          </table:table-cell>
          <table:table-cell office:value-type="string">
            <text:p>"Tianjin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Naemihol",</text:p>
          </table:table-cell>
          <table:table-cell table:number-columns-repeated="2" office:value-type="string">
            <text:p>"Hanseong",</text:p>
          </table:table-cell>
          <table:table-cell office:value-type="string">
            <text:p>"-1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Niigata",</text:p>
          </table:table-cell>
          <table:table-cell table:number-columns-repeated="2" office:value-type="string">
            <text:p>"Koriyama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8" table:style-name="ce2" office:value-type="string">
            <text:p>"-1",</text:p>
          </table:table-cell>
          <table:table-cell office:value-type="string">
            <text:p>"Lapurdum",</text:p>
          </table:table-cell>
          <table:table-cell office:value-type="string">
            <text:p>"Elusa",</text:p>
          </table:table-cell>
          <table:table-cell table:number-columns-repeated="2" office:value-type="string">
            <text:p>"Tolosa",</text:p>
          </table:table-cell>
          <table:table-cell table:number-columns-repeated="2" office:value-type="string">
            <text:p>"Narbo",</text:p>
          </table:table-cell>
          <table:table-cell office:value-type="string">
            <text:p>"Baetarnae",</text:p>
          </table:table-cell>
          <table:table-cell office:value-type="string">
            <text:p>"Nemausus",</text:p>
          </table:table-cell>
          <table:table-cell table:number-columns-repeated="2" office:value-type="string">
            <text:p>"Arelate",</text:p>
          </table:table-cell>
          <table:table-cell office:value-type="string">
            <text:p>"Aquae Sextiae",</text:p>
          </table:table-cell>
          <table:table-cell table:style-name="ce3" office:value-type="string">
            <text:p>"-1",</text:p>
          </table:table-cell>
          <table:table-cell office:value-type="string">
            <text:p>"Portus Maurici",</text:p>
          </table:table-cell>
          <table:table-cell table:number-columns-repeated="2" table:style-name="ce5" office:value-type="string">
            <text:p>"Genua",</text:p>
          </table:table-cell>
          <table:table-cell table:style-name="ce5" office:value-type="string">
            <text:p>"Luna",</text:p>
          </table:table-cell>
          <table:table-cell table:style-name="ce5" office:value-type="string">
            <text:p>"Pisae",</text:p>
          </table:table-cell>
          <table:table-cell table:style-name="ce5" office:value-type="string">
            <text:p>"Ravenna",</text:p>
          </table:table-cell>
          <table:table-cell table:number-columns-repeated="2" table:style-name="ce2" office:value-type="string">
            <text:p>"-1",</text:p>
          </table:table-cell>
          <table:table-cell table:style-name="ce5" office:value-type="string">
            <text:p>"Tergeste",</text:p>
          </table:table-cell>
          <table:table-cell table:style-name="ce2" office:value-type="string">
            <text:p>"-1",</text:p>
          </table:table-cell>
          <table:table-cell office:value-type="string">
            <text:p>"Salonae",</text:p>
          </table:table-cell>
          <table:table-cell table:number-columns-repeated="2" table:style-name="ce6" office:value-type="string">
            <text:p>"Spalatum",</text:p>
          </table:table-cell>
          <table:table-cell table:number-columns-repeated="2" office:value-type="string">
            <text:p>"Scupi",</text:p>
          </table:table-cell>
          <table:table-cell office:value-type="string">
            <text:p>"Naissus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Serdica",</text:p>
          </table:table-cell>
          <table:table-cell table:number-columns-repeated="2" office:value-type="string">
            <text:p>"Philippopolis",</text:p>
          </table:table-cell>
          <table:table-cell table:number-columns-repeated="2" office:value-type="string">
            <text:p>"Marcianopolis",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5" office:value-type="string">
            <text:p>"Arkhaiopolis",</text:p>
          </table:table-cell>
          <table:table-cell table:number-columns-repeated="2" table:style-name="ce5" office:value-type="string">
            <text:p>"Urbnisi",</text:p>
          </table:table-cell>
          <table:table-cell table:style-name="ce3" office:value-type="string">
            <text:p>"-1",</text:p>
          </table:table-cell>
          <table:table-cell table:style-name="ce7" office:value-type="string">
            <text:p>"Derbent",</text:p>
          </table:table-cell>
          <table:table-cell table:number-columns-repeated="5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table:style-name="ce5" office:value-type="string">
            <text:p>"Khiva",</text:p>
          </table:table-cell>
          <table:table-cell table:number-columns-repeated="10" office:value-type="string">
            <text:p>"-1",</text:p>
          </table:table-cell>
          <table:table-cell table:number-columns-repeated="2" table:style-name="ce5" office:value-type="string">
            <text:p>"Khujand",</text:p>
          </table:table-cell>
          <table:table-cell table:number-columns-repeated="2" table:style-name="ce5" office:value-type="string">
            <text:p>"Kokand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6" office:value-type="string">
            <text:p>"Khotan",</text:p>
          </table:table-cell>
          <table:table-cell table:number-columns-repeated="10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Lude",</text:p>
          </table:table-cell>
          <table:table-cell table:number-columns-repeated="2" office:value-type="string">
            <text:p>"Guwei",</text:p>
          </table:table-cell>
          <table:table-cell table:number-columns-repeated="2" office:value-type="string">
            <text:p>"-1",</text:p>
          </table:table-cell>
          <table:table-cell table:number-columns-repeated="2" table:style-name="ce12" office:value-type="string">
            <text:p>"Gu-zan",</text:p>
          </table:table-cell>
          <table:table-cell table:number-columns-repeated="2" office:value-type="string">
            <text:p>"Shangho",</text:p>
          </table:table-cell>
          <table:table-cell table:number-columns-repeated="2" office:value-type="string">
            <text:p>"Fushi",</text:p>
          </table:table-cell>
          <table:table-cell table:number-columns-repeated="2" table:style-name="ce12" office:value-type="string">
            <text:p>"Jin-yang",</text:p>
          </table:table-cell>
          <table:table-cell office:value-type="string">
            <text:p>"Taiyuan",</text:p>
          </table:table-cell>
          <table:table-cell table:number-columns-repeated="2" office:value-type="string">
            <text:p>"Changshan",</text:p>
          </table:table-cell>
          <table:table-cell table:number-columns-repeated="2" office:value-type="string">
            <text:p>"Hochien",</text:p>
          </table:table-cell>
          <table:table-cell table:number-columns-repeated="2" office:value-type="string">
            <text:p>"Tianjin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Yantai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"Hanseong",</text:p>
          </table:table-cell>
          <table:table-cell table:style-name="ce12" office:value-type="string">
            <text:p>"Wiryeseong",</text:p>
          </table:table-cell>
          <table:table-cell office:value-type="string">
            <text:p>"Siljilguk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"Joetsu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Mito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Brigantium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Lancia",</text:p>
          </table:table-cell>
          <table:table-cell table:number-columns-repeated="2" office:value-type="string">
            <text:p>"Portus Victoriae",</text:p>
          </table:table-cell>
          <table:table-cell office:value-type="string">
            <text:p>"Pompaelo",</text:p>
          </table:table-cell>
          <table:table-cell table:style-name="ce3" office:value-type="string">
            <text:p>"-1",</text:p>
          </table:table-cell>
          <table:table-cell office:value-type="string">
            <text:p>"Augusta Ausciorum",</text:p>
          </table:table-cell>
          <table:table-cell table:number-columns-repeated="2" office:value-type="string">
            <text:p>"Tolosa",</text:p>
          </table:table-cell>
          <table:table-cell table:number-columns-repeated="2" office:value-type="string">
            <text:p>"Narbo",</text:p>
          </table:table-cell>
          <table:table-cell table:number-columns-repeated="3" table:style-name="ce2" office:value-type="string">
            <text:p>"-1",</text:p>
          </table:table-cell>
          <table:table-cell table:style-name="ce4" office:value-type="string">
            <text:p>"Massilia",</text:p>
          </table:table-cell>
          <table:table-cell office:value-type="string">
            <text:p>"Aquae Sextiae",</text:p>
          </table:table-cell>
          <table:table-cell office:value-type="string">
            <text:p>"Antípolis",</text:p>
          </table:table-cell>
          <table:table-cell table:number-columns-repeated="3" table:style-name="ce2" office:value-type="string">
            <text:p>"-1",</text:p>
          </table:table-cell>
          <table:table-cell table:style-name="ce5" office:value-type="string">
            <text:p>"Pisae",</text:p>
          </table:table-cell>
          <table:table-cell table:style-name="ce5" office:value-type="string">
            <text:p>"Arretium",</text:p>
          </table:table-cell>
          <table:table-cell table:number-columns-repeated="2" table:style-name="ce5" office:value-type="string">
            <text:p>"Ravenna",</text:p>
          </table:table-cell>
          <table:table-cell table:number-columns-repeated="4" table:style-name="ce2" office:value-type="string">
            <text:p>"-1",</text:p>
          </table:table-cell>
          <table:table-cell table:style-name="ce4" office:value-type="string">
            <text:p>"Spalatum",</text:p>
          </table:table-cell>
          <table:table-cell table:style-name="ce6" office:value-type="string">
            <text:p>"Spalatum",</text:p>
          </table:table-cell>
          <table:table-cell table:number-columns-repeated="2" office:value-type="string">
            <text:p>"Stobi",</text:p>
          </table:table-cell>
          <table:table-cell office:value-type="string">
            <text:p>"Edessa",</text:p>
          </table:table-cell>
          <table:table-cell table:number-columns-repeated="2" office:value-type="string">
            <text:p>"Pella",</text:p>
          </table:table-cell>
          <table:table-cell office:value-type="string">
            <text:p>"Serdica",</text:p>
          </table:table-cell>
          <table:table-cell office:value-type="string">
            <text:p>"Philippopolis",</text:p>
          </table:table-cell>
          <table:table-cell table:style-name="ce4" office:value-type="string">
            <text:p>"Hadrianopolis",</text:p>
          </table:table-cell>
          <table:table-cell table:number-columns-repeated="2" office:value-type="string">
            <text:p>"Arcadiopolis",</text:p>
          </table:table-cell>
          <table:table-cell office:value-type="string">
            <text:p>"Byzantion",</text:p>
          </table:table-cell>
          <table:table-cell table:number-columns-repeated="5" table:style-name="ce2" office:value-type="string">
            <text:p>"-1",</text:p>
          </table:table-cell>
          <table:table-cell table:style-name="ce5" office:value-type="string">
            <text:p>"Amastris",</text:p>
          </table:table-cell>
          <table:table-cell office:value-type="string">
            <text:p>"-1",</text:p>
          </table:table-cell>
          <table:table-cell table:style-name="ce8" office:value-type="string">
            <text:p>"Sinope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5" office:value-type="string">
            <text:p>"Vagharshapat",</text:p>
          </table:table-cell>
          <table:table-cell table:number-columns-repeated="3" office:value-type="string">
            <text:p>"-1",</text:p>
          </table:table-cell>
          <table:table-cell table:style-name="ce6" office:value-type="string">
            <text:p>"Kamachia",</text:p>
          </table:table-cell>
          <table:table-cell table:number-columns-repeated="4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table:style-name="ce5" office:value-type="string">
            <text:p>"Khiva",</text:p>
          </table:table-cell>
          <table:table-cell table:number-columns-repeated="6" office:value-type="string">
            <text:p>"-1",</text:p>
          </table:table-cell>
          <table:table-cell table:style-name="ce8" office:value-type="string">
            <text:p>"Samarkand",</text:p>
          </table:table-cell>
          <table:table-cell table:style-name="ce7" office:value-type="string">
            <text:p>"Samarkand",</text:p>
          </table:table-cell>
          <table:table-cell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style-name="ce6" office:value-type="string">
            <text:p>"Khotan",</text:p>
          </table:table-cell>
          <table:table-cell table:style-name="ce4" office:value-type="string">
            <text:p>"Khotan",</text:p>
          </table:table-cell>
          <table:table-cell table:number-columns-repeated="8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Guwei",</text:p>
          </table:table-cell>
          <table:table-cell table:number-columns-repeated="2" office:value-type="string">
            <text:p>"-1",</text:p>
          </table:table-cell>
          <table:table-cell table:style-name="ce12" office:value-type="string">
            <text:p>"Gu-zan",</text:p>
          </table:table-cell>
          <table:table-cell table:style-name="ce13" office:value-type="string">
            <text:p>"Gu-zan",</text:p>
          </table:table-cell>
          <table:table-cell office:value-type="string">
            <text:p>"Shangho",</text:p>
          </table:table-cell>
          <table:table-cell table:number-columns-repeated="2" office:value-type="string">
            <text:p>"Beidi",</text:p>
          </table:table-cell>
          <table:table-cell office:value-type="string">
            <text:p>"Fushi",</text:p>
          </table:table-cell>
          <table:table-cell table:style-name="ce12" office:value-type="string">
            <text:p>"Jin-yang",</text:p>
          </table:table-cell>
          <table:table-cell table:style-name="ce13" office:value-type="string">
            <text:p>"Jin-yang",</text:p>
          </table:table-cell>
          <table:table-cell office:value-type="string">
            <text:p>"Taiyuan",</text:p>
          </table:table-cell>
          <table:table-cell table:number-columns-repeated="2" office:value-type="string">
            <text:p>"Changshan",</text:p>
          </table:table-cell>
          <table:table-cell office:value-type="string">
            <text:p>"Chingho",</text:p>
          </table:table-cell>
          <table:table-cell table:number-columns-repeated="2" office:value-type="string">
            <text:p>"Pingyuan",</text:p>
          </table:table-cell>
          <table:table-cell office:value-type="string">
            <text:p>"Chienchang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Donglai",</text:p>
          </table:table-cell>
          <table:table-cell table:number-columns-repeated="2" office:value-type="string">
            <text:p>"Yantai",</text:p>
          </table:table-cell>
          <table:table-cell table:number-columns-repeated="2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table:style-name="ce12" office:value-type="string">
            <text:p>"Wiryeseong",</text:p>
          </table:table-cell>
          <table:table-cell table:number-columns-repeated="2" office:value-type="string">
            <text:p>"Siljilguk",</text:p>
          </table:table-cell>
          <table:table-cell table:number-columns-repeated="6" table:style-name="ce2" office:value-type="string">
            <text:p>"-1",</text:p>
          </table:table-cell>
          <table:table-cell table:number-columns-repeated="2" office:value-type="string">
            <text:p>"Joetsu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Mito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office:value-type="string">
            <text:p>"Brigantium",</text:p>
          </table:table-cell>
          <table:table-cell office:value-type="string">
            <text:p>"Lucus Augusti",</text:p>
          </table:table-cell>
          <table:table-cell office:value-type="string">
            <text:p>"Asturica Augusta",</text:p>
          </table:table-cell>
          <table:table-cell table:style-name="ce3" office:value-type="string">
            <text:p>"-1",</text:p>
          </table:table-cell>
          <table:table-cell office:value-type="string">
            <text:p>"Portus Victoriae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Pompaelo",</text:p>
          </table:table-cell>
          <table:table-cell table:number-columns-repeated="3" table:style-name="ce3" office:value-type="string">
            <text:p>"-1",</text:p>
          </table:table-cell>
          <table:table-cell office:value-type="string">
            <text:p>"Gerunda",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table:style-name="ce5" office:value-type="string">
            <text:p>"Vetulonium",</text:p>
          </table:table-cell>
          <table:table-cell table:style-name="ce5" office:value-type="string">
            <text:p>"Arretium",</text:p>
          </table:table-cell>
          <table:table-cell table:style-name="ce5" office:value-type="string">
            <text:p>"Ancona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"Lissus",</text:p>
          </table:table-cell>
          <table:table-cell office:value-type="string">
            <text:p>"Scodra",</text:p>
          </table:table-cell>
          <table:table-cell office:value-type="string">
            <text:p>"Heraclea",</text:p>
          </table:table-cell>
          <table:table-cell office:value-type="string">
            <text:p>"Edessa",</text:p>
          </table:table-cell>
          <table:table-cell table:style-name="ce4" office:value-type="string">
            <text:p>"Pella",</text:p>
          </table:table-cell>
          <table:table-cell office:value-type="string">
            <text:p>"Pella",</text:p>
          </table:table-cell>
          <table:table-cell table:number-columns-repeated="2" office:value-type="string">
            <text:p>"Thessalonica",</text:p>
          </table:table-cell>
          <table:table-cell office:value-type="string">
            <text:p>"Hadrianopolis",</text:p>
          </table:table-cell>
          <table:table-cell table:number-columns-repeated="2" office:value-type="string">
            <text:p>"Panium",</text:p>
          </table:table-cell>
          <table:table-cell table:style-name="ce9" office:value-type="string">
            <text:p>"Byzantion",</text:p>
          </table:table-cell>
          <table:table-cell table:style-name="ce8" office:value-type="string">
            <text:p>"Byzantion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Heraclea",</text:p>
          </table:table-cell>
          <table:table-cell table:number-columns-repeated="2" office:value-type="string">
            <text:p>"-1",</text:p>
          </table:table-cell>
          <table:table-cell table:number-columns-repeated="2" table:style-name="ce5" office:value-type="string">
            <text:p>"Sinope",</text:p>
          </table:table-cell>
          <table:table-cell office:value-type="string">
            <text:p>"-1",</text:p>
          </table:table-cell>
          <table:table-cell table:number-columns-repeated="2" table:style-name="ce5" office:value-type="string">
            <text:p>"Trapezous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table:style-name="ce7" office:value-type="string">
            <text:p>"Artashat",</text:p>
          </table:table-cell>
          <table:table-cell table:style-name="ce5" office:value-type="string">
            <text:p>"Dvin",</text:p>
          </table:table-cell>
          <table:table-cell office:value-type="string">
            <text:p>"-1",</text:p>
          </table:table-cell>
          <table:table-cell table:style-name="ce6" office:value-type="string">
            <text:p>"Kamachia",</text:p>
          </table:table-cell>
          <table:table-cell table:style-name="ce4" office:value-type="string">
            <text:p>"Kamachia",</text:p>
          </table:table-cell>
          <table:table-cell table:number-columns-repeated="3" table:style-name="ce2" office:value-type="string">
            <text:p>"-1",</text:p>
          </table:table-cell>
          <table:table-cell table:number-columns-repeated="10" office:value-type="string">
            <text:p>"-1",</text:p>
          </table:table-cell>
          <table:table-cell table:style-name="ce8" office:value-type="string">
            <text:p>"Buchara",</text:p>
          </table:table-cell>
          <table:table-cell table:style-name="ce5" office:value-type="string">
            <text:p>"Buchara",</text:p>
          </table:table-cell>
          <table:table-cell office:value-type="string">
            <text:p>"-1",</text:p>
          </table:table-cell>
          <table:table-cell table:number-columns-repeated="2" table:style-name="ce7" office:value-type="string">
            <text:p>"Samarkand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Huanchung",</text:p>
          </table:table-cell>
          <table:table-cell table:number-columns-repeated="2" office:value-type="string">
            <text:p>"Chincheng",</text:p>
          </table:table-cell>
          <table:table-cell office:value-type="string">
            <text:p>"-1",</text:p>
          </table:table-cell>
          <table:table-cell table:number-columns-repeated="2" office:value-type="string">
            <text:p>"Lingchu",</text:p>
          </table:table-cell>
          <table:table-cell table:number-columns-repeated="2" office:value-type="string">
            <text:p>"Beidi",</text:p>
          </table:table-cell>
          <table:table-cell table:number-columns-repeated="2" office:value-type="string">
            <text:p>"Hedong",</text:p>
          </table:table-cell>
          <table:table-cell table:number-columns-repeated="2" office:value-type="string">
            <text:p>"Anyi",</text:p>
          </table:table-cell>
          <table:table-cell table:number-columns-repeated="2" office:value-type="string">
            <text:p>"Chao",</text:p>
          </table:table-cell>
          <table:table-cell office:value-type="string">
            <text:p>"Chingho",</text:p>
          </table:table-cell>
          <table:table-cell office:value-type="string">
            <text:p>"Taho",</text:p>
          </table:table-cell>
          <table:table-cell office:value-type="string">
            <text:p>"Pingyuan",</text:p>
          </table:table-cell>
          <table:table-cell office:value-type="string">
            <text:p>"Chienchang",</text:p>
          </table:table-cell>
          <table:table-cell table:number-columns-repeated="2" office:value-type="string">
            <text:p>"Linzi",</text:p>
          </table:table-cell>
          <table:table-cell table:number-columns-repeated="2" office:value-type="string">
            <text:p>"Donglai",</text:p>
          </table:table-cell>
          <table:table-cell table:number-columns-repeated="2" office:value-type="string">
            <text:p>"Jimo",</text:p>
          </table:table-cell>
          <table:table-cell table:number-columns-repeated="6" table:style-name="ce2" office:value-type="string">
            <text:p>"-1",</text:p>
          </table:table-cell>
          <table:table-cell table:number-columns-repeated="2" table:style-name="ce12" office:value-type="string">
            <text:p>"Sabi",</text:p>
          </table:table-cell>
          <table:table-cell table:style-name="ce12" office:value-type="string">
            <text:p>"Geumseong",</text:p>
          </table:table-cell>
          <table:table-cell table:number-columns-repeated="6" table:style-name="ce2" office:value-type="string">
            <text:p>"-1",</text:p>
          </table:table-cell>
          <table:table-cell table:number-columns-repeated="2" office:value-type="string">
            <text:p>"Heian-kyo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Edo",</text:p>
          </table:table-cell>
          <table:table-cell office:value-type="string">
            <text:p>"Chiba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office:value-type="string">
            <text:p>"Bracara Augusta",</text:p>
          </table:table-cell>
          <table:table-cell office:value-type="string">
            <text:p>"Braganca",</text:p>
          </table:table-cell>
          <table:table-cell office:value-type="string">
            <text:p>"Asturica Augusta",</text:p>
          </table:table-cell>
          <table:table-cell office:value-type="string">
            <text:p>"Legio",</text:p>
          </table:table-cell>
          <table:table-cell table:number-columns-repeated="2" office:value-type="string">
            <text:p>"Clunia",</text:p>
          </table:table-cell>
          <table:table-cell office:value-type="string">
            <text:p>"Augusta Bilbilis",</text:p>
          </table:table-cell>
          <table:table-cell office:value-type="string">
            <text:p>"Turiaso",</text:p>
          </table:table-cell>
          <table:table-cell table:number-columns-repeated="2" office:value-type="string">
            <text:p>"Osca",</text:p>
          </table:table-cell>
          <table:table-cell table:number-columns-repeated="2" office:value-type="string">
            <text:p>"Emporiae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"Aleria",</text:p>
          </table:table-cell>
          <table:table-cell table:number-columns-repeated="2" table:style-name="ce2" office:value-type="string">
            <text:p>"-1",</text:p>
          </table:table-cell>
          <table:table-cell table:style-name="ce6" office:value-type="string">
            <text:p>"Roma",</text:p>
          </table:table-cell>
          <table:table-cell table:style-name="ce4" office:value-type="string">
            <text:p>"Roma",</text:p>
          </table:table-cell>
          <table:table-cell table:style-name="ce5" office:value-type="string">
            <text:p>"Capua",</text:p>
          </table:table-cell>
          <table:table-cell table:number-columns-repeated="2" office:value-type="string">
            <text:p>"Spoleto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Scodra",</text:p>
          </table:table-cell>
          <table:table-cell office:value-type="string">
            <text:p>"Heraclea",</text:p>
          </table:table-cell>
          <table:table-cell office:value-type="string">
            <text:p>"Tricca",</text:p>
          </table:table-cell>
          <table:table-cell office:value-type="string">
            <text:p>"Beroea",</text:p>
          </table:table-cell>
          <table:table-cell table:style-name="ce2" office:value-type="string">
            <text:p>"-1",</text:p>
          </table:table-cell>
          <table:table-cell office:value-type="string">
            <text:p>"Thessalonica",</text:p>
          </table:table-cell>
          <table:table-cell table:number-columns-repeated="6" table:style-name="ce2" office:value-type="string">
            <text:p>"-1",</text:p>
          </table:table-cell>
          <table:table-cell table:number-columns-repeated="2" table:style-name="ce5" office:value-type="string">
            <text:p>"Nicomedia",</text:p>
          </table:table-cell>
          <table:table-cell table:number-columns-repeated="2" office:value-type="string">
            <text:p>"Heraclea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8" office:value-type="string">
            <text:p>"Artashat",</text:p>
          </table:table-cell>
          <table:table-cell table:style-name="ce7" office:value-type="string">
            <text:p>"Artashat",</text:p>
          </table:table-cell>
          <table:table-cell table:style-name="ce5" office:value-type="string">
            <text:p>"Dvin",</text:p>
          </table:table-cell>
          <table:table-cell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10" office:value-type="string">
            <text:p>"-1",</text:p>
          </table:table-cell>
          <table:table-cell table:number-columns-repeated="2" table:style-name="ce5" office:value-type="string">
            <text:p>"Buchara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Demetrias",</text:p>
          </table:table-cell>
          <table:table-cell table:style-name="ce11" office:value-type="string">
            <text:p>"-1",</text:p>
          </table:table-cell>
          <table:table-cell table:style-name="ce7" office:value-type="string">
            <text:p>"Alexandreia <text:s/>on the Oxus",</text:p>
          </table:table-cell>
          <table:table-cell table:style-name="ce9" office:value-type="string">
            <text:p>"Alexandreia <text:s/>on the Oxus",</text:p>
          </table:table-cell>
          <table:table-cell table:number-columns-repeated="3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table:number-columns-repeated="3" office:value-type="string">
            <text:p>"Mani",</text:p>
          </table:table-cell>
          <table:table-cell table:number-columns-repeated="2" office:value-type="string">
            <text:p>"Chuucnar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Hsihai",</text:p>
          </table:table-cell>
          <table:table-cell table:number-columns-repeated="2" office:value-type="string">
            <text:p>"Huanchung",</text:p>
          </table:table-cell>
          <table:table-cell table:number-columns-repeated="2" office:value-type="string">
            <text:p>"Chincheng",</text:p>
          </table:table-cell>
          <table:table-cell office:value-type="string">
            <text:p>"Didao",</text:p>
          </table:table-cell>
          <table:table-cell table:number-columns-repeated="2" office:value-type="string">
            <text:p>"Lingchu",</text:p>
          </table:table-cell>
          <table:table-cell table:number-columns-repeated="2" office:value-type="string">
            <text:p>"Anting",</text:p>
          </table:table-cell>
          <table:table-cell table:number-columns-repeated="2" office:value-type="string">
            <text:p>"Hedong",</text:p>
          </table:table-cell>
          <table:table-cell table:number-columns-repeated="2" office:value-type="string">
            <text:p>"Anyi",</text:p>
          </table:table-cell>
          <table:table-cell office:value-type="string">
            <text:p>"Chao",</text:p>
          </table:table-cell>
          <table:table-cell table:number-columns-repeated="2" office:value-type="string">
            <text:p>"Tung",</text:p>
          </table:table-cell>
          <table:table-cell office:value-type="string">
            <text:p>"Taho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2" office:value-type="string">
            <text:p>"Chi",</text:p>
          </table:table-cell>
          <table:table-cell table:number-columns-repeated="2" office:value-type="string">
            <text:p>"Qiaohsi",</text:p>
          </table:table-cell>
          <table:table-cell table:number-columns-repeated="7" table:style-name="ce2" office:value-type="string">
            <text:p>"-1",</text:p>
          </table:table-cell>
          <table:table-cell table:number-columns-repeated="2" table:style-name="ce12" office:value-type="string">
            <text:p>"Sabi",</text:p>
          </table:table-cell>
          <table:table-cell table:style-name="ce12" office:value-type="string">
            <text:p>"Geumseong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Akamaseki",</text:p>
          </table:table-cell>
          <table:table-cell table:number-columns-repeated="2" office:value-type="string">
            <text:p>"Izumo",</text:p>
          </table:table-cell>
          <table:table-cell office:value-type="string">
            <text:p>"Himeji",</text:p>
          </table:table-cell>
          <table:table-cell table:number-columns-repeated="2" office:value-type="string">
            <text:p>"Heian-kyo",</text:p>
          </table:table-cell>
          <table:table-cell table:number-columns-repeated="2" office:value-type="string">
            <text:p>"Nagoya",</text:p>
          </table:table-cell>
          <table:table-cell table:style-name="ce2" office:value-type="string">
            <text:p>"-1",</text:p>
          </table:table-cell>
          <table:table-cell office:value-type="string">
            <text:p>"Chiba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office:value-type="string">
            <text:p>"Portus Cale",</text:p>
          </table:table-cell>
          <table:table-cell office:value-type="string">
            <text:p>"Castra Leuca",</text:p>
          </table:table-cell>
          <table:table-cell office:value-type="string">
            <text:p>"Salamantica",</text:p>
          </table:table-cell>
          <table:table-cell table:number-columns-repeated="2" office:value-type="string">
            <text:p>"Termes",</text:p>
          </table:table-cell>
          <table:table-cell office:value-type="string">
            <text:p>"Caracca",</text:p>
          </table:table-cell>
          <table:table-cell table:number-columns-repeated="2" office:value-type="string">
            <text:p>"Caesaraugusta",</text:p>
          </table:table-cell>
          <table:table-cell office:value-type="string">
            <text:p>"Azaila",</text:p>
          </table:table-cell>
          <table:table-cell office:value-type="string">
            <text:p>"Tarraco",</text:p>
          </table:table-cell>
          <table:table-cell table:style-name="ce4" office:value-type="string">
            <text:p>"Tarraco",</text:p>
          </table:table-cell>
          <table:table-cell office:value-type="string">
            <text:p>"Barcino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"Aleria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Roma",</text:p>
          </table:table-cell>
          <table:table-cell table:style-name="ce5" office:value-type="string">
            <text:p>"Capua",</text:p>
          </table:table-cell>
          <table:table-cell table:style-name="ce5" office:value-type="string">
            <text:p>"Neapolis",</text:p>
          </table:table-cell>
          <table:table-cell office:value-type="string">
            <text:p>"Beneventum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table:style-name="ce5" office:value-type="string">
            <text:p>"Dyrrachium",</text:p>
          </table:table-cell>
          <table:table-cell office:value-type="string">
            <text:p>"Tricca",</text:p>
          </table:table-cell>
          <table:table-cell office:value-type="string">
            <text:p>"Larissa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Sestus",</text:p>
          </table:table-cell>
          <table:table-cell office:value-type="string">
            <text:p>"Calliopolis",</text:p>
          </table:table-cell>
          <table:table-cell office:value-type="string">
            <text:p>"Prusa",</text:p>
          </table:table-cell>
          <table:table-cell table:number-columns-repeated="2" table:style-name="ce5" office:value-type="string">
            <text:p>"Nicea",</text:p>
          </table:table-cell>
          <table:table-cell office:value-type="string">
            <text:p>"Nicomedia",</text:p>
          </table:table-cell>
          <table:table-cell table:style-name="ce8" office:value-type="string">
            <text:p>"Ancyra",</text:p>
          </table:table-cell>
          <table:table-cell table:style-name="ce5" office:value-type="string">
            <text:p>"Ancyra",</text:p>
          </table:table-cell>
          <table:table-cell table:number-columns-repeated="8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table:style-name="ce5" office:value-type="string">
            <text:p>"Partav",</text:p>
          </table:table-cell>
          <table:table-cell office:value-type="string">
            <text:p>"-1",</text:p>
          </table:table-cell>
          <table:table-cell table:style-name="ce5" office:value-type="string">
            <text:p>"Artavil",</text:p>
          </table:table-cell>
          <table:table-cell table:number-columns-repeated="5" table:style-name="ce2" office:value-type="string">
            <text:p>"-1",</text:p>
          </table:table-cell>
          <table:table-cell table:number-columns-repeated="12" office:value-type="string">
            <text:p>"-1",</text:p>
          </table:table-cell>
          <table:table-cell office:value-type="string">
            <text:p>"Baktra",</text:p>
          </table:table-cell>
          <table:table-cell table:number-columns-repeated="2" office:value-type="string">
            <text:p>"Demetrias",</text:p>
          </table:table-cell>
          <table:table-cell table:style-name="ce11" office:value-type="string">
            <text:p>"-1",</text:p>
          </table:table-cell>
          <table:table-cell table:style-name="ce7" office:value-type="string">
            <text:p>"Alexandreia <text:s/>on the Oxus",</text:p>
          </table:table-cell>
          <table:table-cell table:style-name="ce9" office:value-type="string">
            <text:p>"Alexandreia <text:s/>on the Oxus",</text:p>
          </table:table-cell>
          <table:table-cell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3" office:value-type="string">
            <text:p>"Mani",</text:p>
          </table:table-cell>
          <table:table-cell office:value-type="string">
            <text:p>"Chuucnar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Hsihai",</text:p>
          </table:table-cell>
          <table:table-cell office:value-type="string">
            <text:p>"-1",</text:p>
          </table:table-cell>
          <table:table-cell table:number-columns-repeated="2" office:value-type="string">
            <text:p>"Hokuan",</text:p>
          </table:table-cell>
          <table:table-cell table:number-columns-repeated="2" office:value-type="string">
            <text:p>"Didao",</text:p>
          </table:table-cell>
          <table:table-cell table:number-columns-repeated="2" office:value-type="string">
            <text:p>"Tianshui",</text:p>
          </table:table-cell>
          <table:table-cell table:number-columns-repeated="2" table:style-name="ce12" office:value-type="string">
            <text:p>"Chang'an",</text:p>
          </table:table-cell>
          <table:table-cell office:value-type="string">
            <text:p>"Gaoling",</text:p>
          </table:table-cell>
          <table:table-cell table:number-columns-repeated="2" office:value-type="string">
            <text:p>"Hongnong",</text:p>
          </table:table-cell>
          <table:table-cell table:number-columns-repeated="2" table:style-name="ce12" office:value-type="string">
            <text:p>"Luoyang",</text:p>
          </table:table-cell>
          <table:table-cell table:number-columns-repeated="2" table:style-name="ce12" office:value-type="string">
            <text:p>"Kaifeng",</text:p>
          </table:table-cell>
          <table:table-cell office:value-type="string">
            <text:p>"Shanyang",</text:p>
          </table:table-cell>
          <table:table-cell table:style-name="ce10" office:value-type="string">
            <text:p>"-1",</text:p>
          </table:table-cell>
          <table:table-cell table:style-name="ce4" office:value-type="string">
            <text:p>"Qufu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Chi",</text:p>
          </table:table-cell>
          <table:table-cell office:value-type="string">
            <text:p>"Donghai",</text:p>
          </table:table-cell>
          <table:table-cell table:number-columns-repeated="8" table:style-name="ce2" office:value-type="string">
            <text:p>"-1",</text:p>
          </table:table-cell>
          <table:table-cell table:style-name="ce12" office:value-type="string">
            <text:p>"Gaya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Akamaseki",</text:p>
          </table:table-cell>
          <table:table-cell table:number-columns-repeated="2" office:value-type="string">
            <text:p>"Izumo",</text:p>
          </table:table-cell>
          <table:table-cell office:value-type="string">
            <text:p>"Himeji",</text:p>
          </table:table-cell>
          <table:table-cell table:style-name="ce2" office:value-type="string">
            <text:p>"-1",</text:p>
          </table:table-cell>
          <table:table-cell office:value-type="string">
            <text:p>"Naniwa-kyo",</text:p>
          </table:table-cell>
          <table:table-cell table:style-name="ce2" office:value-type="string">
            <text:p>"-1",</text:p>
          </table:table-cell>
          <table:table-cell office:value-type="string">
            <text:p>"Nagoya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0" table:style-name="ce2" office:value-type="string">
            <text:p>"-1",</text:p>
          </table:table-cell>
          <table:table-cell office:value-type="string">
            <text:p>"Conimbriga",</text:p>
          </table:table-cell>
          <table:table-cell office:value-type="string">
            <text:p>"Cava Juliana",</text:p>
          </table:table-cell>
          <table:table-cell office:value-type="string">
            <text:p>"Castra Leuca",</text:p>
          </table:table-cell>
          <table:table-cell office:value-type="string">
            <text:p>"Salamantica",</text:p>
          </table:table-cell>
          <table:table-cell office:value-type="string">
            <text:p>"Segovia",</text:p>
          </table:table-cell>
          <table:table-cell table:number-columns-repeated="2" office:value-type="string">
            <text:p>"Complutum",</text:p>
          </table:table-cell>
          <table:table-cell office:value-type="string">
            <text:p>"Segontia",</text:p>
          </table:table-cell>
          <table:table-cell office:value-type="string">
            <text:p>"Caesaraugusta",</text:p>
          </table:table-cell>
          <table:table-cell table:number-columns-repeated="2" office:value-type="string">
            <text:p>"Dertosa",</text:p>
          </table:table-cell>
          <table:table-cell table:number-columns-repeated="16" table:style-name="ce2" office:value-type="string">
            <text:p>"-1",</text:p>
          </table:table-cell>
          <table:table-cell table:number-columns-repeated="2" table:style-name="ce5" office:value-type="string">
            <text:p>"Neapolis",</text:p>
          </table:table-cell>
          <table:table-cell office:value-type="string">
            <text:p>"Beneventum",</text:p>
          </table:table-cell>
          <table:table-cell office:value-type="string">
            <text:p>"Ausculum",</text:p>
          </table:table-cell>
          <table:table-cell table:number-columns-repeated="3" table:style-name="ce2" office:value-type="string">
            <text:p>"-1",</text:p>
          </table:table-cell>
          <table:table-cell table:style-name="ce5" office:value-type="string">
            <text:p>"Dyrrachium",</text:p>
          </table:table-cell>
          <table:table-cell office:value-type="string">
            <text:p>"Pharsalus",</text:p>
          </table:table-cell>
          <table:table-cell table:style-name="ce3" office:value-type="string">
            <text:p>"-1",</text:p>
          </table:table-cell>
          <table:table-cell office:value-type="string">
            <text:p>"Larissa",</text:p>
          </table:table-cell>
          <table:table-cell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Smyrna",</text:p>
          </table:table-cell>
          <table:table-cell office:value-type="string">
            <text:p>"Prusa",</text:p>
          </table:table-cell>
          <table:table-cell table:number-columns-repeated="3" office:value-type="string">
            <text:p>"-1",</text:p>
          </table:table-cell>
          <table:table-cell table:number-columns-repeated="2" table:style-name="ce5" office:value-type="string">
            <text:p>"Ancyra",</text:p>
          </table:table-cell>
          <table:table-cell table:number-columns-repeated="5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5" office:value-type="string">
            <text:p>"Artavil",</text:p>
          </table:table-cell>
          <table:table-cell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style-name="ce7" office:value-type="string">
            <text:p>"Merv",</text:p>
          </table:table-cell>
          <table:table-cell table:style-name="ce8" office:value-type="string">
            <text:p>"Merv",</text:p>
          </table:table-cell>
          <table:table-cell table:number-columns-repeated="5" office:value-type="string">
            <text:p>"-1",</text:p>
          </table:table-cell>
          <table:table-cell table:number-columns-repeated="3" office:value-type="string">
            <text:p>"Baktra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Zhikharkhunglung",</text:p>
          </table:table-cell>
          <table:table-cell table:number-columns-repeated="2" office:value-type="string">
            <text:p>"Khyetenshering",</text:p>
          </table:table-cell>
          <table:table-cell table:number-columns-repeated="2" office:value-type="string">
            <text:p>"Tashi Gonpa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Lunghsi",</text:p>
          </table:table-cell>
          <table:table-cell table:number-columns-repeated="2" office:value-type="string">
            <text:p>"Tianshui",</text:p>
          </table:table-cell>
          <table:table-cell table:style-name="ce12" office:value-type="string">
            <text:p>"Chang'an",</text:p>
          </table:table-cell>
          <table:table-cell table:style-name="ce13" office:value-type="string">
            <text:p>"Chang'an",</text:p>
          </table:table-cell>
          <table:table-cell office:value-type="string">
            <text:p>"Gaoling",</text:p>
          </table:table-cell>
          <table:table-cell table:number-columns-repeated="2" office:value-type="string">
            <text:p>"Hongnong",</text:p>
          </table:table-cell>
          <table:table-cell table:style-name="ce12" office:value-type="string">
            <text:p>"Luoyang",</text:p>
          </table:table-cell>
          <table:table-cell table:style-name="ce13" office:value-type="string">
            <text:p>"Luoyang",</text:p>
          </table:table-cell>
          <table:table-cell table:number-columns-repeated="2" table:style-name="ce12" office:value-type="string">
            <text:p>"Kaifeng",</text:p>
          </table:table-cell>
          <table:table-cell office:value-type="string">
            <text:p>"Shanyang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2" office:value-type="string">
            <text:p>"Chu",</text:p>
          </table:table-cell>
          <table:table-cell table:number-columns-repeated="2" office:value-type="string">
            <text:p>"Donghai",</text:p>
          </table:table-cell>
          <table:table-cell table:number-columns-repeated="17" table:style-name="ce2" office:value-type="string">
            <text:p>"-1",</text:p>
          </table:table-cell>
          <table:table-cell office:value-type="string">
            <text:p>"Naniwa-kyo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0" table:style-name="ce2" office:value-type="string">
            <text:p>"-1",</text:p>
          </table:table-cell>
          <table:table-cell office:value-type="string">
            <text:p>"Collippo",</text:p>
          </table:table-cell>
          <table:table-cell office:value-type="string">
            <text:p>"Scalabis",</text:p>
          </table:table-cell>
          <table:table-cell office:value-type="string">
            <text:p>"Horta Navia",</text:p>
          </table:table-cell>
          <table:table-cell office:value-type="string">
            <text:p>"Norba Caesarina",</text:p>
          </table:table-cell>
          <table:table-cell office:value-type="string">
            <text:p>"Segovia",</text:p>
          </table:table-cell>
          <table:table-cell table:number-columns-repeated="2" office:value-type="string">
            <text:p>"Toletum",</text:p>
          </table:table-cell>
          <table:table-cell office:value-type="string">
            <text:p>"Segobriga",</text:p>
          </table:table-cell>
          <table:table-cell office:value-type="string">
            <text:p>"Ercavica",</text:p>
          </table:table-cell>
          <table:table-cell table:number-columns-repeated="2" office:value-type="string">
            <text:p>"Saguntum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Olbia",</text:p>
          </table:table-cell>
          <table:table-cell table:number-columns-repeated="7" table:style-name="ce2" office:value-type="string">
            <text:p>"-1",</text:p>
          </table:table-cell>
          <table:table-cell office:value-type="string">
            <text:p>"Pompeii",</text:p>
          </table:table-cell>
          <table:table-cell table:style-name="ce5" office:value-type="string">
            <text:p>"Heraclea",</text:p>
          </table:table-cell>
          <table:table-cell table:style-name="ce5" office:value-type="string">
            <text:p>"Tarentum",</text:p>
          </table:table-cell>
          <table:table-cell office:value-type="string">
            <text:p>"Brundisium",</text:p>
          </table:table-cell>
          <table:table-cell table:number-columns-repeated="2" table:style-name="ce2" office:value-type="string">
            <text:p>"-1",</text:p>
          </table:table-cell>
          <table:table-cell table:style-name="ce4" office:value-type="string">
            <text:p>"Nicopolis",</text:p>
          </table:table-cell>
          <table:table-cell office:value-type="string">
            <text:p>"Nicopolis",</text:p>
          </table:table-cell>
          <table:table-cell office:value-type="string">
            <text:p>"Larissa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Smyrna",</text:p>
          </table:table-cell>
          <table:table-cell table:number-columns-repeated="8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Sisan",</text:p>
          </table:table-cell>
          <table:table-cell table:style-name="ce3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table:style-name="ce8" office:value-type="string">
            <text:p>"Merv",</text:p>
          </table:table-cell>
          <table:table-cell table:number-columns-repeated="10"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Lumaringbo",</text:p>
          </table:table-cell>
          <table:table-cell table:number-columns-repeated="2" office:value-type="string">
            <text:p>"Thogdorogpa",</text:p>
          </table:table-cell>
          <table:table-cell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Zhikharkhunglung",</text:p>
          </table:table-cell>
          <table:table-cell table:number-columns-repeated="2" office:value-type="string">
            <text:p>"Khyetenshering",</text:p>
          </table:table-cell>
          <table:table-cell table:number-columns-repeated="2" office:value-type="string">
            <text:p>"Tashi Gonpa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Thongphu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Lunghsi",</text:p>
          </table:table-cell>
          <table:table-cell table:number-columns-repeated="2" office:value-type="string">
            <text:p>"Hanzhong",</text:p>
          </table:table-cell>
          <table:table-cell table:number-columns-repeated="7" office:value-type="string">
            <text:p>"-1",</text:p>
          </table:table-cell>
          <table:table-cell table:number-columns-repeated="2" table:style-name="ce12" office:value-type="string">
            <text:p>"Nanyang",</text:p>
          </table:table-cell>
          <table:table-cell table:number-columns-repeated="2" office:value-type="string">
            <text:p>"Liang",</text:p>
          </table:table-cell>
          <table:table-cell table:number-columns-repeated="3" office:value-type="string">
            <text:p>"Chu",</text:p>
          </table:table-cell>
          <table:table-cell table:number-columns-repeated="2" office:value-type="string">
            <text:p>"Linhuai",</text:p>
          </table:table-cell>
          <table:table-cell office:value-type="string">
            <text:p>"Guangling",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office:value-type="string">
            <text:p>"Nagasaki",</text:p>
          </table:table-cell>
          <table:table-cell office:value-type="string">
            <text:p>"Fukuoka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Tokushima",</text:p>
          </table:table-cell>
          <table:table-cell table:number-columns-repeated="10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office:value-type="string">
            <text:p>"Olisipo",</text:p>
          </table:table-cell>
          <table:table-cell office:value-type="string">
            <text:p>"Ammaia",</text:p>
          </table:table-cell>
          <table:table-cell office:value-type="string">
            <text:p>"Emerita Augusta",</text:p>
          </table:table-cell>
          <table:table-cell office:value-type="string">
            <text:p>"Metellinum",</text:p>
          </table:table-cell>
          <table:table-cell table:number-columns-repeated="2" office:value-type="string">
            <text:p>"Toletum",</text:p>
          </table:table-cell>
          <table:table-cell office:value-type="string">
            <text:p>"Libisosa",</text:p>
          </table:table-cell>
          <table:table-cell office:value-type="string">
            <text:p>"Ercavica",</text:p>
          </table:table-cell>
          <table:table-cell table:number-columns-repeated="2" office:value-type="string">
            <text:p>"Valentia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Mago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Bosa",</text:p>
          </table:table-cell>
          <table:table-cell office:value-type="string">
            <text:p>"Olbia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"Thurii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Hydruntum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Nicopolis",</text:p>
          </table:table-cell>
          <table:table-cell office:value-type="string">
            <text:p>"Thebae",</text:p>
          </table:table-cell>
          <table:table-cell table:number-columns-repeated="5" table:style-name="ce2" office:value-type="string">
            <text:p>"-1",</text:p>
          </table:table-cell>
          <table:table-cell table:style-name="ce4" office:value-type="string">
            <text:p>"Ephesos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Tarsos",</text:p>
          </table:table-cell>
          <table:table-cell office:value-type="string">
            <text:p>"-1",</text:p>
          </table:table-cell>
          <table:table-cell table:number-columns-repeated="2" office:value-type="string">
            <text:p>"Sisan",</text:p>
          </table:table-cell>
          <table:table-cell table:number-columns-repeated="2" office:value-type="string">
            <text:p>"-1",</text:p>
          </table:table-cell>
          <table:table-cell table:style-name="ce5" office:value-type="string">
            <text:p>"Edessa",</text:p>
          </table:table-cell>
          <table:table-cell table:style-name="ce8" office:value-type="string">
            <text:p>"Edessa",</text:p>
          </table:table-cell>
          <table:table-cell table:number-columns-repeated="6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8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Lumaringbo",</text:p>
          </table:table-cell>
          <table:table-cell table:style-name="ce2" office:value-type="string">
            <text:p>"-1",</text:p>
          </table:table-cell>
          <table:table-cell office:value-type="string">
            <text:p>"Thogdorogpa",</text:p>
          </table:table-cell>
          <table:table-cell table:number-columns-repeated="6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Thongphu",</text:p>
          </table:table-cell>
          <table:table-cell table:number-columns-repeated="4" office:value-type="string">
            <text:p>"-1",</text:p>
          </table:table-cell>
          <table:table-cell office:value-type="string">
            <text:p>"Chiaming",</text:p>
          </table:table-cell>
          <table:table-cell table:number-columns-repeated="2" office:value-type="string">
            <text:p>"Hanzhong",</text:p>
          </table:table-cell>
          <table:table-cell table:number-columns-repeated="7" office:value-type="string">
            <text:p>"-1",</text:p>
          </table:table-cell>
          <table:table-cell table:number-columns-repeated="2" table:style-name="ce12" office:value-type="string">
            <text:p>"Nanyang",</text:p>
          </table:table-cell>
          <table:table-cell office:value-type="string">
            <text:p>"Huaiyang",</text:p>
          </table:table-cell>
          <table:table-cell office:value-type="string">
            <text:p>"Liang",</text:p>
          </table:table-cell>
          <table:table-cell table:number-columns-repeated="3" office:value-type="string">
            <text:p>"Chu",</text:p>
          </table:table-cell>
          <table:table-cell table:number-columns-repeated="2" office:value-type="string">
            <text:p>"Linhuai",</text:p>
          </table:table-cell>
          <table:table-cell table:number-columns-repeated="2" office:value-type="string">
            <text:p>"Guangling",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Fukuoka",</text:p>
          </table:table-cell>
          <table:table-cell table:number-columns-repeated="1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Olisipo",</text:p>
          </table:table-cell>
          <table:table-cell office:value-type="string">
            <text:p>"Evora",</text:p>
          </table:table-cell>
          <table:table-cell office:value-type="string">
            <text:p>"Emerita Augusta",</text:p>
          </table:table-cell>
          <table:table-cell office:value-type="string">
            <text:p>"Metellinum",</text:p>
          </table:table-cell>
          <table:table-cell table:number-columns-repeated="2" office:value-type="string">
            <text:p>"Corduba",</text:p>
          </table:table-cell>
          <table:table-cell office:value-type="string">
            <text:p>"Libisosa",</text:p>
          </table:table-cell>
          <table:table-cell office:value-type="string">
            <text:p>"Villarrobledo",</text:p>
          </table:table-cell>
          <table:table-cell table:number-columns-repeated="2" office:value-type="string">
            <text:p>"Valentia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"Tharros",</text:p>
          </table:table-cell>
          <table:table-cell table:style-name="ce4" office:value-type="string">
            <text:p>"Karalis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"Consentia",</text:p>
          </table:table-cell>
          <table:table-cell office:value-type="string">
            <text:p>"Croton",</text:p>
          </table:table-cell>
          <table:table-cell table:number-columns-repeated="6" table:style-name="ce2" office:value-type="string">
            <text:p>"-1",</text:p>
          </table:table-cell>
          <table:table-cell table:style-name="ce10"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Halicarnasus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table:style-name="ce5" office:value-type="string">
            <text:p>"Perga",</text:p>
          </table:table-cell>
          <table:table-cell table:number-columns-repeated="3" table:style-name="ce3" office:value-type="string">
            <text:p>"-1",</text:p>
          </table:table-cell>
          <table:table-cell table:style-name="ce4" office:value-type="string">
            <text:p>"Tarsos",</text:p>
          </table:table-cell>
          <table:table-cell office:value-type="string">
            <text:p>"Tarsos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Antiochia",</text:p>
          </table:table-cell>
          <table:table-cell table:number-columns-repeated="2" table:style-name="ce5" office:value-type="string">
            <text:p>"Aleppo",</text:p>
          </table:table-cell>
          <table:table-cell table:number-columns-repeated="2" table:style-name="ce5" office:value-type="string">
            <text:p>"Edessa",</text:p>
          </table:table-cell>
          <table:table-cell table:number-columns-repeated="2" office:value-type="string">
            <text:p>"Nisibis",</text:p>
          </table:table-cell>
          <table:table-cell office:value-type="string">
            <text:p>"Arbela",</text:p>
          </table:table-cell>
          <table:table-cell table:style-name="ce4" office:value-type="string">
            <text:p>"Arbela",</text:p>
          </table:table-cell>
          <table:table-cell table:number-columns-repeated="2" office:value-type="string">
            <text:p>"-1",</text:p>
          </table:table-cell>
          <table:table-cell table:style-name="ce5" office:value-type="string">
            <text:p>"Qazvin",</text:p>
          </table:table-cell>
          <table:table-cell table:number-columns-repeated="3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7" office:value-type="string">
            <text:p>"Hecatompylos",</text:p>
          </table:table-cell>
          <table:table-cell table:style-name="ce6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number-columns-repeated="5" table:style-name="ce3" office:value-type="string">
            <text:p>"-1",</text:p>
          </table:table-cell>
          <table:table-cell table:number-columns-repeated="2" table:style-name="ce5" office:value-type="string">
            <text:p>"Kapisa",</text:p>
          </table:table-cell>
          <table:table-cell table:style-name="ce5" office:value-type="string">
            <text:p>"Pushklavati",</text:p>
          </table:table-cell>
          <table:table-cell table:number-columns-repeated="4"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Thogjalung",</text:p>
          </table:table-cell>
          <table:table-cell table:number-columns-repeated="2" office:value-type="string">
            <text:p>"Mendong Gonpa",</text:p>
          </table:table-cell>
          <table:table-cell table:number-columns-repeated="2" office:value-type="string">
            <text:p>"Umbu",</text:p>
          </table:table-cell>
          <table:table-cell table:number-columns-repeated="2" office:value-type="string">
            <text:p>"Shensa Dsong",</text:p>
          </table:table-cell>
          <table:table-cell table:number-columns-repeated="2" office:value-type="string">
            <text:p>"Nagchu Dsong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Shodu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Garze",</text:p>
          </table:table-cell>
          <table:table-cell table:number-columns-repeated="2" office:value-type="string">
            <text:p>"Minshan",</text:p>
          </table:table-cell>
          <table:table-cell office:value-type="string">
            <text:p>"Zitong",</text:p>
          </table:table-cell>
          <table:table-cell table:number-columns-repeated="2" office:value-type="string">
            <text:p>"Chiaming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table:style-name="ce12" office:value-type="string">
            <text:p>"Yuan",</text:p>
          </table:table-cell>
          <table:table-cell table:number-columns-repeated="2" office:value-type="string">
            <text:p>"Junan",</text:p>
          </table:table-cell>
          <table:table-cell office:value-type="string">
            <text:p>"Liuan",</text:p>
          </table:table-cell>
          <table:table-cell table:number-columns-repeated="2" office:value-type="string">
            <text:p>"Shouchun",</text:p>
          </table:table-cell>
          <table:table-cell office:value-type="string">
            <text:p>"Luchiang",</text:p>
          </table:table-cell>
          <table:table-cell table:number-columns-repeated="2" office:value-type="string">
            <text:p>"Tanyang",</text:p>
          </table:table-cell>
          <table:table-cell table:number-columns-repeated="2" table:style-name="ce12" office:value-type="string">
            <text:p>"Kueichi",</text:p>
          </table:table-cell>
          <table:table-cell table:number-columns-repeated="9" table:style-name="ce2" office:value-type="string">
            <text:p>"-1",</text:p>
          </table:table-cell>
          <table:table-cell table:number-columns-repeated="2" office:value-type="string">
            <text:p>"Kagoshima",</text:p>
          </table:table-cell>
          <table:table-cell table:number-columns-repeated="1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Mirobriga",</text:p>
          </table:table-cell>
          <table:table-cell office:value-type="string">
            <text:p>"Pax Julia",</text:p>
          </table:table-cell>
          <table:table-cell office:value-type="string">
            <text:p>"Italica",</text:p>
          </table:table-cell>
          <table:table-cell office:value-type="string">
            <text:p>"Hispalis",</text:p>
          </table:table-cell>
          <table:table-cell table:number-columns-repeated="2" office:value-type="string">
            <text:p>"Corduba",</text:p>
          </table:table-cell>
          <table:table-cell office:value-type="string">
            <text:p>"Beatia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Lucentum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Palmaria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Karalis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Scolacium",</text:p>
          </table:table-cell>
          <table:table-cell table:number-columns-repeated="5" table:style-name="ce2" office:value-type="string">
            <text:p>"-1",</text:p>
          </table:table-cell>
          <table:table-cell table:style-name="ce5" office:value-type="string">
            <text:p>"Elis",</text:p>
          </table:table-cell>
          <table:table-cell table:style-name="ce10" office:value-type="string">
            <text:p>"-1",</text:p>
          </table:table-cell>
          <table:table-cell table:style-name="ce8" office:value-type="string">
            <text:p>"Athinai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Miletus",</text:p>
          </table:table-cell>
          <table:table-cell office:value-type="string">
            <text:p>"-1",</text:p>
          </table:table-cell>
          <table:table-cell table:style-name="ce5" office:value-type="string">
            <text:p>"Perga",</text:p>
          </table:table-cell>
          <table:table-cell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Antiochia",</text:p>
          </table:table-cell>
          <table:table-cell table:style-name="ce4" office:value-type="string">
            <text:p>"Antiochia",</text:p>
          </table:table-cell>
          <table:table-cell table:number-columns-repeated="2" table:style-name="ce5" office:value-type="string">
            <text:p>"Aleppo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Nisibis",</text:p>
          </table:table-cell>
          <table:table-cell table:number-columns-repeated="2" office:value-type="string">
            <text:p>"Arbela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table:style-name="ce5" office:value-type="string">
            <text:p>"Qazvin",</text:p>
          </table:table-cell>
          <table:table-cell table:number-columns-repeated="2" table:style-name="ce5" office:value-type="string">
            <text:p>"Arsacia",</text:p>
          </table:table-cell>
          <table:table-cell table:number-columns-repeated="2" office:value-type="string">
            <text:p>"-1",</text:p>
          </table:table-cell>
          <table:table-cell table:style-name="ce7" office:value-type="string">
            <text:p>"Hecatompylos",</text:p>
          </table:table-cell>
          <table:table-cell table:style-name="ce8" office:value-type="string">
            <text:p>"Hecatompylos",</text:p>
          </table:table-cell>
          <table:table-cell table:number-columns-repeated="5" office:value-type="string">
            <text:p>"-1",</text:p>
          </table:table-cell>
          <table:table-cell table:style-name="ce6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5" office:value-type="string">
            <text:p>"Begram",</text:p>
          </table:table-cell>
          <table:table-cell table:number-columns-repeated="2" table:style-name="ce3" office:value-type="string">
            <text:p>"-1",</text:p>
          </table:table-cell>
          <table:table-cell table:style-name="ce5" office:value-type="string">
            <text:p>"Pushklavati",</text:p>
          </table:table-cell>
          <table:table-cell table:style-name="ce8" office:value-type="string">
            <text:p>"Taxila",</text:p>
          </table:table-cell>
          <table:table-cell table:style-name="ce5" office:value-type="string">
            <text:p>"Taxila",</text:p>
          </table:table-cell>
          <table:table-cell table:number-columns-repeated="4"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Thogjalung",</text:p>
          </table:table-cell>
          <table:table-cell table:number-columns-repeated="2" office:value-type="string">
            <text:p>"Mendong Gonpa",</text:p>
          </table:table-cell>
          <table:table-cell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Shensa Dsong",</text:p>
          </table:table-cell>
          <table:table-cell table:number-columns-repeated="2" office:value-type="string">
            <text:p>"Nagchu Dsong",</text:p>
          </table:table-cell>
          <table:table-cell office:value-type="string">
            <text:p>"-1",</text:p>
          </table:table-cell>
          <table:table-cell table:number-columns-repeated="2" office:value-type="string">
            <text:p>"Shodu",</text:p>
          </table:table-cell>
          <table:table-cell office:value-type="string">
            <text:p>"Draya",</text:p>
          </table:table-cell>
          <table:table-cell table:style-name="ce3" office:value-type="string">
            <text:p>"-1",</text:p>
          </table:table-cell>
          <table:table-cell office:value-type="string">
            <text:p>"Garze",</text:p>
          </table:table-cell>
          <table:table-cell table:number-columns-repeated="2" office:value-type="string">
            <text:p>"Minshan",</text:p>
          </table:table-cell>
          <table:table-cell table:number-columns-repeated="2" office:value-type="string">
            <text:p>"Kuanghang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table:style-name="ce12" office:value-type="string">
            <text:p>"Yuan",</text:p>
          </table:table-cell>
          <table:table-cell table:number-columns-repeated="2" office:value-type="string">
            <text:p>"Junan",</text:p>
          </table:table-cell>
          <table:table-cell office:value-type="string">
            <text:p>"Liuan",</text:p>
          </table:table-cell>
          <table:table-cell table:number-columns-repeated="2" office:value-type="string">
            <text:p>"Shouchun",</text:p>
          </table:table-cell>
          <table:table-cell office:value-type="string">
            <text:p>"Luchiang",</text:p>
          </table:table-cell>
          <table:table-cell table:number-columns-repeated="2" office:value-type="string">
            <text:p>"Tanyang",</text:p>
          </table:table-cell>
          <table:table-cell table:style-name="ce12" office:value-type="string">
            <text:p>"Kueichi",</text:p>
          </table:table-cell>
          <table:table-cell table:style-name="ce13" office:value-type="string">
            <text:p>"Gusu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Kagoshima",</text:p>
          </table:table-cell>
          <table:table-cell table:number-columns-repeated="1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Cilpes",</text:p>
          </table:table-cell>
          <table:table-cell office:value-type="string">
            <text:p>"Ossonoba",</text:p>
          </table:table-cell>
          <table:table-cell office:value-type="string">
            <text:p>"Onuba Aestuaria",</text:p>
          </table:table-cell>
          <table:table-cell office:value-type="string">
            <text:p>"Hispalis",</text:p>
          </table:table-cell>
          <table:table-cell table:number-columns-repeated="2" office:value-type="string">
            <text:p>"Castulo",</text:p>
          </table:table-cell>
          <table:table-cell table:style-name="ce3" office:value-type="string">
            <text:p>"-1",</text:p>
          </table:table-cell>
          <table:table-cell table:style-name="ce5" office:value-type="string">
            <text:p>"Abdera",</text:p>
          </table:table-cell>
          <table:table-cell office:value-type="string">
            <text:p>"Qart Hadasht",</text:p>
          </table:table-cell>
          <table:table-cell table:style-name="ce4" office:value-type="string">
            <text:p>"Qart Hadasht",</text:p>
          </table:table-cell>
          <table:table-cell table:style-name="ce2" office:value-type="string">
            <text:p>"-1",</text:p>
          </table:table-cell>
          <table:table-cell office:value-type="string">
            <text:p>"Iboshim",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table:style-name="ce5" office:value-type="string">
            <text:p>"Panormus",</text:p>
          </table:table-cell>
          <table:table-cell table:style-name="ce5" office:value-type="string">
            <text:p>"Messana",</text:p>
          </table:table-cell>
          <table:table-cell table:style-name="ce3"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Rhegium",</text:p>
          </table:table-cell>
          <table:table-cell table:number-columns-repeated="6" table:style-name="ce2" office:value-type="string">
            <text:p>"-1",</text:p>
          </table:table-cell>
          <table:table-cell table:style-name="ce5" office:value-type="string">
            <text:p>"Elis",</text:p>
          </table:table-cell>
          <table:table-cell table:style-name="ce10" office:value-type="string">
            <text:p>"-1",</text:p>
          </table:table-cell>
          <table:table-cell table:style-name="ce2" office:value-type="string">
            <text:p>"-1",</text:p>
          </table:table-cell>
          <table:table-cell table:style-name="ce10" office:value-type="string">
            <text:p>"-1",</text:p>
          </table:table-cell>
          <table:table-cell table:number-columns-repeated="14" table:style-name="ce2" office:value-type="string">
            <text:p>"-1",</text:p>
          </table:table-cell>
          <table:table-cell table:number-columns-repeated="2" table:style-name="ce5" office:value-type="string">
            <text:p>"Byblos",</text:p>
          </table:table-cell>
          <table:table-cell table:number-columns-repeated="2" table:style-name="ce5" office:value-type="string">
            <text:p>"Palmyra",</text:p>
          </table:table-cell>
          <table:table-cell office:value-type="string">
            <text:p>"-1",</text:p>
          </table:table-cell>
          <table:table-cell table:number-columns-repeated="2" office:value-type="string">
            <text:p>"Circesium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7" office:value-type="string">
            <text:p>"Ecbatana",</text:p>
          </table:table-cell>
          <table:table-cell table:number-columns-repeated="2" table:style-name="ce5" office:value-type="string">
            <text:p>"Arsacia",</text:p>
          </table:table-cell>
          <table:table-cell table:number-columns-repeated="8" office:value-type="string">
            <text:p>"-1",</text:p>
          </table:table-cell>
          <table:table-cell table:style-name="ce7" office:value-type="string">
            <text:p>"Artacoana",</text:p>
          </table:table-cell>
          <table:table-cell table:style-name="ce8" office:value-type="string">
            <text:p>"Artacoana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5" office:value-type="string">
            <text:p>"Taxila",</text:p>
          </table:table-cell>
          <table:table-cell table:number-columns-repeated="5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Barkha",</text:p>
          </table:table-cell>
          <table:table-cell table:number-columns-repeated="2" office:value-type="string">
            <text:p>"Sakha Dsong",</text:p>
          </table:table-cell>
          <table:table-cell table:number-columns-repeated="2" office:value-type="string">
            <text:p>"Zhigatse",</text:p>
          </table:table-cell>
          <table:table-cell table:number-columns-repeated="2" table:style-name="ce12" office:value-type="string">
            <text:p>"Lhasa",</text:p>
          </table:table-cell>
          <table:table-cell table:number-columns-repeated="2" office:value-type="string">
            <text:p>"Gyamda Dsong",</text:p>
          </table:table-cell>
          <table:table-cell office:value-type="string">
            <text:p>"-1",</text:p>
          </table:table-cell>
          <table:table-cell table:number-columns-repeated="2" office:value-type="string">
            <text:p>"Draya",</text:p>
          </table:table-cell>
          <table:table-cell table:style-name="ce3" office:value-type="string">
            <text:p>"-1",</text:p>
          </table:table-cell>
          <table:table-cell office:value-type="string">
            <text:p>"Litang",</text:p>
          </table:table-cell>
          <table:table-cell office:value-type="string">
            <text:p>"Maoniu",</text:p>
          </table:table-cell>
          <table:table-cell table:style-name="ce13" office:value-type="string">
            <text:p>"Shu",</text:p>
          </table:table-cell>
          <table:table-cell table:style-name="ce12" office:value-type="string">
            <text:p>"Shu",</text:p>
          </table:table-cell>
          <table:table-cell office:value-type="string">
            <text:p>"Kuanghang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Wu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Lingchang",</text:p>
          </table:table-cell>
          <table:table-cell table:number-columns-repeated="2" office:value-type="string">
            <text:p>"Chianghsia",</text:p>
          </table:table-cell>
          <table:table-cell office:value-type="string">
            <text:p>"Hengshan",</text:p>
          </table:table-cell>
          <table:table-cell table:style-name="ce14" office:value-type="string">
            <text:p>"Jianye",</text:p>
          </table:table-cell>
          <table:table-cell table:style-name="ce13" office:value-type="string">
            <text:p>"Jianye",</text:p>
          </table:table-cell>
          <table:table-cell office:value-type="string">
            <text:p>"Hofei",</text:p>
          </table:table-cell>
          <table:table-cell table:number-columns-repeated="3" office:value-type="string">
            <text:p>"-1",</text:p>
          </table:table-cell>
          <table:table-cell table:number-columns-repeated="2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Cilpes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Gadir",</text:p>
          </table:table-cell>
          <table:table-cell table:style-name="ce4" office:value-type="string">
            <text:p>"Gadir",</text:p>
          </table:table-cell>
          <table:table-cell office:value-type="string">
            <text:p>"Antikeria",</text:p>
          </table:table-cell>
          <table:table-cell table:number-columns-repeated="2" table:style-name="ce5" office:value-type="string">
            <text:p>"Abdera",</text:p>
          </table:table-cell>
          <table:table-cell table:number-columns-repeated="15" table:style-name="ce2" office:value-type="string">
            <text:p>"-1",</text:p>
          </table:table-cell>
          <table:table-cell table:number-columns-repeated="2" table:style-name="ce5" office:value-type="string">
            <text:p>"Agrigentum",</text:p>
          </table:table-cell>
          <table:table-cell table:style-name="ce5" office:value-type="string">
            <text:p>"Messana",</text:p>
          </table:table-cell>
          <table:table-cell table:number-columns-repeated="9" table:style-name="ce2" office:value-type="string">
            <text:p>"-1",</text:p>
          </table:table-cell>
          <table:table-cell table:style-name="ce5" office:value-type="string">
            <text:p>"Sparta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"Rhodos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Soli",</text:p>
          </table:table-cell>
          <table:table-cell office:value-type="string">
            <text:p>"Kyrenia",</text:p>
          </table:table-cell>
          <table:table-cell office:value-type="string">
            <text:p>"Salamis",</text:p>
          </table:table-cell>
          <table:table-cell office:value-type="string">
            <text:p>"Trachonas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table:style-name="ce5" office:value-type="string">
            <text:p>"Byblos",</text:p>
          </table:table-cell>
          <table:table-cell table:number-columns-repeated="2" table:style-name="ce5" office:value-type="string">
            <text:p>"Palmyra",</text:p>
          </table:table-cell>
          <table:table-cell office:value-type="string">
            <text:p>"-1",</text:p>
          </table:table-cell>
          <table:table-cell office:value-type="string">
            <text:p>"Circesium",</text:p>
          </table:table-cell>
          <table:table-cell table:number-columns-repeated="2" office:value-type="string">
            <text:p>"Dura",</text:p>
          </table:table-cell>
          <table:table-cell table:number-columns-repeated="4" office:value-type="string">
            <text:p>"-1",</text:p>
          </table:table-cell>
          <table:table-cell table:style-name="ce7" office:value-type="string">
            <text:p>"Ecbatana",</text:p>
          </table:table-cell>
          <table:table-cell table:style-name="ce8" office:value-type="string">
            <text:p>"Ecbatana",</text:p>
          </table:table-cell>
          <table:table-cell table:number-columns-repeated="10" office:value-type="string">
            <text:p>"-1",</text:p>
          </table:table-cell>
          <table:table-cell table:number-columns-repeated="2" table:style-name="ce7" office:value-type="string">
            <text:p>"Artacoana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style-name="ce5" office:value-type="string">
            <text:p>"Lavapuri",</text:p>
          </table:table-cell>
          <table:table-cell table:style-name="ce8" office:value-type="string">
            <text:p>"Lavapuri",</text:p>
          </table:table-cell>
          <table:table-cell table:number-columns-repeated="4" office:value-type="string">
            <text:p>"-1",</text:p>
          </table:table-cell>
          <table:table-cell table:number-columns-repeated="5" table:style-name="ce3" office:value-type="string">
            <text:p>"-1",</text:p>
          </table:table-cell>
          <table:table-cell table:number-columns-repeated="2" office:value-type="string">
            <text:p>"Sakha Dsong",</text:p>
          </table:table-cell>
          <table:table-cell table:number-columns-repeated="2" office:value-type="string">
            <text:p>"Zhigatse",</text:p>
          </table:table-cell>
          <table:table-cell table:style-name="ce12" office:value-type="string">
            <text:p>"Lhasa",</text:p>
          </table:table-cell>
          <table:table-cell table:style-name="ce13" office:value-type="string">
            <text:p>"Lhasa",</text:p>
          </table:table-cell>
          <table:table-cell table:number-columns-repeated="2" office:value-type="string">
            <text:p>"Gyamda Dsong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" office:value-type="string">
            <text:p>"Litang",</text:p>
          </table:table-cell>
          <table:table-cell office:value-type="string">
            <text:p>"Maoniu",</text:p>
          </table:table-cell>
          <table:table-cell table:number-columns-repeated="2" table:style-name="ce12" office:value-type="string">
            <text:p>"Shu",</text:p>
          </table:table-cell>
          <table:table-cell table:number-columns-repeated="2" office:value-type="string">
            <text:p>"Ba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Wu",</text:p>
          </table:table-cell>
          <table:table-cell table:number-columns-repeated="3" office:value-type="string">
            <text:p>"-1",</text:p>
          </table:table-cell>
          <table:table-cell office:value-type="string">
            <text:p>"Jiangling",</text:p>
          </table:table-cell>
          <table:table-cell table:number-columns-repeated="2" office:value-type="string">
            <text:p>"Lingchang",</text:p>
          </table:table-cell>
          <table:table-cell table:number-columns-repeated="2" office:value-type="string">
            <text:p>"Chianghsia",</text:p>
          </table:table-cell>
          <table:table-cell office:value-type="string">
            <text:p>"Hengshan",</text:p>
          </table:table-cell>
          <table:table-cell table:number-columns-repeated="2" table:style-name="ce14" office:value-type="string">
            <text:p>"Jianye",</text:p>
          </table:table-cell>
          <table:table-cell office:value-type="string">
            <text:p>"Hofei",</text:p>
          </table:table-cell>
          <table:table-cell table:number-columns-repeated="4" office:value-type="string">
            <text:p>"-1",</text:p>
          </table:table-cell>
          <table:table-cell table:number-columns-repeated="2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"Asido Caesarina",</text:p>
          </table:table-cell>
          <table:table-cell office:value-type="string">
            <text:p>"Ronda",</text:p>
          </table:table-cell>
          <table:table-cell table:number-columns-repeated="18" table:style-name="ce2" office:value-type="string">
            <text:p>"-1",</text:p>
          </table:table-cell>
          <table:table-cell table:style-name="ce5" office:value-type="string">
            <text:p>"Agrigentum",</text:p>
          </table:table-cell>
          <table:table-cell table:style-name="ce4" office:value-type="string">
            <text:p>"Syracousai",</text:p>
          </table:table-cell>
          <table:table-cell table:number-columns-repeated="14" table:style-name="ce2" office:value-type="string">
            <text:p>"-1",</text:p>
          </table:table-cell>
          <table:table-cell office:value-type="string">
            <text:p>"Rhodos",</text:p>
          </table:table-cell>
          <table:table-cell table:number-columns-repeated="4" table:style-name="ce2" office:value-type="string">
            <text:p>"-1",</text:p>
          </table:table-cell>
          <table:table-cell table:style-name="ce9" office:value-type="string">
            <text:p>"Paphos",</text:p>
          </table:table-cell>
          <table:table-cell table:style-name="ce5" office:value-type="string">
            <text:p>"Kourion",</text:p>
          </table:table-cell>
          <table:table-cell table:style-name="ce5" office:value-type="string">
            <text:p>"Kalavasos",</text:p>
          </table:table-cell>
          <table:table-cell table:number-columns-repeated="4" table:style-name="ce2" office:value-type="string">
            <text:p>"-1",</text:p>
          </table:table-cell>
          <table:table-cell table:style-name="ce5" office:value-type="string">
            <text:p>"Sidon",</text:p>
          </table:table-cell>
          <table:table-cell table:number-columns-repeated="2" table:style-name="ce7" office:value-type="string">
            <text:p>"Damascus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Dura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9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2" table:style-name="ce5" office:value-type="string">
            <text:p>"Lavapuri",</text:p>
          </table:table-cell>
          <table:table-cell table:number-columns-repeated="7" office:value-type="string">
            <text:p>"-1",</text:p>
          </table:table-cell>
          <table:table-cell table:number-columns-repeated="4" table:style-name="ce3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2" office:value-type="string">
            <text:p>"Sentu",</text:p>
          </table:table-cell>
          <table:table-cell table:number-columns-repeated="2" office:value-type="string">
            <text:p>"Zhongdian",</text:p>
          </table:table-cell>
          <table:table-cell table:number-columns-repeated="2" office:value-type="string">
            <text:p>"Ba",</text:p>
          </table:table-cell>
          <table:table-cell table:number-columns-repeated="6" office:value-type="string">
            <text:p>"-1",</text:p>
          </table:table-cell>
          <table:table-cell table:number-columns-repeated="2" office:value-type="string">
            <text:p>"Kueiyang",</text:p>
          </table:table-cell>
          <table:table-cell table:number-columns-repeated="2" office:value-type="string">
            <text:p>"Lingchang",</text:p>
          </table:table-cell>
          <table:table-cell table:number-columns-repeated="2" office:value-type="string">
            <text:p>"Chianghsia",</text:p>
          </table:table-cell>
          <table:table-cell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Yuchagn",</text:p>
          </table:table-cell>
          <table:table-cell table:number-columns-repeated="4" office:value-type="string">
            <text:p>"-1",</text:p>
          </table:table-cell>
          <table:table-cell table:number-columns-repeated="2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"Baelo Claudia",</text:p>
          </table:table-cell>
          <table:table-cell table:number-columns-repeated="12" table:style-name="ce2" office:value-type="string">
            <text:p>"-1",</text:p>
          </table:table-cell>
          <table:table-cell office:value-type="string">
            <text:p>"Hippo Diarrhytos",</text:p>
          </table:table-cell>
          <table:table-cell table:number-columns-repeated="7" table:style-name="ce2" office:value-type="string">
            <text:p>"-1",</text:p>
          </table:table-cell>
          <table:table-cell office:value-type="string">
            <text:p>"Syracousai",</text:p>
          </table:table-cell>
          <table:table-cell table:number-columns-repeated="10" table:style-name="ce2" office:value-type="string">
            <text:p>"-1",</text:p>
          </table:table-cell>
          <table:table-cell table:style-name="ce5" office:value-type="string">
            <text:p>"Gortyna",</text:p>
          </table:table-cell>
          <table:table-cell table:number-columns-repeated="2" table:style-name="ce5" office:value-type="string">
            <text:p>"Cnossos",</text:p>
          </table:table-cell>
          <table:table-cell table:number-columns-repeated="12" table:style-name="ce2" office:value-type="string">
            <text:p>"-1",</text:p>
          </table:table-cell>
          <table:table-cell table:style-name="ce7" office:value-type="string">
            <text:p>"Tyre",</text:p>
          </table:table-cell>
          <table:table-cell table:style-name="ce3" office:value-type="string">
            <text:p>"-1",</text:p>
          </table:table-cell>
          <table:table-cell table:style-name="ce7" office:value-type="string">
            <text:p>"Damascus",</text:p>
          </table:table-cell>
          <table:table-cell table:style-name="ce8" office:value-type="string">
            <text:p>"Damascus",</text:p>
          </table:table-cell>
          <table:table-cell table:number-columns-repeated="5" office:value-type="string">
            <text:p>"-1",</text:p>
          </table:table-cell>
          <table:table-cell table:style-name="ce6" office:value-type="string">
            <text:p>"Seleucia",</text:p>
          </table:table-cell>
          <table:table-cell table:style-name="ce4" office:value-type="string">
            <text:p>"Seleucia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7" office:value-type="string">
            <text:p>"Ispadana",</text:p>
          </table:table-cell>
          <table:table-cell table:style-name="ce8" office:value-type="string">
            <text:p>"Ispadana",</text:p>
          </table:table-cell>
          <table:table-cell table:number-columns-repeated="8" office:value-type="string">
            <text:p>"-1",</text:p>
          </table:table-cell>
          <table:table-cell table:style-name="ce5" office:value-type="string">
            <text:p>"Qandahar",</text:p>
          </table:table-cell>
          <table:table-cell table:style-name="ce7" office:value-type="string">
            <text:p>"Qandahar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0" office:value-type="string">
            <text:p>"-1",</text:p>
          </table:table-cell>
          <table:table-cell table:number-columns-repeated="2" table:style-name="ce5" office:value-type="string">
            <text:p>"Indraprastha",</text:p>
          </table:table-cell>
          <table:table-cell table:number-columns-repeated="7" office:value-type="string">
            <text:p>"-1",</text:p>
          </table:table-cell>
          <table:table-cell table:number-columns-repeated="8"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Sentu",</text:p>
          </table:table-cell>
          <table:table-cell table:number-columns-repeated="2" office:value-type="string">
            <text:p>"Zhongdian",</text:p>
          </table:table-cell>
          <table:table-cell table:number-columns-repeated="2" office:value-type="string">
            <text:p>"Lufing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Kueiyang",</text:p>
          </table:table-cell>
          <table:table-cell table:style-name="ce2" office:value-type="string">
            <text:p>"-1",</text:p>
          </table:table-cell>
          <table:table-cell table:style-name="ce14" office:value-type="string">
            <text:p>"Ch'ang-sha",</text:p>
          </table:table-cell>
          <table:table-cell table:number-columns-repeated="3"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Yuchagn",</text:p>
          </table:table-cell>
          <table:table-cell table:number-columns-repeated="4" office:value-type="string">
            <text:p>"-1",</text:p>
          </table:table-cell>
          <table:table-cell table:number-columns-repeated="2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21" table:style-name="ce2" office:value-type="string">
            <text:p>"-1",</text:p>
          </table:table-cell>
          <table:table-cell table:style-name="ce4" office:value-type="string">
            <text:p>"Iol",</text:p>
          </table:table-cell>
          <table:table-cell table:style-name="ce6" office:value-type="string">
            <text:p>"Icosium",</text:p>
          </table:table-cell>
          <table:table-cell office:value-type="string">
            <text:p>"Russucurrum",</text:p>
          </table:table-cell>
          <table:table-cell table:style-name="ce4" office:value-type="string">
            <text:p>"Cirta",</text:p>
          </table:table-cell>
          <table:table-cell office:value-type="string">
            <text:p>"Cirta",</text:p>
          </table:table-cell>
          <table:table-cell office:value-type="string">
            <text:p>"Rusicade",</text:p>
          </table:table-cell>
          <table:table-cell office:value-type="string">
            <text:p>"Thabraca",</text:p>
          </table:table-cell>
          <table:table-cell office:value-type="string">
            <text:p>"Utica",</text:p>
          </table:table-cell>
          <table:table-cell table:style-name="ce2" office:value-type="string">
            <text:p>"-1",</text:p>
          </table:table-cell>
          <table:table-cell office:value-type="string">
            <text:p>"Clupea",</text:p>
          </table:table-cell>
          <table:table-cell table:number-columns-repeated="31" table:style-name="ce2" office:value-type="string">
            <text:p>"-1",</text:p>
          </table:table-cell>
          <table:table-cell table:style-name="ce8" office:value-type="string">
            <text:p>"Tyre",</text:p>
          </table:table-cell>
          <table:table-cell table:number-columns-repeated="2" office:value-type="string">
            <text:p>"-1",</text:p>
          </table:table-cell>
          <table:table-cell table:style-name="ce6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table:style-name="ce6" office:value-type="string">
            <text:p>"Seleucia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7" office:value-type="string">
            <text:p>"Ispadana",</text:p>
          </table:table-cell>
          <table:table-cell table:number-columns-repeated="8" office:value-type="string">
            <text:p>"-1",</text:p>
          </table:table-cell>
          <table:table-cell table:style-name="ce5" office:value-type="string">
            <text:p>"Qandahar",</text:p>
          </table:table-cell>
          <table:table-cell table:style-name="ce8" office:value-type="string">
            <text:p>"Qandahar",</text:p>
          </table:table-cell>
          <table:table-cell table:number-columns-repeated="7" office:value-type="string">
            <text:p>"-1",</text:p>
          </table:table-cell>
          <table:table-cell table:style-name="ce5" office:value-type="string">
            <text:p>"Multan",</text:p>
          </table:table-cell>
          <table:table-cell table:style-name="ce8" office:value-type="string">
            <text:p>"Multan",</text:p>
          </table:table-cell>
          <table:table-cell table:number-columns-repeated="5" office:value-type="string">
            <text:p>"-1",</text:p>
          </table:table-cell>
          <table:table-cell table:number-columns-repeated="2" table:style-name="ce5" office:value-type="string">
            <text:p>"Indraprastha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Ayodhya",</text:p>
          </table:table-cell>
          <table:table-cell table:number-columns-repeated="12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Deqin",</text:p>
          </table:table-cell>
          <table:table-cell office:value-type="string">
            <text:p>"-1",</text:p>
          </table:table-cell>
          <table:table-cell table:number-columns-repeated="2" office:value-type="string">
            <text:p>"Lijang",</text:p>
          </table:table-cell>
          <table:table-cell table:number-columns-repeated="2" office:value-type="string">
            <text:p>"Lufing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office:value-type="string">
            <text:p>"Qiangzhong",</text:p>
          </table:table-cell>
          <table:table-cell office:value-type="string">
            <text:p>"Wuling",</text:p>
          </table:table-cell>
          <table:table-cell table:number-columns-repeated="2" table:style-name="ce2" office:value-type="string">
            <text:p>"-1",</text:p>
          </table:table-cell>
          <table:table-cell table:style-name="ce13" office:value-type="string">
            <text:p>"Ch'ang-sha",</text:p>
          </table:table-cell>
          <table:table-cell table:number-columns-repeated="6" office:value-type="string">
            <text:p>"-1",</text:p>
          </table:table-cell>
          <table:table-cell table:number-columns-repeated="2" table:style-name="ce6" office:value-type="string">
            <text:p>"Min Yue",</text:p>
          </table:table-cell>
          <table:table-cell table:number-columns-repeated="2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5" table:style-name="ce2" office:value-type="string">
            <text:p>"-1",</text:p>
          </table:table-cell>
          <table:table-cell table:style-name="ce4" office:value-type="string">
            <text:p>"Tingis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Siga",</text:p>
          </table:table-cell>
          <table:table-cell office:value-type="string">
            <text:p>"Cartennae",</text:p>
          </table:table-cell>
          <table:table-cell table:style-name="ce6" office:value-type="string">
            <text:p>"Iol",</text:p>
          </table:table-cell>
          <table:table-cell table:style-name="ce6" office:value-type="string">
            <text:p>"Icosium",</text:p>
          </table:table-cell>
          <table:table-cell office:value-type="string">
            <text:p>"Zarai",</text:p>
          </table:table-cell>
          <table:table-cell table:number-columns-repeated="3" office:value-type="string">
            <text:p>"Cirta",</text:p>
          </table:table-cell>
          <table:table-cell table:number-columns-repeated="2" office:value-type="string">
            <text:p>"Utica",</text:p>
          </table:table-cell>
          <table:table-cell table:style-name="ce4" office:value-type="string">
            <text:p>"Qart-Hadasht",</text:p>
          </table:table-cell>
          <table:table-cell office:value-type="string">
            <text:p>"Clupea",</text:p>
          </table:table-cell>
          <table:table-cell table:number-columns-repeated="31" table:style-name="ce2" office:value-type="string">
            <text:p>"-1",</text:p>
          </table:table-cell>
          <table:table-cell office:value-type="string">
            <text:p>"Akre",</text:p>
          </table:table-cell>
          <table:table-cell table:number-columns-repeated="12" office:value-type="string">
            <text:p>"-1",</text:p>
          </table:table-cell>
          <table:table-cell table:number-columns-repeated="2" table:style-name="ce6" office:value-type="string">
            <text:p>"Susa",</text:p>
          </table:table-cell>
          <table:table-cell table:style-name="ce3" office:value-type="string">
            <text:p>"-1",</text:p>
          </table:table-cell>
          <table:table-cell table:number-columns-repeated="1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office:value-type="string">
            <text:p>"Mulashthanapura",</text:p>
          </table:table-cell>
          <table:table-cell table:number-columns-repeated="2" table:style-name="ce5" office:value-type="string">
            <text:p>"Multan",</text:p>
          </table:table-cell>
          <table:table-cell table:number-columns-repeated="5" office:value-type="string">
            <text:p>"-1",</text:p>
          </table:table-cell>
          <table:table-cell table:style-name="ce5" office:value-type="string">
            <text:p>"Mathura",</text:p>
          </table:table-cell>
          <table:table-cell table:style-name="ce8" office:value-type="string">
            <text:p>"Mathura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Ayodhya",</text:p>
          </table:table-cell>
          <table:table-cell table:number-columns-repeated="12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Deqin",</text:p>
          </table:table-cell>
          <table:table-cell office:value-type="string">
            <text:p>"-1",</text:p>
          </table:table-cell>
          <table:table-cell office:value-type="string">
            <text:p>"Lijang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3" office:value-type="string">
            <text:p>"Zhaotang",</text:p>
          </table:table-cell>
          <table:table-cell table:number-columns-repeated="2" office:value-type="string">
            <text:p>"Guiyang",</text:p>
          </table:table-cell>
          <table:table-cell office:value-type="string">
            <text:p>"-1",</text:p>
          </table:table-cell>
          <table:table-cell office:value-type="string">
            <text:p>"Qiangzhong",</text:p>
          </table:table-cell>
          <table:table-cell table:number-columns-repeated="2" office:value-type="string">
            <text:p>"Wuling",</text:p>
          </table:table-cell>
          <table:table-cell table:number-columns-repeated="2" table:style-name="ce14" office:value-type="string">
            <text:p>"Ch'ang-sha",</text:p>
          </table:table-cell>
          <table:table-cell table:number-columns-repeated="6" office:value-type="string">
            <text:p>"-1",</text:p>
          </table:table-cell>
          <table:table-cell table:style-name="ce4" office:value-type="string">
            <text:p>"Min Yue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4" table:style-name="ce2" office:value-type="string">
            <text:p>"-1",</text:p>
          </table:table-cell>
          <table:table-cell table:number-columns-repeated="2" office:value-type="string">
            <text:p>"Tingis",</text:p>
          </table:table-cell>
          <table:table-cell table:number-columns-repeated="2" office:value-type="string">
            <text:p>"Rusadir",</text:p>
          </table:table-cell>
          <table:table-cell table:number-columns-repeated="2" office:value-type="string">
            <text:p>"Siga",</text:p>
          </table:table-cell>
          <table:table-cell table:style-name="ce3" office:value-type="string">
            <text:p>"-1",</text:p>
          </table:table-cell>
          <table:table-cell office:value-type="string">
            <text:p>"Cartennae",</text:p>
          </table:table-cell>
          <table:table-cell table:number-columns-repeated="2" office:value-type="string">
            <text:p>"Vescera",</text:p>
          </table:table-cell>
          <table:table-cell office:value-type="string">
            <text:p>"Cirta",</text:p>
          </table:table-cell>
          <table:table-cell table:number-columns-repeated="3" table:style-name="ce3" office:value-type="string">
            <text:p>"-1",</text:p>
          </table:table-cell>
          <table:table-cell office:value-type="string">
            <text:p>"Hadrumetum",</text:p>
          </table:table-cell>
          <table:table-cell table:number-columns-repeated="2" table:style-name="ce5" office:value-type="string">
            <text:p>"Hadrumetum",</text:p>
          </table:table-cell>
          <table:table-cell table:number-columns-repeated="30" table:style-name="ce2" office:value-type="string">
            <text:p>"-1",</text:p>
          </table:table-cell>
          <table:table-cell table:number-columns-repeated="2" office:value-type="string">
            <text:p>"Akre",</text:p>
          </table:table-cell>
          <table:table-cell table:number-columns-repeated="8" office:value-type="string">
            <text:p>"-1",</text:p>
          </table:table-cell>
          <table:table-cell table:style-name="ce4" office:value-type="string">
            <text:p>"Babylon",</text:p>
          </table:table-cell>
          <table:table-cell table:style-name="ce6" office:value-type="string">
            <text:p>"Babylon",</text:p>
          </table:table-cell>
          <table:table-cell table:number-columns-repeated="2" office:value-type="string">
            <text:p>"-1",</text:p>
          </table:table-cell>
          <table:table-cell table:style-name="ce6" office:value-type="string">
            <text:p>"Susa",</text:p>
          </table:table-cell>
          <table:table-cell table:style-name="ce4" office:value-type="string">
            <text:p>"Susa",</text:p>
          </table:table-cell>
          <table:table-cell table:style-name="ce3" office:value-type="string">
            <text:p>"-1",</text:p>
          </table:table-cell>
          <table:table-cell table:number-columns-repeated="1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office:value-type="string">
            <text:p>"Mulashthanapura",</text:p>
          </table:table-cell>
          <table:table-cell table:number-columns-repeated="6" office:value-type="string">
            <text:p>"-1",</text:p>
          </table:table-cell>
          <table:table-cell table:number-columns-repeated="2" table:style-name="ce5" office:value-type="string">
            <text:p>"Mathura",</text:p>
          </table:table-cell>
          <table:table-cell table:number-columns-repeated="2" office:value-type="string">
            <text:p>"-1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5" office:value-type="string">
            <text:p>"Pataliputra",</text:p>
          </table:table-cell>
          <table:table-cell table:number-columns-repeated="5" office:value-type="string">
            <text:p>"-1",</text:p>
          </table:table-cell>
          <table:table-cell table:number-columns-repeated="2" table:style-name="ce12" office:value-type="string">
            <text:p>"Gour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Mengmao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Darllit",</text:p>
          </table:table-cell>
          <table:table-cell office:value-type="string">
            <text:p>"Zhaotang",</text:p>
          </table:table-cell>
          <table:table-cell table:style-name="ce3" office:value-type="string">
            <text:p>"-1",</text:p>
          </table:table-cell>
          <table:table-cell office:value-type="string">
            <text:p>"Zhaotang",</text:p>
          </table:table-cell>
          <table:table-cell table:number-columns-repeated="2" office:value-type="string">
            <text:p>"Guiyang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Lingling",</text:p>
          </table:table-cell>
          <table:table-cell table:number-columns-repeated="2" office:value-type="string">
            <text:p>"Tang-erh",</text:p>
          </table:table-cell>
          <table:table-cell table:number-columns-repeated="5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3" table:style-name="ce2" office:value-type="string">
            <text:p>"-1",</text:p>
          </table:table-cell>
          <table:table-cell office:value-type="string">
            <text:p>"Lixus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Rusadir",</text:p>
          </table:table-cell>
          <table:table-cell office:value-type="string">
            <text:p>"Siga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Gemellae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Ad Majores",</text:p>
          </table:table-cell>
          <table:table-cell table:number-columns-repeated="2" table:style-name="ce5" office:value-type="string">
            <text:p>"Tbessa",</text:p>
          </table:table-cell>
          <table:table-cell table:number-columns-repeated="31" table:style-name="ce2" office:value-type="string">
            <text:p>"-1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2" table:style-name="ce6" office:value-type="string">
            <text:p>"Babylon",</text:p>
          </table:table-cell>
          <table:table-cell table:number-columns-repeated="6" office:value-type="string">
            <text:p>"-1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9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2" office:value-type="string">
            <text:p>"-1",</text:p>
          </table:table-cell>
          <table:table-cell table:number-columns-repeated="2" office:value-type="string">
            <text:p>"Vairata",</text:p>
          </table:table-cell>
          <table:table-cell table:number-columns-repeated="2" office:value-type="string">
            <text:p>"Padmavati",</text:p>
          </table:table-cell>
          <table:table-cell office:value-type="string">
            <text:p>"Prayaga",</text:p>
          </table:table-cell>
          <table:table-cell table:style-name="ce10" office:value-type="string">
            <text:p>"-1",</text:p>
          </table:table-cell>
          <table:table-cell table:style-name="ce4" office:value-type="string">
            <text:p>"Varanasi",</text:p>
          </table:table-cell>
          <table:table-cell table:style-name="ce10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5" office:value-type="string">
            <text:p>"Pataliputra",</text:p>
          </table:table-cell>
          <table:table-cell table:style-name="ce8" office:value-type="string">
            <text:p>"Pataliputra",</text:p>
          </table:table-cell>
          <table:table-cell table:number-columns-repeated="5" office:value-type="string">
            <text:p>"-1",</text:p>
          </table:table-cell>
          <table:table-cell table:number-columns-repeated="2" table:style-name="ce12" office:value-type="string">
            <text:p>"Gour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Mengmao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Darllit",</text:p>
          </table:table-cell>
          <table:table-cell table:number-columns-repeated="2" office:value-type="string">
            <text:p>"Sit Cat",</text:p>
          </table:table-cell>
          <table:table-cell office:value-type="string">
            <text:p>"-1",</text:p>
          </table:table-cell>
          <table:table-cell table:number-columns-repeated="2" office:value-type="string">
            <text:p>"Nanning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Lingling",</text:p>
          </table:table-cell>
          <table:table-cell table:number-columns-repeated="2" office:value-type="string">
            <text:p>"Tang-erh",</text:p>
          </table:table-cell>
          <table:table-cell table:number-columns-repeated="5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Lixus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Pomaria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Ad Majores",</text:p>
          </table:table-cell>
          <table:table-cell table:number-columns-repeated="2" table:style-name="ce5" office:value-type="string">
            <text:p>"Tbessa",</text:p>
          </table:table-cell>
          <table:table-cell table:style-name="ce5" office:value-type="string">
            <text:p>"Sbrt'n",</text:p>
          </table:table-cell>
          <table:table-cell table:number-columns-repeated="29" table:style-name="ce2" office:value-type="string">
            <text:p>"-1",</text:p>
          </table:table-cell>
          <table:table-cell table:style-name="ce5" office:value-type="string">
            <text:p>"Gaza",</text:p>
          </table:table-cell>
          <table:table-cell table:style-name="ce10" office:value-type="string">
            <text:p>"-1",</text:p>
          </table:table-cell>
          <table:table-cell table:style-name="ce8" office:value-type="string">
            <text:p>"Jerusalem",</text:p>
          </table:table-cell>
          <table:table-cell table:style-name="ce2" office:value-type="string">
            <text:p>"-1",</text:p>
          </table:table-cell>
          <table:table-cell table:number-columns-repeated="15" office:value-type="string">
            <text:p>"-1",</text:p>
          </table:table-cell>
          <table:table-cell table:style-name="ce10" office:value-type="string">
            <text:p>"-1",</text:p>
          </table:table-cell>
          <table:table-cell table:style-name="ce4" office:value-type="string">
            <text:p>"Parsa",</text:p>
          </table:table-cell>
          <table:table-cell table:style-name="ce10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3" office:value-type="string">
            <text:p>"-1",</text:p>
          </table:table-cell>
          <table:table-cell table:number-columns-repeated="2" office:value-type="string">
            <text:p>"Vairata",</text:p>
          </table:table-cell>
          <table:table-cell table:number-columns-repeated="2" office:value-type="string">
            <text:p>"Padmavati",</text:p>
          </table:table-cell>
          <table:table-cell office:value-type="string">
            <text:p>"Prayaga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table:style-name="ce12" office:value-type="string">
            <text:p>"Kolikata",</text:p>
          </table:table-cell>
          <table:table-cell table:number-columns-repeated="7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Tengzhong",</text:p>
          </table:table-cell>
          <table:table-cell table:number-columns-repeated="2" office:value-type="string">
            <text:p>"Lincang",</text:p>
          </table:table-cell>
          <table:table-cell table:number-columns-repeated="2" office:value-type="string">
            <text:p>"Sit Cat",</text:p>
          </table:table-cell>
          <table:table-cell office:value-type="string">
            <text:p>"-1",</text:p>
          </table:table-cell>
          <table:table-cell table:number-columns-repeated="2" office:value-type="string">
            <text:p>"Nanning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Yulin",</text:p>
          </table:table-cell>
          <table:table-cell table:number-columns-repeated="2" office:value-type="string">
            <text:p>"Guangxin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Chieh-yang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9" table:style-name="ce2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Pomaria",</text:p>
          </table:table-cell>
          <table:table-cell table:number-columns-repeated="12" office:value-type="string">
            <text:p>"-1",</text:p>
          </table:table-cell>
          <table:table-cell table:number-columns-repeated="2" table:style-name="ce5" office:value-type="string">
            <text:p>"Sbrt'n",</text:p>
          </table:table-cell>
          <table:table-cell table:style-name="ce7" office:value-type="string">
            <text:p>"Oea",</text:p>
          </table:table-cell>
          <table:table-cell table:style-name="ce7" office:value-type="string">
            <text:p>"Leptis Magna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"Cyrene",</text:p>
          </table:table-cell>
          <table:table-cell table:style-name="ce4" office:value-type="string">
            <text:p>"Cyrene",</text:p>
          </table:table-cell>
          <table:table-cell office:value-type="string">
            <text:p>"Darnis",</text:p>
          </table:table-cell>
          <table:table-cell table:number-columns-repeated="9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table:style-name="ce5" office:value-type="string">
            <text:p>"Gaza",</text:p>
          </table:table-cell>
          <table:table-cell table:number-columns-repeated="2" table:style-name="ce10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11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11" office:value-type="string">
            <text:p>"-1",</text:p>
          </table:table-cell>
          <table:table-cell table:number-columns-repeated="2" table:style-name="ce7" office:value-type="string">
            <text:p>"Pattala",</text:p>
          </table:table-cell>
          <table:table-cell table:number-columns-repeated="8" office:value-type="string">
            <text:p>"-1",</text:p>
          </table:table-cell>
          <table:table-cell table:number-columns-repeated="2" office:value-type="string">
            <text:p>"Ajmer",</text:p>
          </table:table-cell>
          <table:table-cell table:number-columns-repeated="2" office:value-type="string">
            <text:p>"Gwalior",</text:p>
          </table:table-cell>
          <table:table-cell table:number-columns-repeated="9" office:value-type="string">
            <text:p>"-1",</text:p>
          </table:table-cell>
          <table:table-cell table:number-columns-repeated="2" table:style-name="ce12" office:value-type="string">
            <text:p>"Kolikata",</text:p>
          </table:table-cell>
          <table:table-cell table:number-columns-repeated="3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Tengzhong",</text:p>
          </table:table-cell>
          <table:table-cell table:number-columns-repeated="2" office:value-type="string">
            <text:p>"Lincang",</text:p>
          </table:table-cell>
          <table:table-cell table:number-columns-repeated="2" office:value-type="string">
            <text:p>"Twen Hia",</text:p>
          </table:table-cell>
          <table:table-cell table:number-columns-repeated="2" office:value-type="string">
            <text:p>"Cao Hanh",</text:p>
          </table:table-cell>
          <table:table-cell office:value-type="string">
            <text:p>"Nanning",</text:p>
          </table:table-cell>
          <table:table-cell office:value-type="string">
            <text:p>"-1",</text:p>
          </table:table-cell>
          <table:table-cell office:value-type="string">
            <text:p>"Hob Pho",</text:p>
          </table:table-cell>
          <table:table-cell table:number-columns-repeated="2" office:value-type="string">
            <text:p>"Yulin",</text:p>
          </table:table-cell>
          <table:table-cell table:number-columns-repeated="2" office:value-type="string">
            <text:p>"Guangxin",</text:p>
          </table:table-cell>
          <table:table-cell table:style-name="ce13" office:value-type="string">
            <text:p>"Panyu",</text:p>
          </table:table-cell>
          <table:table-cell table:style-name="ce12" office:value-type="string">
            <text:p>"Panyu",</text:p>
          </table:table-cell>
          <table:table-cell office:value-type="string">
            <text:p>"Chieh-yang",</text:p>
          </table:table-cell>
          <table:table-cell table:number-columns-repeated="5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8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Volubilis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2" office:value-type="string">
            <text:p>"-1",</text:p>
          </table:table-cell>
          <table:table-cell office:value-type="string">
            <text:p>"Sbrt'n",</text:p>
          </table:table-cell>
          <table:table-cell office:value-type="string">
            <text:p>"Oea",</text:p>
          </table:table-cell>
          <table:table-cell table:style-name="ce8" office:value-type="string">
            <text:p>"Leptis Magna",</text:p>
          </table:table-cell>
          <table:table-cell table:style-name="ce9" office:value-type="string">
            <text:p>"Leptis Magna",</text:p>
          </table:table-cell>
          <table:table-cell table:number-columns-repeated="2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2" office:value-type="string">
            <text:p>"Cyrene",</text:p>
          </table:table-cell>
          <table:table-cell office:value-type="string">
            <text:p>"Darnis",</text:p>
          </table:table-cell>
          <table:table-cell table:number-columns-repeated="2" office:value-type="string">
            <text:p>"Antipyrgus Portus",</text:p>
          </table:table-cell>
          <table:table-cell office:value-type="string">
            <text:p>"Ardanis Portus",</text:p>
          </table:table-cell>
          <table:table-cell table:number-columns-repeated="5" table:style-name="ce2" office:value-type="string">
            <text:p>"-1",</text:p>
          </table:table-cell>
          <table:table-cell table:style-name="ce4" office:value-type="string">
            <text:p>"Alexandreia",</text:p>
          </table:table-cell>
          <table:table-cell table:number-columns-repeated="3" office:value-type="string">
            <text:p>"-1",</text:p>
          </table:table-cell>
          <table:table-cell table:style-name="ce6" office:value-type="string">
            <text:p>"Pelusion",</text:p>
          </table:table-cell>
          <table:table-cell table:style-name="ce4" office:value-type="string">
            <text:p>"Pelusion",</text:p>
          </table:table-cell>
          <table:table-cell table:number-columns-repeated="15" office:value-type="string">
            <text:p>"-1",</text:p>
          </table:table-cell>
          <table:table-cell table:style-name="ce8" office:value-type="string">
            <text:p>"Charax",</text:p>
          </table:table-cell>
          <table:table-cell table:number-columns-repeated="2" table:style-name="ce2" office:value-type="string">
            <text:p>"-1",</text:p>
          </table:table-cell>
          <table:table-cell table:number-columns-repeated="16" office:value-type="string">
            <text:p>"-1",</text:p>
          </table:table-cell>
          <table:table-cell table:style-name="ce8" office:value-type="string">
            <text:p>"Pattala",</text:p>
          </table:table-cell>
          <table:table-cell table:style-name="ce7" office:value-type="string">
            <text:p>"Pattala",</text:p>
          </table:table-cell>
          <table:table-cell table:number-columns-repeated="6" office:value-type="string">
            <text:p>"-1",</text:p>
          </table:table-cell>
          <table:table-cell table:number-columns-repeated="2" office:value-type="string">
            <text:p>"Chittor",</text:p>
          </table:table-cell>
          <table:table-cell table:number-columns-repeated="2" office:value-type="string">
            <text:p>"Ajmer",</text:p>
          </table:table-cell>
          <table:table-cell table:number-columns-repeated="2" office:value-type="string">
            <text:p>"Gwalior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Sarabhanga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Siemao",</text:p>
          </table:table-cell>
          <table:table-cell office:value-type="string">
            <text:p>"-1",</text:p>
          </table:table-cell>
          <table:table-cell table:number-columns-repeated="2" office:value-type="string">
            <text:p>"Twen Hia",</text:p>
          </table:table-cell>
          <table:table-cell table:number-columns-repeated="2" office:value-type="string">
            <text:p>"Cao Hanh",</text:p>
          </table:table-cell>
          <table:table-cell table:number-columns-repeated="2" office:value-type="string">
            <text:p>"Lang Son",</text:p>
          </table:table-cell>
          <table:table-cell table:number-columns-repeated="2" office:value-type="string">
            <text:p>"Hob Pho",</text:p>
          </table:table-cell>
          <table:table-cell table:number-columns-repeated="2" office:value-type="string">
            <text:p>"Tu Wan",</text:p>
          </table:table-cell>
          <table:table-cell office:value-type="string">
            <text:p>"-1",</text:p>
          </table:table-cell>
          <table:table-cell table:style-name="ce12" office:value-type="string">
            <text:p>"Panyu",</text:p>
          </table:table-cell>
          <table:table-cell table:number-columns-repeated="7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7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2" office:value-type="string">
            <text:p>"Volubilis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0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office:value-type="string">
            <text:p>"Ardanis Portus",</text:p>
          </table:table-cell>
          <table:table-cell office:value-type="string">
            <text:p>"Zygrae",</text:p>
          </table:table-cell>
          <table:table-cell table:number-columns-repeated="2" table:style-name="ce2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11" office:value-type="string">
            <text:p>"-1",</text:p>
          </table:table-cell>
          <table:table-cell table:style-name="ce5" office:value-type="string">
            <text:p>"Charax",</text:p>
          </table:table-cell>
          <table:table-cell table:number-columns-repeated="3" table:style-name="ce2" office:value-type="string">
            <text:p>"-1",</text:p>
          </table:table-cell>
          <table:table-cell table:style-name="ce5" office:value-type="string">
            <text:p>"Sirajis",</text:p>
          </table:table-cell>
          <table:table-cell table:number-columns-repeated="3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18" office:value-type="string">
            <text:p>"-1",</text:p>
          </table:table-cell>
          <table:table-cell table:number-columns-repeated="2" office:value-type="string">
            <text:p>"Chittor",</text:p>
          </table:table-cell>
          <table:table-cell table:number-columns-repeated="2" office:value-type="string">
            <text:p>"Puskara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Sarabhanga",</text:p>
          </table:table-cell>
          <table:table-cell table:style-name="ce10" office:value-type="string">
            <text:p>"-1",</text:p>
          </table:table-cell>
          <table:table-cell table:style-name="ce4" office:value-type="string">
            <text:p>"Bhodgaya",</text:p>
          </table:table-cell>
          <table:table-cell table:style-name="ce10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Pugam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Siemao",</text:p>
          </table:table-cell>
          <table:table-cell table:number-columns-repeated="2" office:value-type="string">
            <text:p>"Tsenghung",</text:p>
          </table:table-cell>
          <table:table-cell table:number-columns-repeated="2" office:value-type="string">
            <text:p>"Dien Bien Phu",</text:p>
          </table:table-cell>
          <table:table-cell table:style-name="ce12" office:value-type="string">
            <text:p>"Co Loa",</text:p>
          </table:table-cell>
          <table:table-cell table:style-name="ce13" office:value-type="string">
            <text:p>"Co Loa",</text:p>
          </table:table-cell>
          <table:table-cell office:value-type="string">
            <text:p>"Lang Son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Tu Wan",</text:p>
          </table:table-cell>
          <table:table-cell table:number-columns-repeated="3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6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1" office:value-type="string">
            <text:p>"-1",</text:p>
          </table:table-cell>
          <table:table-cell office:value-type="string">
            <text:p>"Zygrae",</text:p>
          </table:table-cell>
          <table:table-cell table:number-columns-repeated="2" office:value-type="string">
            <text:p>"Paraetonium",</text:p>
          </table:table-cell>
          <table:table-cell table:number-columns-repeated="8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13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style-name="ce8" office:value-type="string">
            <text:p>"Sirajis",</text:p>
          </table:table-cell>
          <table:table-cell table:style-name="ce5" office:value-type="string">
            <text:p>"Sirajis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5" office:value-type="string">
            <text:p>"Gwadar",</text:p>
          </table:table-cell>
          <table:table-cell table:style-name="ce8" office:value-type="string">
            <text:p>"Gwadar",</text:p>
          </table:table-cell>
          <table:table-cell table:style-name="ce5" office:value-type="string">
            <text:p>"Gwadar",</text:p>
          </table:table-cell>
          <table:table-cell table:number-columns-repeated="2" table:style-name="ce2" office:value-type="string">
            <text:p>"-1",</text:p>
          </table:table-cell>
          <table:table-cell table:number-columns-repeated="11" office:value-type="string">
            <text:p>"-1",</text:p>
          </table:table-cell>
          <table:table-cell table:style-name="ce8" office:value-type="string">
            <text:p>"Ujjain",</text:p>
          </table:table-cell>
          <table:table-cell table:style-name="ce5" office:value-type="string">
            <text:p>"Ujjain",</text:p>
          </table:table-cell>
          <table:table-cell table:number-columns-repeated="2" office:value-type="string">
            <text:p>"Vidisa",</text:p>
          </table:table-cell>
          <table:table-cell table:number-columns-repeated="2" office:value-type="string">
            <text:p>"Bharhut",</text:p>
          </table:table-cell>
          <table:table-cell table:number-columns-repeated="2" office:value-type="string">
            <text:p>"-1",</text:p>
          </table:table-cell>
          <table:table-cell table:number-columns-repeated="3" table:style-name="ce10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Pugam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Tsenghung",</text:p>
          </table:table-cell>
          <table:table-cell table:number-columns-repeated="2" office:value-type="string">
            <text:p>"Dien Bien Phu",</text:p>
          </table:table-cell>
          <table:table-cell table:number-columns-repeated="2" table:style-name="ce12" office:value-type="string">
            <text:p>"Co Loa",</text:p>
          </table:table-cell>
          <table:table-cell table:number-columns-repeated="41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5" office:value-type="string">
            <text:p>"-1",</text:p>
          </table:table-cell>
          <table:table-cell table:style-name="ce6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style-name="ce3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13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table:style-name="ce9" office:value-type="string">
            <text:p>"-1"</text:p>
          </table:table-cell>
          <table:table-cell table:number-columns-repeated="11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Vadodara",</text:p>
          </table:table-cell>
          <table:table-cell table:number-columns-repeated="3" office:value-type="string">
            <text:p>"-1",</text:p>
          </table:table-cell>
          <table:table-cell table:number-columns-repeated="2" table:style-name="ce5" office:value-type="string">
            <text:p>"Ujjain",</text:p>
          </table:table-cell>
          <table:table-cell table:number-columns-repeated="2" office:value-type="string">
            <text:p>"Vidisa",</text:p>
          </table:table-cell>
          <table:table-cell table:number-columns-repeated="2" office:value-type="string">
            <text:p>"Bharhut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Chiang Mai",</text:p>
          </table:table-cell>
          <table:table-cell table:number-columns-repeated="2" office:value-type="string">
            <text:p>"Luang Prabang",</text:p>
          </table:table-cell>
          <table:table-cell office:value-type="string">
            <text:p>"Ninh Kwang",</text:p>
          </table:table-cell>
          <table:table-cell table:number-columns-repeated="2" office:value-type="string">
            <text:p>"Than Hoa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Tam A",</text:p>
          </table:table-cell>
          <table:table-cell table:number-columns-repeated="3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10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1" office:value-type="string">
            <text:p>"-1",</text:p>
          </table:table-cell>
          <table:table-cell table:style-name="ce4" office:value-type="string">
            <text:p>"Diospolis",</text:p>
          </table:table-cell>
          <table:table-cell table:style-name="ce6" office:value-type="string">
            <text:p>"Diospolis",</text:p>
          </table:table-cell>
          <table:table-cell table:number-columns-repeated="2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12"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Gerrha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table:style-name="ce5" office:value-type="string">
            <text:p>"Sohar",</text:p>
          </table:table-cell>
          <table:table-cell table:number-columns-repeated="12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2" office:value-type="string">
            <text:p>"-1",</text:p>
          </table:table-cell>
          <table:table-cell office:value-type="string">
            <text:p>"Vadodara",</text:p>
          </table:table-cell>
          <table:table-cell table:number-columns-repeated="1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8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Chiang Mai",</text:p>
          </table:table-cell>
          <table:table-cell table:number-columns-repeated="2" office:value-type="string">
            <text:p>"Luang Prabang",</text:p>
          </table:table-cell>
          <table:table-cell office:value-type="string">
            <text:p>"Ninh Kwang",</text:p>
          </table:table-cell>
          <table:table-cell table:number-columns-repeated="2" office:value-type="string">
            <text:p>"Than Hoa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Tam A",</text:p>
          </table:table-cell>
          <table:table-cell table:number-columns-repeated="3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42" office:value-type="string">
            <text:p>"-1",</text:p>
          </table:table-cell>
          <table:table-cell table:number-columns-repeated="2" office:value-type="string">
            <text:p>"Diospolis",</text:p>
          </table:table-cell>
          <table:table-cell table:number-columns-repeated="3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11" office:value-type="string">
            <text:p>"-1",</text:p>
          </table:table-cell>
          <table:table-cell table:number-columns-repeated="2" office:value-type="string">
            <text:p>"Gerrha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5" office:value-type="string">
            <text:p>"Sohar",</text:p>
          </table:table-cell>
          <table:table-cell table:number-columns-repeated="9" table:style-name="ce2" office:value-type="string">
            <text:p>"-1",</text:p>
          </table:table-cell>
          <table:table-cell table:style-name="ce8" office:value-type="string">
            <text:p>"Dwarka",</text:p>
          </table:table-cell>
          <table:table-cell table:style-name="ce7" office:value-type="string">
            <text:p>"Dwarka",</text:p>
          </table:table-cell>
          <table:table-cell table:number-columns-repeated="2" office:value-type="string">
            <text:p>"-1",</text:p>
          </table:table-cell>
          <table:table-cell table:style-name="ce5" office:value-type="string">
            <text:p>"Saraswatapura",</text:p>
          </table:table-cell>
          <table:table-cell table:style-name="ce2" office:value-type="string">
            <text:p>"-1",</text:p>
          </table:table-cell>
          <table:table-cell table:style-name="ce5" office:value-type="string">
            <text:p>"Bharuch",</text:p>
          </table:table-cell>
          <table:table-cell table:style-name="ce8" office:value-type="string">
            <text:p>"Bharuch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Bhojakata",</text:p>
          </table:table-cell>
          <table:table-cell office:value-type="string">
            <text:p>"-1",</text:p>
          </table:table-cell>
          <table:table-cell table:number-columns-repeated="2" office:value-type="string">
            <text:p>"Kundinapuri",</text:p>
          </table:table-cell>
          <table:table-cell table:number-columns-repeated="2" office:value-type="string">
            <text:p>"Sripura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style-name="ce4" office:value-type="string">
            <text:p>"Singhapura",</text:p>
          </table:table-cell>
          <table:table-cell office:value-type="string">
            <text:p>"Singhapura",</text:p>
          </table:table-cell>
          <table:table-cell table:number-columns-repeated="9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Nan",</text:p>
          </table:table-cell>
          <table:table-cell office:value-type="string">
            <text:p>"-1",</text:p>
          </table:table-cell>
          <table:table-cell table:number-columns-repeated="2" office:value-type="string">
            <text:p>"Viang Chang",</text:p>
          </table:table-cell>
          <table:table-cell table:number-columns-repeated="2" office:value-type="string">
            <text:p>"Ha Tinh",</text:p>
          </table:table-cell>
          <table:table-cell table:number-columns-repeated="40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9" office:value-type="string">
            <text:p>"-1",</text:p>
          </table:table-cell>
          <table:table-cell table:style-name="ce4" office:value-type="string">
            <text:p>"Berenice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Macoraba",</text:p>
          </table:table-cell>
          <table:table-cell table:number-columns-repeated="11" office:value-type="string">
            <text:p>"-1",</text:p>
          </table:table-cell>
          <table:table-cell table:number-columns-repeated="2" office:value-type="string">
            <text:p>"Ommana",</text:p>
          </table:table-cell>
          <table:table-cell table:number-columns-repeated="3" office:value-type="string">
            <text:p>"-1",</text:p>
          </table:table-cell>
          <table:table-cell table:number-columns-repeated="10" table:style-name="ce2" office:value-type="string">
            <text:p>"-1",</text:p>
          </table:table-cell>
          <table:table-cell table:style-name="ce7" office:value-type="string">
            <text:p>"Dwarka",</text:p>
          </table:table-cell>
          <table:table-cell table:number-columns-repeated="2" table:style-name="ce5" office:value-type="string">
            <text:p>"Somnath",</text:p>
          </table:table-cell>
          <table:table-cell table:style-name="ce5" office:value-type="string">
            <text:p>"Saraswatapura",</text:p>
          </table:table-cell>
          <table:table-cell table:style-name="ce2" office:value-type="string">
            <text:p>"-1",</text:p>
          </table:table-cell>
          <table:table-cell table:number-columns-repeated="2" table:style-name="ce5" office:value-type="string">
            <text:p>"Bharuch",</text:p>
          </table:table-cell>
          <table:table-cell table:number-columns-repeated="2" office:value-type="string">
            <text:p>"Janasthana",</text:p>
          </table:table-cell>
          <table:table-cell table:number-columns-repeated="2" office:value-type="string">
            <text:p>"Bhojakata",</text:p>
          </table:table-cell>
          <table:table-cell office:value-type="string">
            <text:p>"-1",</text:p>
          </table:table-cell>
          <table:table-cell table:number-columns-repeated="2" office:value-type="string">
            <text:p>"Kundinapuri",</text:p>
          </table:table-cell>
          <table:table-cell table:number-columns-repeated="2" office:value-type="string">
            <text:p>"Sripura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office:value-type="string">
            <text:p>"Singhapura",</text:p>
          </table:table-cell>
          <table:table-cell table:number-columns-repeated="10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Nan",</text:p>
          </table:table-cell>
          <table:table-cell office:value-type="string">
            <text:p>"-1",</text:p>
          </table:table-cell>
          <table:table-cell table:number-columns-repeated="2" office:value-type="string">
            <text:p>"Viang Chang",</text:p>
          </table:table-cell>
          <table:table-cell table:number-columns-repeated="2" office:value-type="string">
            <text:p>"Ha Tinh",</text:p>
          </table:table-cell>
          <table:table-cell table:number-columns-repeated="40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57" office:value-type="string">
            <text:p>"-1",</text:p>
          </table:table-cell>
          <table:table-cell table:style-name="ce6" office:value-type="string">
            <text:p>"Berenice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Macoraba",</text:p>
          </table:table-cell>
          <table:table-cell table:number-columns-repeated="17" office:value-type="string">
            <text:p>"-1",</text:p>
          </table:table-cell>
          <table:table-cell table:number-columns-repeated="10" table:style-name="ce2" office:value-type="string">
            <text:p>"-1",</text:p>
          </table:table-cell>
          <table:table-cell table:number-columns-repeated="2" table:style-name="ce5" office:value-type="string">
            <text:p>"Somnath",</text:p>
          </table:table-cell>
          <table:table-cell table:number-columns-repeated="3" table:style-name="ce2" office:value-type="string">
            <text:p>"-1",</text:p>
          </table:table-cell>
          <table:table-cell table:style-name="ce5" office:value-type="string">
            <text:p>"Surparaka",</text:p>
          </table:table-cell>
          <table:table-cell table:style-name="ce5" office:value-type="string">
            <text:p>"Rastrika",</text:p>
          </table:table-cell>
          <table:table-cell office:value-type="string">
            <text:p>"Janasthana",</text:p>
          </table:table-cell>
          <table:table-cell table:number-columns-repeated="2" table:style-name="ce5" office:value-type="string">
            <text:p>"Pratishthana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Sarabhapura",</text:p>
          </table:table-cell>
          <table:table-cell table:number-columns-repeated="3"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Paigu",</text:p>
          </table:table-cell>
          <table:table-cell table:number-columns-repeated="2" office:value-type="string">
            <text:p>"Thaton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Sukothaya",</text:p>
          </table:table-cell>
          <table:table-cell office:value-type="string">
            <text:p>"-1",</text:p>
          </table:table-cell>
          <table:table-cell table:number-columns-repeated="2" office:value-type="string">
            <text:p>"Phimai",</text:p>
          </table:table-cell>
          <table:table-cell table:number-columns-repeated="2" office:value-type="string">
            <text:p>"Preah Vhear",</text:p>
          </table:table-cell>
          <table:table-cell table:number-columns-repeated="2" office:value-type="string">
            <text:p>"Hue",</text:p>
          </table:table-cell>
          <table:table-cell table:number-columns-repeated="14" table:style-name="ce2" office:value-type="string">
            <text:p>"-1",</text:p>
          </table:table-cell>
          <table:table-cell table:number-columns-repeated="2" office:value-type="string">
            <text:p>"Laoag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" table:style-name="ce2" office:value-type="string">
            <text:p>"-1",</text:p>
          </table:table-cell>
          <table:table-cell table:number-columns-repeated="38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1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17" office:value-type="string">
            <text:p>"-1",</text:p>
          </table:table-cell>
          <table:table-cell table:number-columns-repeated="16" table:style-name="ce2" office:value-type="string">
            <text:p>"-1",</text:p>
          </table:table-cell>
          <table:table-cell table:style-name="ce5" office:value-type="string">
            <text:p>"Surparaka",</text:p>
          </table:table-cell>
          <table:table-cell table:number-columns-repeated="2" table:style-name="ce5" office:value-type="string">
            <text:p>"Rastrika",</text:p>
          </table:table-cell>
          <table:table-cell table:style-name="ce5" office:value-type="string">
            <text:p>"Pratishthana",</text:p>
          </table:table-cell>
          <table:table-cell table:style-name="ce8" office:value-type="string">
            <text:p>"Pratishthana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Sarabhapura",</text:p>
          </table:table-cell>
          <table:table-cell table:number-columns-repeated="2" office:value-type="string">
            <text:p>"-1",</text:p>
          </table:table-cell>
          <table:table-cell table:number-columns-repeated="12" table:style-name="ce2" office:value-type="string">
            <text:p>"-1",</text:p>
          </table:table-cell>
          <table:table-cell table:number-columns-repeated="2" office:value-type="string">
            <text:p>"Paigu",</text:p>
          </table:table-cell>
          <table:table-cell table:style-name="ce2" office:value-type="string">
            <text:p>"-1",</text:p>
          </table:table-cell>
          <table:table-cell office:value-type="string">
            <text:p>"Thaton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Sukothaya",</text:p>
          </table:table-cell>
          <table:table-cell office:value-type="string">
            <text:p>"Sri Thep",</text:p>
          </table:table-cell>
          <table:table-cell table:number-columns-repeated="2" office:value-type="string">
            <text:p>"Phimai",</text:p>
          </table:table-cell>
          <table:table-cell table:number-columns-repeated="2" office:value-type="string">
            <text:p>"Preah Vhear",</text:p>
          </table:table-cell>
          <table:table-cell table:number-columns-repeated="2" office:value-type="string">
            <text:p>"Hue",</text:p>
          </table:table-cell>
          <table:table-cell table:number-columns-repeated="13" table:style-name="ce2" office:value-type="string">
            <text:p>"-1",</text:p>
          </table:table-cell>
          <table:table-cell table:number-columns-repeated="3" office:value-type="string">
            <text:p>"Laoag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" table:style-name="ce2" office:value-type="string">
            <text:p>"-1",</text:p>
          </table:table-cell>
          <table:table-cell table:number-columns-repeated="18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table:number-columns-repeated="15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20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16" office:value-type="string">
            <text:p>"-1",</text:p>
          </table:table-cell>
          <table:table-cell table:number-columns-repeated="17" table:style-name="ce2" office:value-type="string">
            <text:p>"-1",</text:p>
          </table:table-cell>
          <table:table-cell table:number-columns-repeated="2" table:style-name="ce5" office:value-type="string">
            <text:p>"Vijayadurga",</text:p>
          </table:table-cell>
          <table:table-cell table:number-columns-repeated="2" office:value-type="string">
            <text:p>"Vatapi",</text:p>
          </table:table-cell>
          <table:table-cell table:number-columns-repeated="4" office:value-type="string">
            <text:p>"-1",</text:p>
          </table:table-cell>
          <table:table-cell table:style-name="ce5" office:value-type="string">
            <text:p>"Amaravati",</text:p>
          </table:table-cell>
          <table:table-cell table:style-name="ce8" office:value-type="string">
            <text:p>"Amaravati",</text:p>
          </table:table-cell>
          <table:table-cell table:number-columns-repeated="16" table:style-name="ce2" office:value-type="string">
            <text:p>"-1",</text:p>
          </table:table-cell>
          <table:table-cell table:number-columns-repeated="2" office:value-type="string">
            <text:p>"Martaban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office:value-type="string">
            <text:p>"Sri Thep",</text:p>
          </table:table-cell>
          <table:table-cell office:value-type="string">
            <text:p>"Banteay Chmar",</text:p>
          </table:table-cell>
          <table:table-cell table:number-columns-repeated="2" office:value-type="string">
            <text:p>"Angkor",</text:p>
          </table:table-cell>
          <table:table-cell table:number-columns-repeated="2" office:value-type="string">
            <text:p>"Muang Kong",</text:p>
          </table:table-cell>
          <table:table-cell table:number-columns-repeated="2" office:value-type="string">
            <text:p>"Da Nang",</text:p>
          </table:table-cell>
          <table:table-cell table:number-columns-repeated="12" table:style-name="ce2" office:value-type="string">
            <text:p>"-1",</text:p>
          </table:table-cell>
          <table:table-cell table:number-columns-repeated="2" office:value-type="string">
            <text:p>"Lingayen",</text:p>
          </table:table-cell>
          <table:table-cell table:style-name="ce3" office:value-type="string">
            <text:p>"-1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" table:style-name="ce2" office:value-type="string">
            <text:p>"-1",</text:p>
          </table:table-cell>
          <table:table-cell table:number-columns-repeated="2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15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0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14" office:value-type="string">
            <text:p>"-1",</text:p>
          </table:table-cell>
          <table:table-cell table:number-columns-repeated="19" table:style-name="ce2" office:value-type="string">
            <text:p>"-1",</text:p>
          </table:table-cell>
          <table:table-cell table:style-name="ce5" office:value-type="string">
            <text:p>"Vijayadurga",</text:p>
          </table:table-cell>
          <table:table-cell table:number-columns-repeated="2" office:value-type="string">
            <text:p>"Vatapi",</text:p>
          </table:table-cell>
          <table:table-cell table:number-columns-repeated="4" office:value-type="string">
            <text:p>"-1",</text:p>
          </table:table-cell>
          <table:table-cell table:number-columns-repeated="2" table:style-name="ce5" office:value-type="string">
            <text:p>"Amaravati",</text:p>
          </table:table-cell>
          <table:table-cell table:number-columns-repeated="16" table:style-name="ce2" office:value-type="string">
            <text:p>"-1",</text:p>
          </table:table-cell>
          <table:table-cell office:value-type="string">
            <text:p>"Martaban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office:value-type="string">
            <text:p>"Banteay Chmar",</text:p>
          </table:table-cell>
          <table:table-cell table:number-columns-repeated="2" office:value-type="string">
            <text:p>"Angkor",</text:p>
          </table:table-cell>
          <table:table-cell table:number-columns-repeated="2" office:value-type="string">
            <text:p>"Muang Kong",</text:p>
          </table:table-cell>
          <table:table-cell table:number-columns-repeated="2" office:value-type="string">
            <text:p>"Da Nang",</text:p>
          </table:table-cell>
          <table:table-cell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Seludong",</text:p>
          </table:table-cell>
          <table:table-cell office:value-type="string">
            <text:p>"-1",</text:p>
          </table:table-cell>
          <table:table-cell table:number-columns-repeated="23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" table:style-name="ce2" office:value-type="string">
            <text:p>"-1",</text:p>
          </table:table-cell>
          <table:table-cell table:number-columns-repeated="59" office:value-type="string">
            <text:p>"-1",</text:p>
          </table:table-cell>
          <table:table-cell office:value-type="string">
            <text:p>"Adulis",</text:p>
          </table:table-cell>
          <table:table-cell table:style-name="ce4" office:value-type="string">
            <text:p>"Adulis",</text:p>
          </table:table-cell>
          <table:table-cell table:number-columns-repeated="4" table:style-name="ce2" office:value-type="string">
            <text:p>"-1",</text:p>
          </table:table-cell>
          <table:table-cell table:number-columns-repeated="13" office:value-type="string">
            <text:p>"-1",</text:p>
          </table:table-cell>
          <table:table-cell table:number-columns-repeated="20" table:style-name="ce2" office:value-type="string">
            <text:p>"-1",</text:p>
          </table:table-cell>
          <table:table-cell table:number-columns-repeated="2" office:value-type="string">
            <text:p>"Vanavasi",</text:p>
          </table:table-cell>
          <table:table-cell table:number-columns-repeated="7" office:value-type="string">
            <text:p>"-1",</text:p>
          </table:table-cell>
          <table:table-cell table:number-columns-repeated="16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Ayutthaya",</text:p>
          </table:table-cell>
          <table:table-cell table:number-columns-repeated="2" office:value-type="string">
            <text:p>"Lavapura",</text:p>
          </table:table-cell>
          <table:table-cell office:value-type="string">
            <text:p>"Angkor",</text:p>
          </table:table-cell>
          <table:table-cell office:value-type="string">
            <text:p>"Muang Kong",</text:p>
          </table:table-cell>
          <table:table-cell table:number-columns-repeated="2" office:value-type="string">
            <text:p>"Kompong Svay",</text:p>
          </table:table-cell>
          <table:table-cell table:number-columns-repeated="2" office:value-type="string">
            <text:p>"Vijaya",</text:p>
          </table:table-cell>
          <table:table-cell table:number-columns-repeated="12" table:style-name="ce2" office:value-type="string">
            <text:p>"-1",</text:p>
          </table:table-cell>
          <table:table-cell office:value-type="string">
            <text:p>"Seludong",</text:p>
          </table:table-cell>
          <table:table-cell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2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2" table:style-name="ce2" office:value-type="string">
            <text:p>"-1",</text:p>
          </table:table-cell>
          <table:table-cell table:number-columns-repeated="52" office:value-type="string">
            <text:p>"-1",</text:p>
          </table:table-cell>
          <table:table-cell table:style-name="ce4" office:value-type="string">
            <text:p>"Tungul",</text:p>
          </table:table-cell>
          <table:table-cell office:value-type="string">
            <text:p>"Tungul",</text:p>
          </table:table-cell>
          <table:table-cell table:number-columns-repeated="6" office:value-type="string">
            <text:p>"-1",</text:p>
          </table:table-cell>
          <table:table-cell office:value-type="string">
            <text:p>"Adulis",</text:p>
          </table:table-cell>
          <table:table-cell table:number-columns-repeated="2" office:value-type="string">
            <text:p>"Coloe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2" table:style-name="ce5" office:value-type="string">
            <text:p>"Qana",</text:p>
          </table:table-cell>
          <table:table-cell office:value-type="string">
            <text:p>"-1",</text:p>
          </table:table-cell>
          <table:table-cell table:number-columns-repeated="21" table:style-name="ce2" office:value-type="string">
            <text:p>"-1",</text:p>
          </table:table-cell>
          <table:table-cell table:number-columns-repeated="2" office:value-type="string">
            <text:p>"Vanavasi",</text:p>
          </table:table-cell>
          <table:table-cell table:number-columns-repeated="6" office:value-type="string">
            <text:p>"-1",</text:p>
          </table:table-cell>
          <table:table-cell table:number-columns-repeated="17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Ayutthaya",</text:p>
          </table:table-cell>
          <table:table-cell table:number-columns-repeated="2" office:value-type="string">
            <text:p>"Lavapura",</text:p>
          </table:table-cell>
          <table:table-cell table:style-name="ce2" office:value-type="string">
            <text:p>"-1",</text:p>
          </table:table-cell>
          <table:table-cell office:value-type="string">
            <text:p>"Vat Nokor",</text:p>
          </table:table-cell>
          <table:table-cell table:number-columns-repeated="2" office:value-type="string">
            <text:p>"Kompong Svay",</text:p>
          </table:table-cell>
          <table:table-cell table:number-columns-repeated="2" office:value-type="string">
            <text:p>"Vijaya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Tondo",</text:p>
          </table:table-cell>
          <table:table-cell table:number-columns-repeated="2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50" office:value-type="string">
            <text:p>"-1",</text:p>
          </table:table-cell>
          <table:table-cell table:number-columns-repeated="2" office:value-type="string">
            <text:p>"Tungul",</text:p>
          </table:table-cell>
          <table:table-cell office:value-type="string">
            <text:p>"-1",</text:p>
          </table:table-cell>
          <table:table-cell table:number-columns-repeated="2" table:style-name="ce6" office:value-type="string">
            <text:p>"Meroe",</text:p>
          </table:table-cell>
          <table:table-cell table:number-columns-repeated="3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Coloe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table:style-name="ce7" office:value-type="string">
            <text:p>"Mariba",</text:p>
          </table:table-cell>
          <table:table-cell table:number-columns-repeated="7" office:value-type="string">
            <text:p>"-1",</text:p>
          </table:table-cell>
          <table:table-cell table:number-columns-repeated="2" table:style-name="ce5" office:value-type="string">
            <text:p>"Qana",</text:p>
          </table:table-cell>
          <table:table-cell table:number-columns-repeated="22" table:style-name="ce2" office:value-type="string">
            <text:p>"-1",</text:p>
          </table:table-cell>
          <table:table-cell table:style-name="ce10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17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Rat Buri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Vat Banon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Vat Nokor",</text:p>
          </table:table-cell>
          <table:table-cell office:value-type="string">
            <text:p>"-1",</text:p>
          </table:table-cell>
          <table:table-cell table:number-columns-repeated="2" office:value-type="string">
            <text:p>"Kauthara",</text:p>
          </table:table-cell>
          <table:table-cell table:number-columns-repeated="10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0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31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0" office:value-type="string">
            <text:p>"-1",</text:p>
          </table:table-cell>
          <table:table-cell table:style-name="ce6" office:value-type="string">
            <text:p>"Meroe",</text:p>
          </table:table-cell>
          <table:table-cell table:style-name="ce4" office:value-type="string">
            <text:p>"Meroe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6" office:value-type="string">
            <text:p>"Axum",</text:p>
          </table:table-cell>
          <table:table-cell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style-name="ce8" office:value-type="string">
            <text:p>"Mariba",</text:p>
          </table:table-cell>
          <table:table-cell table:style-name="ce7" office:value-type="string">
            <text:p>"Mariba",</text:p>
          </table:table-cell>
          <table:table-cell table:number-columns-repeated="2" office:value-type="string">
            <text:p>"-1",</text:p>
          </table:table-cell>
          <table:table-cell table:number-columns-repeated="2" table:style-name="ce5" office:value-type="string">
            <text:p>"Kane",</text:p>
          </table:table-cell>
          <table:table-cell table:number-columns-repeated="2" office:value-type="string">
            <text:p>"-1",</text:p>
          </table:table-cell>
          <table:table-cell table:number-columns-repeated="25" table:style-name="ce2" office:value-type="string">
            <text:p>"-1",</text:p>
          </table:table-cell>
          <table:table-cell table:style-name="ce4" office:value-type="string">
            <text:p>"Vanchi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5" office:value-type="string">
            <text:p>"Kaveripattinam",</text:p>
          </table:table-cell>
          <table:table-cell table:style-name="ce8" office:value-type="string">
            <text:p>"Kaveripattinam",</text:p>
          </table:table-cell>
          <table:table-cell table:number-columns-repeated="17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Muang Sing",</text:p>
          </table:table-cell>
          <table:table-cell office:value-type="string">
            <text:p>"Rat Buri",</text:p>
          </table:table-cell>
          <table:table-cell table:style-name="ce2" office:value-type="string">
            <text:p>"-1",</text:p>
          </table:table-cell>
          <table:table-cell table:number-columns-repeated="3" office:value-type="string">
            <text:p>"Vat Banon",</text:p>
          </table:table-cell>
          <table:table-cell table:number-columns-repeated="2" office:value-type="string">
            <text:p>"Vat Nokor",</text:p>
          </table:table-cell>
          <table:table-cell office:value-type="string">
            <text:p>"-1",</text:p>
          </table:table-cell>
          <table:table-cell table:number-columns-repeated="2" office:value-type="string">
            <text:p>"Kauthara",</text:p>
          </table:table-cell>
          <table:table-cell table:number-columns-repeated="17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9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31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4" office:value-type="string">
            <text:p>"Axum",</text:p>
          </table:table-cell>
          <table:table-cell table:style-name="ce6" office:value-type="string">
            <text:p>"Axum",</text:p>
          </table:table-cell>
          <table:table-cell table:number-columns-repeated="2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table:style-name="ce5" office:value-type="string">
            <text:p>"D'mt",</text:p>
          </table:table-cell>
          <table:table-cell table:number-columns-repeated="2" table:style-name="ce5" office:value-type="string">
            <text:p>"Timna",</text:p>
          </table:table-cell>
          <table:table-cell table:number-columns-repeated="2" table:style-name="ce5" office:value-type="string">
            <text:p>"Kane",</text:p>
          </table:table-cell>
          <table:table-cell table:number-columns-repeated="27" table:style-name="ce2" office:value-type="string">
            <text:p>"-1",</text:p>
          </table:table-cell>
          <table:table-cell table:number-columns-repeated="2" table:style-name="ce10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5" office:value-type="string">
            <text:p>"Kaveripattinam",</text:p>
          </table:table-cell>
          <table:table-cell table:number-columns-repeated="18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Muang Sing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Phnom Chisor",</text:p>
          </table:table-cell>
          <table:table-cell office:value-type="string">
            <text:p>"-1",</text:p>
          </table:table-cell>
          <table:table-cell table:number-columns-repeated="2" office:value-type="string">
            <text:p>"Prey Nokor",</text:p>
          </table:table-cell>
          <table:table-cell table:number-columns-repeated="10" table:style-name="ce2" office:value-type="string">
            <text:p>"-1",</text:p>
          </table:table-cell>
          <table:table-cell office:value-type="string">
            <text:p>"Palawan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Iloilo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0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32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style-name="ce5" office:value-type="string">
            <text:p>"D'mt",</text:p>
          </table:table-cell>
          <table:table-cell table:number-columns-repeated="2" table:style-name="ce5" office:value-type="string">
            <text:p>"Timna",</text:p>
          </table:table-cell>
          <table:table-cell table:number-columns-repeated="29" table:style-name="ce2" office:value-type="string">
            <text:p>"-1",</text:p>
          </table:table-cell>
          <table:table-cell table:number-columns-repeated="2" table:style-name="ce5" office:value-type="string">
            <text:p>"Kumari",</text:p>
          </table:table-cell>
          <table:table-cell table:style-name="ce3" office:value-type="string">
            <text:p>"-1",</text:p>
          </table:table-cell>
          <table:table-cell office:value-type="string">
            <text:p>"Talavanapura",</text:p>
          </table:table-cell>
          <table:table-cell table:number-columns-repeated="2" office:value-type="string">
            <text:p>"Uraiyur",</text:p>
          </table:table-cell>
          <table:table-cell office:value-type="string">
            <text:p>"Kanchipuram",</text:p>
          </table:table-cell>
          <table:table-cell table:number-columns-repeated="19" table:style-name="ce2" office:value-type="string">
            <text:p>"-1",</text:p>
          </table:table-cell>
          <table:table-cell table:number-columns-repeated="2" office:value-type="string">
            <text:p>"Chaiya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Phnom Chisor",</text:p>
          </table:table-cell>
          <table:table-cell table:number-columns-repeated="2" office:value-type="string">
            <text:p>"O Keo",</text:p>
          </table:table-cell>
          <table:table-cell office:value-type="string">
            <text:p>"Prey Nokor",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Palawan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Iloilo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0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4" table:style-name="ce2" office:value-type="string">
            <text:p>"-1",</text:p>
          </table:table-cell>
          <table:table-cell table:number-columns-repeated="60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Avalites",</text:p>
          </table:table-cell>
          <table:table-cell table:number-columns-repeated="34" table:style-name="ce2" office:value-type="string">
            <text:p>"-1",</text:p>
          </table:table-cell>
          <table:table-cell table:style-name="ce5" office:value-type="string">
            <text:p>"Kumari",</text:p>
          </table:table-cell>
          <table:table-cell table:style-name="ce3" office:value-type="string">
            <text:p>"-1",</text:p>
          </table:table-cell>
          <table:table-cell office:value-type="string">
            <text:p>"Talavanapura",</text:p>
          </table:table-cell>
          <table:table-cell table:number-columns-repeated="2" office:value-type="string">
            <text:p>"Uraiyur",</text:p>
          </table:table-cell>
          <table:table-cell office:value-type="string">
            <text:p>"Kanchipuram",</text:p>
          </table:table-cell>
          <table:table-cell table:number-columns-repeated="19" table:style-name="ce2" office:value-type="string">
            <text:p>"-1",</text:p>
          </table:table-cell>
          <table:table-cell table:number-columns-repeated="2" office:value-type="string">
            <text:p>"Chaiya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"O Keo",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0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5" table:style-name="ce2" office:value-type="string">
            <text:p>"-1",</text:p>
          </table:table-cell>
          <table:table-cell table:number-columns-repeated="55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Avalites",</text:p>
          </table:table-cell>
          <table:table-cell table:number-columns-repeated="34" table:style-name="ce2" office:value-type="string">
            <text:p>"-1",</text:p>
          </table:table-cell>
          <table:table-cell table:number-columns-repeated="2" table:style-name="ce5" office:value-type="string">
            <text:p>"Korkai",</text:p>
          </table:table-cell>
          <table:table-cell office:value-type="string">
            <text:p>"-1",</text:p>
          </table:table-cell>
          <table:table-cell table:style-name="ce8" office:value-type="string">
            <text:p>"Madurai",</text:p>
          </table:table-cell>
          <table:table-cell table:style-name="ce5" office:value-type="string">
            <text:p>"Madurai",</text:p>
          </table:table-cell>
          <table:table-cell table:number-columns-repeated="20" table:style-name="ce2" office:value-type="string">
            <text:p>"-1",</text:p>
          </table:table-cell>
          <table:table-cell table:number-columns-repeated="2" office:value-type="string">
            <text:p>"Tambralinga",</text:p>
          </table:table-cell>
          <table:table-cell table:number-columns-repeated="28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16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6" table:style-name="ce2" office:value-type="string">
            <text:p>"-1",</text:p>
          </table:table-cell>
          <table:table-cell table:number-columns-repeated="59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Malao",</text:p>
          </table:table-cell>
          <table:table-cell table:number-columns-repeated="6" table:style-name="ce2" office:value-type="string">
            <text:p>"-1",</text:p>
          </table:table-cell>
          <table:table-cell office:value-type="string">
            <text:p>"Mosyllum",</text:p>
          </table:table-cell>
          <table:table-cell table:number-columns-repeated="3" office:value-type="string">
            <text:p>"-1",</text:p>
          </table:table-cell>
          <table:table-cell table:number-columns-repeated="26" table:style-name="ce2" office:value-type="string">
            <text:p>"-1",</text:p>
          </table:table-cell>
          <table:table-cell table:style-name="ce5" office:value-type="string">
            <text:p>"Korkai",</text:p>
          </table:table-cell>
          <table:table-cell office:value-type="string">
            <text:p>"-1",</text:p>
          </table:table-cell>
          <table:table-cell table:style-name="ce5" office:value-type="string">
            <text:p>"Madurai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9" table:style-name="ce2" office:value-type="string">
            <text:p>"-1",</text:p>
          </table:table-cell>
          <table:table-cell office:value-type="string">
            <text:p>"Tambralinga",</text:p>
          </table:table-cell>
          <table:table-cell office:value-type="string">
            <text:p>"Singhala",</text:p>
          </table:table-cell>
          <table:table-cell table:number-columns-repeated="17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8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6" table:style-name="ce2" office:value-type="string">
            <text:p>"-1",</text:p>
          </table:table-cell>
          <table:table-cell table:number-columns-repeated="57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Malao",</text:p>
          </table:table-cell>
          <table:table-cell office:value-type="string">
            <text:p>"-1",</text:p>
          </table:table-cell>
          <table:table-cell table:number-columns-repeated="2" office:value-type="string">
            <text:p>"Mundus",</text:p>
          </table:table-cell>
          <table:table-cell office:value-type="string">
            <text:p>"-1",</text:p>
          </table:table-cell>
          <table:table-cell table:number-columns-repeated="2" office:value-type="string">
            <text:p>"Mosyllum",</text:p>
          </table:table-cell>
          <table:table-cell table:number-columns-repeated="3" office:value-type="string">
            <text:p>"-1",</text:p>
          </table:table-cell>
          <table:table-cell table:number-columns-repeated="26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0" table:style-name="ce2" office:value-type="string">
            <text:p>"-1",</text:p>
          </table:table-cell>
          <table:table-cell table:number-columns-repeated="2" office:value-type="string">
            <text:p>"Singhala",</text:p>
          </table:table-cell>
          <table:table-cell office:value-type="string">
            <text:p>"-1",</text:p>
          </table:table-cell>
          <table:table-cell table:number-columns-repeated="14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7" table:style-name="ce2" office:value-type="string">
            <text:p>"-1",</text:p>
          </table:table-cell>
          <table:table-cell table:number-columns-repeated="5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9" office:value-type="string">
            <text:p>"-1",</text:p>
          </table:table-cell>
          <table:table-cell table:number-columns-repeated="31" table:style-name="ce2" office:value-type="string">
            <text:p>"-1",</text:p>
          </table:table-cell>
          <table:table-cell table:number-columns-repeated="2" table:style-name="ce6" office:value-type="string">
            <text:p>"-1",</text:p>
          </table:table-cell>
          <table:table-cell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2" office:value-type="string">
            <text:p>"Lamuri",</text:p>
          </table:table-cell>
          <table:table-cell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12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2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8" table:style-name="ce2" office:value-type="string">
            <text:p>"-1",</text:p>
          </table:table-cell>
          <table:table-cell table:number-columns-repeated="56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number-columns-repeated="31" table:style-name="ce2" office:value-type="string">
            <text:p>"-1",</text:p>
          </table:table-cell>
          <table:table-cell table:number-columns-repeated="2" table:style-name="ce7" office:value-type="string">
            <text:p>"Anuradhapura",</text:p>
          </table:table-cell>
          <table:table-cell office:value-type="string">
            <text:p>"-1",</text:p>
          </table:table-cell>
          <table:table-cell table:number-columns-repeated="12" table:style-name="ce2" office:value-type="string">
            <text:p>"-1",</text:p>
          </table:table-cell>
          <table:table-cell office:value-type="string">
            <text:p>"Lamuri",</text:p>
          </table:table-cell>
          <table:table-cell table:number-columns-repeated="2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Poni",</text:p>
          </table:table-cell>
          <table:table-cell table:number-columns-repeated="5" office:value-type="string">
            <text:p>"-1",</text:p>
          </table:table-cell>
          <table:table-cell table:number-columns-repeated="10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9" table:style-name="ce2" office:value-type="string">
            <text:p>"-1",</text:p>
          </table:table-cell>
          <table:table-cell table:number-columns-repeated="2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9" office:value-type="string">
            <text:p>"-1",</text:p>
          </table:table-cell>
          <table:table-cell table:number-columns-repeated="31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7" office:value-type="string">
            <text:p>"Anuradhapura",</text:p>
          </table:table-cell>
          <table:table-cell office:value-type="string">
            <text:p>"-1",</text:p>
          </table:table-cell>
          <table:table-cell table:number-columns-repeated="13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office:value-type="string">
            <text:p>"Poni",</text:p>
          </table:table-cell>
          <table:table-cell table:number-columns-repeated="4"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4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0" table:style-name="ce2" office:value-type="string">
            <text:p>"-1",</text:p>
          </table:table-cell>
          <table:table-cell table:number-columns-repeated="10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40" office:value-type="string">
            <text:p>"-1",</text:p>
          </table:table-cell>
          <table:table-cell table:number-columns-repeated="2" table:style-name="ce3" office:value-type="string">
            <text:p>"-1",</text:p>
          </table:table-cell>
          <table:table-cell table:number-columns-repeated="9" office:value-type="string">
            <text:p>"-1",</text:p>
          </table:table-cell>
          <table:table-cell table:number-columns-repeated="32" table:style-name="ce2" office:value-type="string">
            <text:p>"-1",</text:p>
          </table:table-cell>
          <table:table-cell table:number-columns-repeated="2" office:value-type="string">
            <text:p>"Kelaniya",</text:p>
          </table:table-cell>
          <table:table-cell table:style-name="ce3" office:value-type="string">
            <text:p>"-1",</text:p>
          </table:table-cell>
          <table:table-cell office:value-type="string">
            <text:p>"Katharagama",</text:p>
          </table:table-cell>
          <table:table-cell table:number-columns-repeated="13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Kota Gelanggi",</text:p>
          </table:table-cell>
          <table:table-cell table:number-columns-repeated="8" table:style-name="ce2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7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1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6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42" office:value-type="string">
            <text:p>"-1",</text:p>
          </table:table-cell>
          <table:table-cell table:number-columns-repeated="34" table:style-name="ce2" office:value-type="string">
            <text:p>"-1",</text:p>
          </table:table-cell>
          <table:table-cell office:value-type="string">
            <text:p>"Kelaniya",</text:p>
          </table:table-cell>
          <table:table-cell table:number-columns-repeated="2" office:value-type="string">
            <text:p>"Katharagama",</text:p>
          </table:table-cell>
          <table:table-cell table:number-columns-repeated="14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Kota Gelanggi",</text:p>
          </table:table-cell>
          <table:table-cell table:number-columns-repeated="5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5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5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11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9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40" office:value-type="string">
            <text:p>"-1",</text:p>
          </table:table-cell>
          <table:table-cell table:number-columns-repeated="54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office:value-type="string">
            <text:p>"Jambi",</text:p>
          </table:table-cell>
          <table:table-cell table:number-columns-repeated="7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14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0" table:style-name="ce2" office:value-type="string">
            <text:p>"-1",</text:p>
          </table:table-cell>
          <table:table-cell table:number-columns-repeated="31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8" office:value-type="string">
            <text:p>"-1",</text:p>
          </table:table-cell>
          <table:table-cell table:number-columns-repeated="55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Jambi",</text:p>
          </table:table-cell>
          <table:table-cell table:number-columns-repeated="6" table:style-name="ce2" office:value-type="string">
            <text:p>"-1",</text:p>
          </table:table-cell>
          <table:table-cell table:number-columns-repeated="1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2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0" table:style-name="ce2" office:value-type="string">
            <text:p>"-1",</text:p>
          </table:table-cell>
          <table:table-cell table:number-columns-repeated="31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7" office:value-type="string">
            <text:p>"-1",</text:p>
          </table:table-cell>
          <table:table-cell table:number-columns-repeated="58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Jambi",</text:p>
          </table:table-cell>
          <table:table-cell office:value-type="string">
            <text:p>"Palembang",</text:p>
          </table:table-cell>
          <table:table-cell table:number-columns-repeated="6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table:number-columns-repeated="2" office:value-type="string">
            <text:p>"Tajungpura",</text:p>
          </table:table-cell>
          <table:table-cell office:value-type="string">
            <text:p>"-1",</text:p>
          </table:table-cell>
          <table:table-cell office:value-type="string">
            <text:p>"Banjarmasi",</text:p>
          </table:table-cell>
          <table:table-cell table:number-columns-repeated="3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8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9" table:style-name="ce2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0" table:style-name="ce2" office:value-type="string">
            <text:p>"-1",</text:p>
          </table:table-cell>
          <table:table-cell table:number-columns-repeated="31" office:value-type="string">
            <text:p>"-1",</text:p>
          </table:table-cell>
          <table:table-cell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number-columns-repeated="61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office:value-type="string">
            <text:p>"Palembang",</text:p>
          </table:table-cell>
          <table:table-cell table:number-columns-repeated="6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office:value-type="string">
            <text:p>"Tajungpura",</text:p>
          </table:table-cell>
          <table:table-cell table:number-columns-repeated="2" table:style-name="ce2" office:value-type="string">
            <text:p>"-1",</text:p>
          </table:table-cell>
          <table:table-cell table:number-columns-repeated="3" office:value-type="string">
            <text:p>"Banjarmasi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4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0" table:style-name="ce2" office:value-type="string">
            <text:p>"-1",</text:p>
          </table:table-cell>
          <table:table-cell table:number-columns-repeated="36" office:value-type="string">
            <text:p>"-1",</text:p>
          </table:table-cell>
          <table:table-cell table:number-columns-repeated="65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office:value-type="string">
            <text:p>"Kotabumi",</text:p>
          </table:table-cell>
          <table:table-cell table:number-columns-repeated="18" table:style-name="ce2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10" table:style-name="ce2" office:value-type="string">
            <text:p>"-1",</text:p>
          </table:table-cell>
          <table:table-cell table:number-columns-repeated="6" office:value-type="string">
            <text:p>"-1",</text:p>
          </table:table-cell>
          <table:table-cell table:style-name="ce3" office:value-type="string">
            <text:p>"-1",</text:p>
          </table:table-cell>
          <table:table-cell table:number-columns-repeated="3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1" table:style-name="ce2" office:value-type="string">
            <text:p>"-1",</text:p>
          </table:table-cell>
          <table:table-cell table:number-columns-repeated="34" office:value-type="string">
            <text:p>"-1",</text:p>
          </table:table-cell>
          <table:table-cell table:number-columns-repeated="67" table:style-name="ce2" office:value-type="string">
            <text:p>"-1",</text:p>
          </table:table-cell>
          <table:table-cell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"Kotabumi",</text:p>
          </table:table-cell>
          <table:table-cell table:number-columns-repeated="17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1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number-columns-repeated="3" table:style-name="ce3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2" table:style-name="ce2" office:value-type="string">
            <text:p>"-1",</text:p>
          </table:table-cell>
          <table:table-cell table:number-columns-repeated="33" office:value-type="string">
            <text:p>"-1",</text:p>
          </table:table-cell>
          <table:table-cell table:number-columns-repeated="68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office:value-type="string">
            <text:p>"Sunda Kelapa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2" table:style-name="ce2" office:value-type="string">
            <text:p>"-1",</text:p>
          </table:table-cell>
          <table:table-cell table:number-columns-repeated="2" office:value-type="string">
            <text:p>"Kahuripan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13" table:style-name="ce2" office:value-type="string">
            <text:p>"-1",</text:p>
          </table:table-cell>
          <table:table-cell table:number-columns-repeated="5" office:value-type="string">
            <text:p>"-1",</text:p>
          </table:table-cell>
          <table:table-cell table:style-name="ce3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2" table:style-name="ce2" office:value-type="string">
            <text:p>"-1",</text:p>
          </table:table-cell>
          <table:table-cell table:number-columns-repeated="33" office:value-type="string">
            <text:p>"-1",</text:p>
          </table:table-cell>
          <table:table-cell table:number-columns-repeated="70" table:style-name="ce2" office:value-type="string">
            <text:p>"-1",</text:p>
          </table:table-cell>
          <table:table-cell table:number-columns-repeated="2" office:value-type="string">
            <text:p>"Sunda Kelapa",</text:p>
          </table:table-cell>
          <table:table-cell table:number-columns-repeated="2" office:value-type="string">
            <text:p>"Bergota",</text:p>
          </table:table-cell>
          <table:table-cell table:number-columns-repeated="2" office:value-type="string">
            <text:p>"Mataram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Kahuripan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-1",</text:p>
          </table:table-cell>
          <table:table-cell table:number-columns-repeated="3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table:number-columns-repeated="10" table:style-name="ce2" office:value-type="string">
            <text:p>"-1",</text:p>
          </table:table-cell>
          <table:table-cell table:number-columns-repeated="4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3" table:style-name="ce2" office:value-type="string">
            <text:p>"-1",</text:p>
          </table:table-cell>
          <table:table-cell table:number-columns-repeated="32" office:value-type="string">
            <text:p>"-1",</text:p>
          </table:table-cell>
          <table:table-cell table:number-columns-repeated="70" table:style-name="ce2" office:value-type="string">
            <text:p>"-1",</text:p>
          </table:table-cell>
          <table:table-cell table:number-columns-repeated="2" office:value-type="string">
            <text:p>"Sunda Kelapa",</text:p>
          </table:table-cell>
          <table:table-cell table:number-columns-repeated="2" office:value-type="string">
            <text:p>"Bergota",</text:p>
          </table:table-cell>
          <table:table-cell table:number-columns-repeated="2" office:value-type="string">
            <text:p>"Mataram",</text:p>
          </table:table-cell>
          <table:table-cell table:number-columns-repeated="2" office:value-type="string">
            <text:p>"Kahuripan",</text:p>
          </table:table-cell>
          <table:table-cell office:value-type="string">
            <text:p>"-1",</text:p>
          </table:table-cell>
          <table:table-cell table:number-columns-repeated="4" table:style-name="ce2" office:value-type="string">
            <text:p>"-1",</text:p>
          </table:table-cell>
          <table:table-cell table:number-columns-repeated="2" office:value-type="string">
            <text:p>"Bali",</text:p>
          </table:table-cell>
          <table:table-cell table:number-columns-repeated="4" table:style-name="ce2" office:value-type="string">
            <text:p>"-1",</text:p>
          </table:table-cell>
          <table:table-cell office:value-type="string">
            <text:p>"Sunda",</text:p>
          </table:table-cell>
          <table:table-cell table:number-columns-repeated="18" table:style-name="ce2" office:value-type="string">
            <text:p>"-1",</text:p>
          </table:table-cell>
          <table:table-cell table:number-columns-repeated="3" office:value-type="string">
            <text:p>"-1",</text:p>
          </table:table-cell>
          <table:table-cell office:value-type="string">
            <text:p>),</text:p>
          </table:table-cell>
          <table:table-cell table:number-columns-repeated="846"/>
        </table:table-row>
        <table:table-row table:style-name="ro3">
          <table:table-cell office:value-type="string">
            <text:p>(</text:p>
          </table:table-cell>
          <table:table-cell table:number-columns-repeated="33" table:style-name="ce2" office:value-type="string">
            <text:p>"-1",</text:p>
          </table:table-cell>
          <table:table-cell table:number-columns-repeated="32" office:value-type="string">
            <text:p>"-1",</text:p>
          </table:table-cell>
          <table:table-cell table:number-columns-repeated="109" table:style-name="ce2" office:value-type="string">
            <text:p>"-1",</text:p>
          </table:table-cell>
          <table:table-cell table:number-columns-repeated="2" office:value-type="string">
            <text:p>"-1",</text:p>
          </table:table-cell>
          <table:table-cell office:value-type="string">
            <text:p>))</text:p>
          </table:table-cell>
          <table:table-cell table:number-columns-repeated="846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1"/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9" table:style-name="Default" office:value-type="string">
            <text:p>"-1",</text:p>
          </table:table-cell>
          <table:table-cell table:style-name="Default" office:value-type="string">
            <text:p>"Eboracum",</text:p>
          </table:table-cell>
          <table:table-cell table:number-columns-repeated="15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number-columns-repeated="2" table:style-name="Default" office:value-type="string">
            <text:p>"Mancunium",</text:p>
          </table:table-cell>
          <table:table-cell table:number-columns-repeated="15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Deva",</text:p>
          </table:table-cell>
          <table:table-cell table:style-name="Default" office:value-type="string">
            <text:p>"Durobrivae",</text:p>
          </table:table-cell>
          <table:table-cell table:style-name="Default" office:value-type="string">
            <text:p>"Lindum",</text:p>
          </table:table-cell>
          <table:table-cell table:number-columns-repeated="15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Uriconium",</text:p>
          </table:table-cell>
          <table:table-cell table:style-name="Default" office:value-type="string">
            <text:p>"Durobrivae",</text:p>
          </table:table-cell>
          <table:table-cell table:style-name="Default" office:value-type="string">
            <text:p>"Lindum",</text:p>
          </table:table-cell>
          <table:table-cell table:number-columns-repeated="2" table:style-name="Default" office:value-type="string">
            <text:p>"Venta Icenorum",</text:p>
          </table:table-cell>
          <table:table-cell table:number-columns-repeated="15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6" table:style-name="Default" office:value-type="string">
            <text:p>"-1",</text:p>
          </table:table-cell>
          <table:table-cell table:style-name="Default" office:value-type="string">
            <text:p>"Maridunum",</text:p>
          </table:table-cell>
          <table:table-cell table:style-name="Default" office:value-type="string">
            <text:p>"Isca Silurum",</text:p>
          </table:table-cell>
          <table:table-cell table:style-name="Default" office:value-type="string">
            <text:p>"Glevum",</text:p>
          </table:table-cell>
          <table:table-cell table:style-name="Default" office:value-type="string">
            <text:p>"Verulamium",</text:p>
          </table:table-cell>
          <table:table-cell table:number-columns-repeated="2" table:style-name="Default" office:value-type="string">
            <text:p>"Londinium",</text:p>
          </table:table-cell>
          <table:table-cell table:style-name="Default" office:value-type="string">
            <text:p>"Camulodunum",</text:p>
          </table:table-cell>
          <table:table-cell table:number-columns-repeated="15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Aquae Solis",</text:p>
          </table:table-cell>
          <table:table-cell table:style-name="Default" office:value-type="string">
            <text:p>"Verulamium",</text:p>
          </table:table-cell>
          <table:table-cell table:number-columns-repeated="2" table:style-name="Default" office:value-type="string">
            <text:p>"Londinium",</text:p>
          </table:table-cell>
          <table:table-cell table:number-columns-repeated="15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Vindogladia",</text:p>
          </table:table-cell>
          <table:table-cell table:style-name="Default" office:value-type="string">
            <text:p>"Clausentum",</text:p>
          </table:table-cell>
          <table:table-cell table:style-name="Default" office:value-type="string">
            <text:p>"Regnum",</text:p>
          </table:table-cell>
          <table:table-cell table:style-name="Default" office:value-type="string">
            <text:p>"Dubrae",</text:p>
          </table:table-cell>
          <table:table-cell table:style-name="Default" office:value-type="string">
            <text:p>"Durovernum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Ganuenta",</text:p>
          </table:table-cell>
          <table:table-cell table:style-name="Default" office:value-type="string">
            <text:p>"Traiectum",</text:p>
          </table:table-cell>
          <table:table-cell table:number-columns-repeated="147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Isca Dumnoniarum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Gesoriacum",</text:p>
          </table:table-cell>
          <table:table-cell table:style-name="Default" office:value-type="string">
            <text:p>"Caletum",</text:p>
          </table:table-cell>
          <table:table-cell table:style-name="Default" office:value-type="string">
            <text:p>"Tornacum",</text:p>
          </table:table-cell>
          <table:table-cell table:style-name="Default" office:value-type="string">
            <text:p>"Bruccia",</text:p>
          </table:table-cell>
          <table:table-cell table:style-name="Default" office:value-type="string">
            <text:p>"Noviomagus Batavorum",</text:p>
          </table:table-cell>
          <table:table-cell table:style-name="Default" office:value-type="string">
            <text:p>"Tricensimae",</text:p>
          </table:table-cell>
          <table:table-cell table:number-columns-repeated="14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24" table:style-name="Default" office:value-type="string">
            <text:p>"-1",</text:p>
          </table:table-cell>
          <table:table-cell table:style-name="Default" office:value-type="string">
            <text:p>"Gesoriacum",</text:p>
          </table:table-cell>
          <table:table-cell table:style-name="Default" office:value-type="string">
            <text:p>"Atrebatum",</text:p>
          </table:table-cell>
          <table:table-cell table:style-name="Default" office:value-type="string">
            <text:p>"Bagacum",</text:p>
          </table:table-cell>
          <table:table-cell table:style-name="Default" office:value-type="string">
            <text:p>"Atuatuca Tungrorum",</text:p>
          </table:table-cell>
          <table:table-cell table:number-columns-repeated="2" table:style-name="Default" office:value-type="string">
            <text:p>"Colonia Agrippina",</text:p>
          </table:table-cell>
          <table:table-cell table:number-columns-repeated="128" table:style-name="Default" office:value-type="string">
            <text:p>"-1",</text:p>
          </table:table-cell>
          <table:table-cell table:number-columns-repeated="2" table:style-name="Default" office:value-type="string">
            <text:p>"Buyeo",</text:p>
          </table:table-cell>
          <table:table-cell table:number-columns-repeated="1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24" table:style-name="Default" office:value-type="string">
            <text:p>"-1",</text:p>
          </table:table-cell>
          <table:table-cell table:number-columns-repeated="2" table:style-name="Default" office:value-type="string">
            <text:p>"Samarobriva",</text:p>
          </table:table-cell>
          <table:table-cell table:style-name="Default" office:value-type="string">
            <text:p>"Camaracum",</text:p>
          </table:table-cell>
          <table:table-cell table:style-name="Default" office:value-type="string">
            <text:p>"Trajectum",</text:p>
          </table:table-cell>
          <table:table-cell table:style-name="Default" office:value-type="string">
            <text:p>"Bonna",</text:p>
          </table:table-cell>
          <table:table-cell table:style-name="Default" office:value-type="string">
            <text:p>"Confluentes",</text:p>
          </table:table-cell>
          <table:table-cell table:style-name="Default" office:value-type="string">
            <text:p>"Bingium",</text:p>
          </table:table-cell>
          <table:table-cell table:number-columns-repeated="127" table:style-name="Default" office:value-type="string">
            <text:p>"-1",</text:p>
          </table:table-cell>
          <table:table-cell table:number-columns-repeated="2" table:style-name="Default" office:value-type="string">
            <text:p>"Buyeo",</text:p>
          </table:table-cell>
          <table:table-cell table:number-columns-repeated="1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Constanti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Ratumacos",</text:p>
          </table:table-cell>
          <table:table-cell table:number-columns-repeated="2" table:style-name="Default" office:value-type="string">
            <text:p>"Bratuspance",</text:p>
          </table:table-cell>
          <table:table-cell table:style-name="Default" office:value-type="string">
            <text:p>"Alaudanum",</text:p>
          </table:table-cell>
          <table:table-cell table:style-name="Default" office:value-type="string">
            <text:p>"Durocortorum",</text:p>
          </table:table-cell>
          <table:table-cell table:style-name="Default" office:value-type="string">
            <text:p>"Aduatuca Tungrorum",</text:p>
          </table:table-cell>
          <table:table-cell table:style-name="Default" office:value-type="string">
            <text:p>"Treverorum",</text:p>
          </table:table-cell>
          <table:table-cell table:style-name="Default" office:value-type="string">
            <text:p>"Gelduba",</text:p>
          </table:table-cell>
          <table:table-cell table:style-name="Default" office:value-type="string">
            <text:p>"Mogontiacum",</text:p>
          </table:table-cell>
          <table:table-cell table:number-columns-repeated="129" table:style-name="Default" office:value-type="string">
            <text:p>"-1",</text:p>
          </table:table-cell>
          <table:table-cell table:number-columns-repeated="2" table:style-name="Default" office:value-type="string">
            <text:p>"Sanggyeong",</text:p>
          </table:table-cell>
          <table:table-cell table:number-columns-repeated="1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Gesocribate",</text:p>
          </table:table-cell>
          <table:table-cell table:style-name="Default" office:value-type="string">
            <text:p>"Condate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onstantia",</text:p>
          </table:table-cell>
          <table:table-cell table:style-name="Default" office:value-type="string">
            <text:p>"Augustodurum",</text:p>
          </table:table-cell>
          <table:table-cell table:style-name="Default" office:value-type="string">
            <text:p>"Noviomagus",</text:p>
          </table:table-cell>
          <table:table-cell table:number-columns-repeated="2" table:style-name="Default" office:value-type="string">
            <text:p>"Mediolanum Aulercorum",</text:p>
          </table:table-cell>
          <table:table-cell table:style-name="Default" office:value-type="string">
            <text:p>"Meledunum",</text:p>
          </table:table-cell>
          <table:table-cell table:style-name="Default" office:value-type="string">
            <text:p>"Caesaromagus",</text:p>
          </table:table-cell>
          <table:table-cell table:style-name="Default" office:value-type="string">
            <text:p>"Augustomagus",</text:p>
          </table:table-cell>
          <table:table-cell table:style-name="Default" office:value-type="string">
            <text:p>"Verodunum",</text:p>
          </table:table-cell>
          <table:table-cell table:style-name="Default" office:value-type="string">
            <text:p>"Leodicum",</text:p>
          </table:table-cell>
          <table:table-cell table:style-name="Default" office:value-type="string">
            <text:p>"Treverorum",</text:p>
          </table:table-cell>
          <table:table-cell table:style-name="Default" office:value-type="string">
            <text:p>"Durum",</text:p>
          </table:table-cell>
          <table:table-cell table:style-name="Default" office:value-type="string">
            <text:p>"Concordia",</text:p>
          </table:table-cell>
          <table:table-cell table:number-columns-repeated="15" table:style-name="Default" office:value-type="string">
            <text:p>"-1",</text:p>
          </table:table-cell>
          <table:table-cell table:number-columns-repeated="2" table:style-name="Default" office:value-type="string">
            <text:p>"Potaissa",</text:p>
          </table:table-cell>
          <table:table-cell table:number-columns-repeated="72" table:style-name="Default" office:value-type="string">
            <text:p>"-1",</text:p>
          </table:table-cell>
          <table:table-cell table:number-columns-repeated="2" table:style-name="Default" office:value-type="string">
            <text:p>"Turpan",</text:p>
          </table:table-cell>
          <table:table-cell table:number-columns-repeated="38" table:style-name="Default" office:value-type="string">
            <text:p>"-1",</text:p>
          </table:table-cell>
          <table:table-cell table:number-columns-repeated="2" table:style-name="Default" office:value-type="string">
            <text:p>"Sanggyeong",</text:p>
          </table:table-cell>
          <table:table-cell table:number-columns-repeated="2" table:style-name="Default" office:value-type="string">
            <text:p>"Chaekseong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Corisopitum",</text:p>
          </table:table-cell>
          <table:table-cell table:number-columns-repeated="2" table:style-name="Default" office:value-type="string">
            <text:p>"Condate",</text:p>
          </table:table-cell>
          <table:table-cell table:style-name="Default" office:value-type="string">
            <text:p>"Ingena",</text:p>
          </table:table-cell>
          <table:table-cell table:number-columns-repeated="2" table:style-name="Default" office:value-type="string">
            <text:p>"Argentan",</text:p>
          </table:table-cell>
          <table:table-cell table:style-name="Default" office:value-type="string">
            <text:p>"Autricum",</text:p>
          </table:table-cell>
          <table:table-cell table:style-name="Default" office:value-type="string">
            <text:p>"Lutetia",</text:p>
          </table:table-cell>
          <table:table-cell table:style-name="Default" office:value-type="string">
            <text:p>"Meledunum",</text:p>
          </table:table-cell>
          <table:table-cell table:number-columns-repeated="2" table:style-name="Default" office:value-type="string">
            <text:p>"Maurica",</text:p>
          </table:table-cell>
          <table:table-cell table:style-name="Default" office:value-type="string">
            <text:p>"Andematunnum",</text:p>
          </table:table-cell>
          <table:table-cell table:number-columns-repeated="2" table:style-name="Default" office:value-type="string">
            <text:p>"Divodurum",</text:p>
          </table:table-cell>
          <table:table-cell table:style-name="Default" office:value-type="string">
            <text:p>"Tabernae",</text:p>
          </table:table-cell>
          <table:table-cell table:style-name="Default" office:value-type="string">
            <text:p>"Argentoratum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Noricum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Abruttus",</text:p>
          </table:table-cell>
          <table:table-cell table:number-columns-repeated="2" table:style-name="Default" office:value-type="string">
            <text:p>"Potaissa",</text:p>
          </table:table-cell>
          <table:table-cell table:style-name="Default" office:value-type="string">
            <text:p>"Ubiorum",</text:p>
          </table:table-cell>
          <table:table-cell table:number-columns-repeated="15" table:style-name="Default" office:value-type="string">
            <text:p>"-1",</text:p>
          </table:table-cell>
          <table:table-cell table:number-columns-repeated="3" table:style-name="Default" office:value-type="string">
            <text:p>"Tanais",</text:p>
          </table:table-cell>
          <table:table-cell table:number-columns-repeated="53" table:style-name="Default" office:value-type="string">
            <text:p>"-1",</text:p>
          </table:table-cell>
          <table:table-cell table:number-columns-repeated="2" table:style-name="Default" office:value-type="string">
            <text:p>"Turpan",</text:p>
          </table:table-cell>
          <table:table-cell table:number-columns-repeated="32" table:style-name="Default" office:value-type="string">
            <text:p>"-1",</text:p>
          </table:table-cell>
          <table:table-cell table:number-columns-repeated="2" table:style-name="Default" office:value-type="string">
            <text:p>"Liao-tung",</text:p>
          </table:table-cell>
          <table:table-cell table:style-name="Default" office:value-type="string">
            <text:p>"Jolbonseong",</text:p>
          </table:table-cell>
          <table:table-cell table:number-columns-repeated="2" table:style-name="Default" office:value-type="string">
            <text:p>"Guknaeseong",</text:p>
          </table:table-cell>
          <table:table-cell table:number-columns-repeated="2" table:style-name="Default" office:value-type="string">
            <text:p>"Junggyeo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aekseong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Darioritum",</text:p>
          </table:table-cell>
          <table:table-cell table:style-name="Default" office:value-type="string">
            <text:p>"Juliomagus",</text:p>
          </table:table-cell>
          <table:table-cell table:number-columns-repeated="2" table:style-name="Default" office:value-type="string">
            <text:p>"Suindinum",</text:p>
          </table:table-cell>
          <table:table-cell table:style-name="Default" office:value-type="string">
            <text:p>"Autricum",</text:p>
          </table:table-cell>
          <table:table-cell table:style-name="Default" office:value-type="string">
            <text:p>"Eburacon",</text:p>
          </table:table-cell>
          <table:table-cell table:style-name="Default" office:value-type="string">
            <text:p>"Agedincum",</text:p>
          </table:table-cell>
          <table:table-cell table:number-columns-repeated="2" table:style-name="Default" office:value-type="string">
            <text:p>"Augustobona Tricassium",</text:p>
          </table:table-cell>
          <table:table-cell table:style-name="Default" office:value-type="string">
            <text:p>"Andematunnum",</text:p>
          </table:table-cell>
          <table:table-cell table:number-columns-repeated="2" table:style-name="Default" office:value-type="string">
            <text:p>"Neomagus",</text:p>
          </table:table-cell>
          <table:table-cell table:number-columns-repeated="2" table:style-name="Default" office:value-type="string">
            <text:p>"Argentoratum"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Noricum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Germisara",</text:p>
          </table:table-cell>
          <table:table-cell table:style-name="Default" office:value-type="string">
            <text:p>"Bucium",</text:p>
          </table:table-cell>
          <table:table-cell table:number-columns-repeated="2" table:style-name="Default" office:value-type="string">
            <text:p>"Adiutrix",</text:p>
          </table:table-cell>
          <table:table-cell table:number-columns-repeated="2" table:style-name="Default" office:value-type="string">
            <text:p>"Asturum",</text:p>
          </table:table-cell>
          <table:table-cell table:number-columns-repeated="15" table:style-name="Default" office:value-type="string">
            <text:p>"-1",</text:p>
          </table:table-cell>
          <table:table-cell table:number-columns-repeated="2" table:style-name="Default" office:value-type="string">
            <text:p>"Tanais",</text:p>
          </table:table-cell>
          <table:table-cell table:number-columns-repeated="80" table:style-name="Default" office:value-type="string">
            <text:p>"-1",</text:p>
          </table:table-cell>
          <table:table-cell table:number-columns-repeated="2" table:style-name="Default" office:value-type="string">
            <text:p>"Liao-hsi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Liao-tung",</text:p>
          </table:table-cell>
          <table:table-cell table:style-name="Default" office:value-type="string">
            <text:p>"Jolbonseong",</text:p>
          </table:table-cell>
          <table:table-cell table:number-columns-repeated="2" table:style-name="Default" office:value-type="string">
            <text:p>"Guknaeseong",</text:p>
          </table:table-cell>
          <table:table-cell table:style-name="Default" office:value-type="string">
            <text:p>"Junggyeo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Donggyeong",</text:p>
          </table:table-cell>
          <table:table-cell table:number-columns-repeated="1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2" table:style-name="Default" office:value-type="string">
            <text:p>"Portus Namnetum",</text:p>
          </table:table-cell>
          <table:table-cell table:number-columns-repeated="2" table:style-name="Default" office:value-type="string">
            <text:p>"Caesarodunum",</text:p>
          </table:table-cell>
          <table:table-cell table:number-columns-repeated="2" table:style-name="Default" office:value-type="string">
            <text:p>"Cenabum",</text:p>
          </table:table-cell>
          <table:table-cell table:style-name="Default" office:value-type="string">
            <text:p>"Agedincum",</text:p>
          </table:table-cell>
          <table:table-cell table:style-name="Default" office:value-type="string">
            <text:p>"Aballo",</text:p>
          </table:table-cell>
          <table:table-cell table:style-name="Default" office:value-type="string">
            <text:p>"Autissiodorum",</text:p>
          </table:table-cell>
          <table:table-cell table:style-name="Default" office:value-type="string">
            <text:p>"Alesia",</text:p>
          </table:table-cell>
          <table:table-cell table:number-columns-repeated="2" table:style-name="Default" office:value-type="string">
            <text:p>"Vesontio",</text:p>
          </table:table-cell>
          <table:table-cell table:style-name="Default" office:value-type="string">
            <text:p>"Aventicum",</text:p>
          </table:table-cell>
          <table:table-cell table:style-name="Default" office:value-type="string">
            <text:p>"Augusta Rauric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Aquincum",</text:p>
          </table:table-cell>
          <table:table-cell table:style-name="Default" office:value-type="string">
            <text:p>"Pons Augusti",</text:p>
          </table:table-cell>
          <table:table-cell table:style-name="Default" office:value-type="string">
            <text:p>"Ad Mutriam",</text:p>
          </table:table-cell>
          <table:table-cell table:style-name="Default" office:value-type="string">
            <text:p>"Bucium",</text:p>
          </table:table-cell>
          <table:table-cell table:number-columns-repeated="2" table:style-name="Default" office:value-type="string">
            <text:p>"Caput Stenarum",</text:p>
          </table:table-cell>
          <table:table-cell table:number-columns-repeated="2" table:style-name="Default" office:value-type="string">
            <text:p>"Flavia Numidarum",</text:p>
          </table:table-cell>
          <table:table-cell table:number-columns-repeated="60" table:style-name="Default" office:value-type="string">
            <text:p>"-1",</text:p>
          </table:table-cell>
          <table:table-cell table:number-columns-repeated="3" table:style-name="Default" office:value-type="string">
            <text:p>"Kara-khoja",</text:p>
          </table:table-cell>
          <table:table-cell table:number-columns-repeated="34" table:style-name="Default" office:value-type="string">
            <text:p>"-1",</text:p>
          </table:table-cell>
          <table:table-cell table:number-columns-repeated="2" table:style-name="Default" office:value-type="string">
            <text:p>"Liao-hsi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Geonan",</text:p>
          </table:table-cell>
          <table:table-cell table:number-columns-repeated="2" table:style-name="Default" office:value-type="string">
            <text:p>"Bonghwangseong",</text:p>
          </table:table-cell>
          <table:table-cell table:number-columns-repeated="2" table:style-name="Default" office:value-type="string">
            <text:p>"Seogyeo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Donggyeong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Aomori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2" table:style-name="Default" office:value-type="string">
            <text:p>"Novioritum",</text:p>
          </table:table-cell>
          <table:table-cell table:style-name="Default" office:value-type="string">
            <text:p>"Caesarodunum",</text:p>
          </table:table-cell>
          <table:table-cell table:style-name="Default" office:value-type="string">
            <text:p>"Pictavium",</text:p>
          </table:table-cell>
          <table:table-cell table:style-name="Default" office:value-type="string">
            <text:p>"Vindocinum",</text:p>
          </table:table-cell>
          <table:table-cell table:style-name="Default" office:value-type="string">
            <text:p>"Nevirnum",</text:p>
          </table:table-cell>
          <table:table-cell table:number-columns-repeated="2" table:style-name="Default" office:value-type="string">
            <text:p>"Bibracte",</text:p>
          </table:table-cell>
          <table:table-cell table:style-name="Default" office:value-type="string">
            <text:p>"Noviodunum",</text:p>
          </table:table-cell>
          <table:table-cell table:style-name="Default" office:value-type="string">
            <text:p>"Divio",</text:p>
          </table:table-cell>
          <table:table-cell table:style-name="Default" office:value-type="string">
            <text:p>"Cabillonum",</text:p>
          </table:table-cell>
          <table:table-cell table:style-name="Default" office:value-type="string">
            <text:p>"Equestris Noiodunum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Octodurus",</text:p>
          </table:table-cell>
          <table:table-cell table:style-name="Default" office:value-type="string">
            <text:p>"Curia Raetorum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abaria",</text:p>
          </table:table-cell>
          <table:table-cell table:number-columns-repeated="2" table:style-name="Default" office:value-type="string">
            <text:p>"Aquincum",</text:p>
          </table:table-cell>
          <table:table-cell table:style-name="Default" office:value-type="string">
            <text:p>"Ad Pannonios",</text:p>
          </table:table-cell>
          <table:table-cell table:style-name="Default" office:value-type="string">
            <text:p>"Ad Mutriam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raetorium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Flavia Numidarum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3" table:style-name="Default" office:value-type="string">
            <text:p>"Chersonesos",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3" table:style-name="Default" office:value-type="string">
            <text:p>"Kara-khoja",</text:p>
          </table:table-cell>
          <table:table-cell table:number-columns-repeated="28" table:style-name="Default" office:value-type="string">
            <text:p>"-1",</text:p>
          </table:table-cell>
          <table:table-cell table:style-name="Default" office:value-type="string">
            <text:p>"Shangku",</text:p>
          </table:table-cell>
          <table:table-cell table:number-columns-repeated="2" table:style-name="Default" office:value-type="string">
            <text:p>"Chanqian",</text:p>
          </table:table-cell>
          <table:table-cell table:number-columns-repeated="2" table:style-name="Default" office:value-type="string">
            <text:p>"Yu-Pei Ping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Bisa",</text:p>
          </table:table-cell>
          <table:table-cell table:style-name="Default" office:value-type="string">
            <text:p>"Geonan",</text:p>
          </table:table-cell>
          <table:table-cell table:number-columns-repeated="2" table:style-name="Default" office:value-type="string">
            <text:p>"Bonghwangseong",</text:p>
          </table:table-cell>
          <table:table-cell table:style-name="Default" office:value-type="string">
            <text:p>"Seogyeong",</text:p>
          </table:table-cell>
          <table:table-cell table:number-columns-repeated="2" table:style-name="Default" office:value-type="string">
            <text:p>"Namgyeong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Aomori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Mediolanum Santonum",</text:p>
          </table:table-cell>
          <table:table-cell table:style-name="Default" office:value-type="string">
            <text:p>"Angoulesme",</text:p>
          </table:table-cell>
          <table:table-cell table:style-name="Default" office:value-type="string">
            <text:p>"Pictavium",</text:p>
          </table:table-cell>
          <table:table-cell table:number-columns-repeated="2" table:style-name="Default" office:value-type="string">
            <text:p>"Avaricum",</text:p>
          </table:table-cell>
          <table:table-cell table:number-columns-repeated="2" table:style-name="Default" office:value-type="string">
            <text:p>"Matisco",</text:p>
          </table:table-cell>
          <table:table-cell table:style-name="Default" office:value-type="string">
            <text:p>"Cabyllona",</text:p>
          </table:table-cell>
          <table:table-cell table:number-columns-repeated="2" table:style-name="Default" office:value-type="string">
            <text:p>"Lugdunum",</text:p>
          </table:table-cell>
          <table:table-cell table:style-name="Default" office:value-type="string">
            <text:p>"Matisco",</text:p>
          </table:table-cell>
          <table:table-cell table:style-name="Default" office:value-type="string">
            <text:p>"Genav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Salurni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Iulium Carnicum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abaria",</text:p>
          </table:table-cell>
          <table:table-cell table:style-name="Default" office:value-type="string">
            <text:p>"Mursa",</text:p>
          </table:table-cell>
          <table:table-cell table:style-name="Default" office:value-type="string">
            <text:p>"Aquincum",</text:p>
          </table:table-cell>
          <table:table-cell table:number-columns-repeated="3" table:style-name="Default" office:value-type="string">
            <text:p>"Sarmizegetus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Pinum",</text:p>
          </table:table-cell>
          <table:table-cell table:style-name="Default" office:value-type="string">
            <text:p>"Altinum",</text:p>
          </table:table-cell>
          <table:table-cell table:number-columns-repeated="2" table:style-name="Default" office:value-type="string">
            <text:p>"Arrubium",</text:p>
          </table:table-cell>
          <table:table-cell table:style-name="Default" office:value-type="string">
            <text:p>"Aegyssus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Chersonesos",</text:p>
          </table:table-cell>
          <table:table-cell table:number-columns-repeated="44" table:style-name="Default" office:value-type="string">
            <text:p>"-1",</text:p>
          </table:table-cell>
          <table:table-cell table:number-columns-repeated="2" table:style-name="Default" office:value-type="string">
            <text:p>"Kashgar",</text:p>
          </table:table-cell>
          <table:table-cell table:number-columns-repeated="25" table:style-name="Default" office:value-type="string">
            <text:p>"-1",</text:p>
          </table:table-cell>
          <table:table-cell table:style-name="Default" office:value-type="string">
            <text:p>"Kaochue",</text:p>
          </table:table-cell>
          <table:table-cell table:number-columns-repeated="2" table:style-name="Default" office:value-type="string">
            <text:p>"Ping-Cheng",</text:p>
          </table:table-cell>
          <table:table-cell table:number-columns-repeated="2" table:style-name="Default" office:value-type="string">
            <text:p>"Yulin",</text:p>
          </table:table-cell>
          <table:table-cell table:number-columns-repeated="2" table:style-name="Default" office:value-type="string">
            <text:p>"Tinghsiang",</text:p>
          </table:table-cell>
          <table:table-cell table:number-columns-repeated="2" table:style-name="Default" office:value-type="string">
            <text:p>"Yingmen",</text:p>
          </table:table-cell>
          <table:table-cell table:style-name="Default" office:value-type="string">
            <text:p>"Shangku",</text:p>
          </table:table-cell>
          <table:table-cell table:number-columns-repeated="2" table:style-name="Default" office:value-type="string">
            <text:p>"Chanqian",</text:p>
          </table:table-cell>
          <table:table-cell table:number-columns-repeated="2" table:style-name="Default" office:value-type="string">
            <text:p>"Yu-Pei Ping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Bis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Wanggeomseong",</text:p>
          </table:table-cell>
          <table:table-cell table:style-name="Default" office:value-type="string">
            <text:p>"Namgyeong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Akita",</text:p>
          </table:table-cell>
          <table:table-cell table:style-name="Default" office:value-type="string">
            <text:p>"Moriok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Mediolanum Santonum",</text:p>
          </table:table-cell>
          <table:table-cell table:number-columns-repeated="2" table:style-name="Default" office:value-type="string">
            <text:p>"Augustoritum",</text:p>
          </table:table-cell>
          <table:table-cell table:number-columns-repeated="2" table:style-name="Default" office:value-type="string">
            <text:p>"Gergovia",</text:p>
          </table:table-cell>
          <table:table-cell table:style-name="Default" office:value-type="string">
            <text:p>"Augusto Nemetum",</text:p>
          </table:table-cell>
          <table:table-cell table:style-name="Default" office:value-type="string">
            <text:p>"Brivas",</text:p>
          </table:table-cell>
          <table:table-cell table:style-name="Default" office:value-type="string">
            <text:p>"Ruessium",</text:p>
          </table:table-cell>
          <table:table-cell table:number-columns-repeated="2" table:style-name="Default" office:value-type="string">
            <text:p>"Vienna",</text:p>
          </table:table-cell>
          <table:table-cell table:style-name="Default" office:value-type="string">
            <text:p>"Moriana",</text:p>
          </table:table-cell>
          <table:table-cell table:style-name="Default" office:value-type="string">
            <text:p>"Darantasi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Oscela",</text:p>
          </table:table-cell>
          <table:table-cell table:style-name="Default" office:value-type="string">
            <text:p>"Clavenna",</text:p>
          </table:table-cell>
          <table:table-cell table:style-name="Default" office:value-type="string">
            <text:p>"Aquae Bormiae",</text:p>
          </table:table-cell>
          <table:table-cell table:number-columns-repeated="2" table:style-name="Default" office:value-type="string">
            <text:p>"Tridentum",</text:p>
          </table:table-cell>
          <table:table-cell table:number-columns-repeated="2" table:style-name="Default" office:value-type="string">
            <text:p>"Aquilei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Iulia Aemona",</text:p>
          </table:table-cell>
          <table:table-cell table:number-columns-repeated="2" table:style-name="Default" office:value-type="string">
            <text:p>"Mursa",</text:p>
          </table:table-cell>
          <table:table-cell table:number-columns-repeated="2" table:style-name="Default" office:value-type="string">
            <text:p>"Singidunum",</text:p>
          </table:table-cell>
          <table:table-cell table:style-name="Default" office:value-type="string">
            <text:p>"Viminacium",</text:p>
          </table:table-cell>
          <table:table-cell table:number-columns-repeated="2" table:style-name="Default" office:value-type="string">
            <text:p>"Drobeta",</text:p>
          </table:table-cell>
          <table:table-cell table:style-name="Default" office:value-type="string">
            <text:p>"Ratiaria",</text:p>
          </table:table-cell>
          <table:table-cell table:style-name="Default" office:value-type="string">
            <text:p>"Novae",</text:p>
          </table:table-cell>
          <table:table-cell table:style-name="Default" office:value-type="string">
            <text:p>"Sexanta Prista",</text:p>
          </table:table-cell>
          <table:table-cell table:number-columns-repeated="2" table:style-name="Default" office:value-type="string">
            <text:p>"Altinum",</text:p>
          </table:table-cell>
          <table:table-cell table:style-name="Default" office:value-type="string">
            <text:p>"Arrubium",</text:p>
          </table:table-cell>
          <table:table-cell table:style-name="Default" office:value-type="string">
            <text:p>"Aegyssus",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Kashgar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Tun-huang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Kaochue",</text:p>
          </table:table-cell>
          <table:table-cell table:number-columns-repeated="2" table:style-name="Default" office:value-type="string">
            <text:p>"Ping-Cheng",</text:p>
          </table:table-cell>
          <table:table-cell table:number-columns-repeated="2" table:style-name="Default" office:value-type="string">
            <text:p>"Yulin",</text:p>
          </table:table-cell>
          <table:table-cell table:number-columns-repeated="2" table:style-name="Default" office:value-type="string">
            <text:p>"Tinghsiang",</text:p>
          </table:table-cell>
          <table:table-cell table:number-columns-repeated="2" table:style-name="Default" office:value-type="string">
            <text:p>"Yingmen",</text:p>
          </table:table-cell>
          <table:table-cell table:number-columns-repeated="2" table:style-name="Default" office:value-type="string">
            <text:p>"Ji",</text:p>
          </table:table-cell>
          <table:table-cell table:number-columns-repeated="2" table:style-name="Default" office:value-type="string">
            <text:p>"Bohai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Wanggeomseong",</text:p>
          </table:table-cell>
          <table:table-cell table:style-name="Default" office:value-type="string">
            <text:p>"Wonsanjin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Akita",</text:p>
          </table:table-cell>
          <table:table-cell table:style-name="Default" office:value-type="string">
            <text:p>"Moriok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number-columns-repeated="2" table:style-name="Default" office:value-type="string">
            <text:p>"Burdigala",</text:p>
          </table:table-cell>
          <table:table-cell table:number-columns-repeated="2" table:style-name="Default" office:value-type="string">
            <text:p>"Vesunna",</text:p>
          </table:table-cell>
          <table:table-cell table:number-columns-repeated="2" table:style-name="Default" office:value-type="string">
            <text:p>"Augusto Nemetum",</text:p>
          </table:table-cell>
          <table:table-cell table:style-name="Default" office:value-type="string">
            <text:p>"Brivas",</text:p>
          </table:table-cell>
          <table:table-cell table:style-name="Default" office:value-type="string">
            <text:p>"Ruessium",</text:p>
          </table:table-cell>
          <table:table-cell table:number-columns-repeated="2" table:style-name="Default" office:value-type="string">
            <text:p>"Valentia Julia",</text:p>
          </table:table-cell>
          <table:table-cell table:style-name="Default" office:value-type="string">
            <text:p>"Ebrodunum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Eporedia",</text:p>
          </table:table-cell>
          <table:table-cell table:number-columns-repeated="2" table:style-name="Default" office:value-type="string">
            <text:p>"Mediolanum",</text:p>
          </table:table-cell>
          <table:table-cell table:style-name="Default" office:value-type="string">
            <text:p>"Brixia",</text:p>
          </table:table-cell>
          <table:table-cell table:style-name="Default" office:value-type="string">
            <text:p>"Verona",</text:p>
          </table:table-cell>
          <table:table-cell table:style-name="Default" office:value-type="string">
            <text:p>"Altinum",</text:p>
          </table:table-cell>
          <table:table-cell table:number-columns-repeated="2" table:style-name="Default" office:value-type="string">
            <text:p>"Aquileia",</text:p>
          </table:table-cell>
          <table:table-cell table:number-columns-repeated="2" table:style-name="Default" office:value-type="string">
            <text:p>"Iulia Aemona",</text:p>
          </table:table-cell>
          <table:table-cell table:number-columns-repeated="2" table:style-name="Default" office:value-type="string">
            <text:p>"Strido Dalmatiae",</text:p>
          </table:table-cell>
          <table:table-cell table:style-name="Default" office:value-type="string">
            <text:p>"Sirmium",</text:p>
          </table:table-cell>
          <table:table-cell table:style-name="Default" office:value-type="string">
            <text:p>"Singidunum",</text:p>
          </table:table-cell>
          <table:table-cell table:number-columns-repeated="3" table:style-name="Default" office:value-type="string">
            <text:p>"Margum",</text:p>
          </table:table-cell>
          <table:table-cell table:style-name="Default" office:value-type="string">
            <text:p>"Ratiaria",</text:p>
          </table:table-cell>
          <table:table-cell table:style-name="Default" office:value-type="string">
            <text:p>"Novae",</text:p>
          </table:table-cell>
          <table:table-cell table:style-name="Default" office:value-type="string">
            <text:p>"Sexanta Prista",</text:p>
          </table:table-cell>
          <table:table-cell table:number-columns-repeated="2" table:style-name="Default" office:value-type="string">
            <text:p>"Durostorum",</text:p>
          </table:table-cell>
          <table:table-cell table:number-columns-repeated="2" table:style-name="Default" office:value-type="string">
            <text:p>"Tomi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Phasis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Albana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Urgench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Osh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Tun-huang",</text:p>
          </table:table-cell>
          <table:table-cell table:number-columns-repeated="2" table:style-name="Default" office:value-type="string">
            <text:p>"Lufu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hofang",</text:p>
          </table:table-cell>
          <table:table-cell table:number-columns-repeated="2" table:style-name="Default" office:value-type="string">
            <text:p>"Shang",</text:p>
          </table:table-cell>
          <table:table-cell table:number-columns-repeated="2" table:style-name="Default" office:value-type="string">
            <text:p>"Loufan",</text:p>
          </table:table-cell>
          <table:table-cell table:number-columns-repeated="3" table:style-name="Default" office:value-type="string">
            <text:p>"Hengshan",</text:p>
          </table:table-cell>
          <table:table-cell table:number-columns-repeated="2" table:style-name="Default" office:value-type="string">
            <text:p>"Ji",</text:p>
          </table:table-cell>
          <table:table-cell table:style-name="Default" office:value-type="string">
            <text:p>"Bohai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Naemihol",</text:p>
          </table:table-cell>
          <table:table-cell table:number-columns-repeated="2" table:style-name="Default" office:value-type="string">
            <text:p>"Wonsanjin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Niigata",</text:p>
          </table:table-cell>
          <table:table-cell table:style-name="Default" office:value-type="string">
            <text:p>"Koriyam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number-columns-repeated="2" table:style-name="Default" office:value-type="string">
            <text:p>"Burdigala",</text:p>
          </table:table-cell>
          <table:table-cell table:number-columns-repeated="2" table:style-name="Default" office:value-type="string">
            <text:p>"Aginnum",</text:p>
          </table:table-cell>
          <table:table-cell table:number-columns-repeated="2" table:style-name="Default" office:value-type="string">
            <text:p>"Segodunum",</text:p>
          </table:table-cell>
          <table:table-cell table:number-columns-repeated="2" table:style-name="Default" office:value-type="string">
            <text:p>"Millau",</text:p>
          </table:table-cell>
          <table:table-cell table:number-columns-repeated="2" table:style-name="Default" office:value-type="string">
            <text:p>"Arelate",</text:p>
          </table:table-cell>
          <table:table-cell table:style-name="Default" office:value-type="string">
            <text:p>"Ebrodunum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ugusta Taurinorum",</text:p>
          </table:table-cell>
          <table:table-cell table:number-columns-repeated="2" table:style-name="Default" office:value-type="string">
            <text:p>"Mediolanum",</text:p>
          </table:table-cell>
          <table:table-cell table:style-name="Default" office:value-type="string">
            <text:p>"Cremona",</text:p>
          </table:table-cell>
          <table:table-cell table:style-name="Default" office:value-type="string">
            <text:p>"Mantua",</text:p>
          </table:table-cell>
          <table:table-cell table:style-name="Default" office:value-type="string">
            <text:p>"Atri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ergeste",</text:p>
          </table:table-cell>
          <table:table-cell table:number-columns-repeated="2" table:style-name="Default" office:value-type="string">
            <text:p>"Salonae",</text:p>
          </table:table-cell>
          <table:table-cell table:style-name="Default" office:value-type="string">
            <text:p>"Strido Dalmatiae",</text:p>
          </table:table-cell>
          <table:table-cell table:number-columns-repeated="2" table:style-name="Default" office:value-type="string">
            <text:p>"Sirmium",</text:p>
          </table:table-cell>
          <table:table-cell table:style-name="Default" office:value-type="string">
            <text:p>"Scupi",</text:p>
          </table:table-cell>
          <table:table-cell table:number-columns-repeated="2" table:style-name="Default" office:value-type="string">
            <text:p>"Naissu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Ratiaria",</text:p>
          </table:table-cell>
          <table:table-cell table:style-name="Default" office:value-type="string">
            <text:p>"Sexanta Prista",</text:p>
          </table:table-cell>
          <table:table-cell table:number-columns-repeated="2" table:style-name="Default" office:value-type="string">
            <text:p>"Durostorum",</text:p>
          </table:table-cell>
          <table:table-cell table:style-name="Default" office:value-type="string">
            <text:p>"Marcianopolis",</text:p>
          </table:table-cell>
          <table:table-cell table:style-name="Default" office:value-type="string">
            <text:p>"Tomi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"Phasi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rkhaiopolis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Albana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Urgench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Osh",</text:p>
          </table:table-cell>
          <table:table-cell table:number-columns-repeated="21" table:style-name="Default" office:value-type="string">
            <text:p>"-1",</text:p>
          </table:table-cell>
          <table:table-cell table:number-columns-repeated="2" table:style-name="Default" office:value-type="string">
            <text:p>"Lufu",</text:p>
          </table:table-cell>
          <table:table-cell table:style-name="Default" office:value-type="string">
            <text:p>"Lude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Shofang",</text:p>
          </table:table-cell>
          <table:table-cell table:number-columns-repeated="2" table:style-name="Default" office:value-type="string">
            <text:p>"Shang",</text:p>
          </table:table-cell>
          <table:table-cell table:number-columns-repeated="3" table:style-name="Default" office:value-type="string">
            <text:p>"Loufan",</text:p>
          </table:table-cell>
          <table:table-cell table:number-columns-repeated="2" table:style-name="Default" office:value-type="string">
            <text:p>"Hengshan",</text:p>
          </table:table-cell>
          <table:table-cell table:number-columns-repeated="2" table:style-name="Default" office:value-type="string">
            <text:p>"Hochien",</text:p>
          </table:table-cell>
          <table:table-cell table:style-name="Default" office:value-type="string">
            <text:p>"Tianjin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Naemihol",</text:p>
          </table:table-cell>
          <table:table-cell table:number-columns-repeated="2" table:style-name="Default" office:value-type="string">
            <text:p>"Hanseong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Niigata",</text:p>
          </table:table-cell>
          <table:table-cell table:number-columns-repeated="2" table:style-name="Default" office:value-type="string">
            <text:p>"Koriyam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Lapurdum",</text:p>
          </table:table-cell>
          <table:table-cell table:style-name="Default" office:value-type="string">
            <text:p>"Elusa",</text:p>
          </table:table-cell>
          <table:table-cell table:number-columns-repeated="2" table:style-name="Default" office:value-type="string">
            <text:p>"Tolosa",</text:p>
          </table:table-cell>
          <table:table-cell table:number-columns-repeated="2" table:style-name="Default" office:value-type="string">
            <text:p>"Narbo",</text:p>
          </table:table-cell>
          <table:table-cell table:style-name="Default" office:value-type="string">
            <text:p>"Baetarnae",</text:p>
          </table:table-cell>
          <table:table-cell table:style-name="Default" office:value-type="string">
            <text:p>"Nemausus",</text:p>
          </table:table-cell>
          <table:table-cell table:number-columns-repeated="2" table:style-name="Default" office:value-type="string">
            <text:p>"Arelate",</text:p>
          </table:table-cell>
          <table:table-cell table:style-name="Default" office:value-type="string">
            <text:p>"Aquae Sextiae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ortus Maurici",</text:p>
          </table:table-cell>
          <table:table-cell table:number-columns-repeated="2" table:style-name="Default" office:value-type="string">
            <text:p>"Genua",</text:p>
          </table:table-cell>
          <table:table-cell table:style-name="Default" office:value-type="string">
            <text:p>"Luna",</text:p>
          </table:table-cell>
          <table:table-cell table:style-name="Default" office:value-type="string">
            <text:p>"Pisae",</text:p>
          </table:table-cell>
          <table:table-cell table:style-name="Default" office:value-type="string">
            <text:p>"Ravenn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ergeste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alonae",</text:p>
          </table:table-cell>
          <table:table-cell table:number-columns-repeated="2" table:style-name="Default" office:value-type="string">
            <text:p>"Spalatum",</text:p>
          </table:table-cell>
          <table:table-cell table:number-columns-repeated="2" table:style-name="Default" office:value-type="string">
            <text:p>"Scupi",</text:p>
          </table:table-cell>
          <table:table-cell table:style-name="Default" office:value-type="string">
            <text:p>"Naissu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erdica",</text:p>
          </table:table-cell>
          <table:table-cell table:number-columns-repeated="2" table:style-name="Default" office:value-type="string">
            <text:p>"Philippopolis",</text:p>
          </table:table-cell>
          <table:table-cell table:number-columns-repeated="2" table:style-name="Default" office:value-type="string">
            <text:p>"Marcianopolis",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Arkhaiopolis",</text:p>
          </table:table-cell>
          <table:table-cell table:number-columns-repeated="2" table:style-name="Default" office:value-type="string">
            <text:p>"Urbnis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Derbent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iv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Khotan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Lude",</text:p>
          </table:table-cell>
          <table:table-cell table:number-columns-repeated="2" table:style-name="Default" office:value-type="string">
            <text:p>"Guwei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u-zan",</text:p>
          </table:table-cell>
          <table:table-cell table:number-columns-repeated="2" table:style-name="Default" office:value-type="string">
            <text:p>"Shangho",</text:p>
          </table:table-cell>
          <table:table-cell table:number-columns-repeated="2" table:style-name="Default" office:value-type="string">
            <text:p>"Fushi",</text:p>
          </table:table-cell>
          <table:table-cell table:number-columns-repeated="2" table:style-name="Default" office:value-type="string">
            <text:p>"Jin-yang",</text:p>
          </table:table-cell>
          <table:table-cell table:style-name="Default" office:value-type="string">
            <text:p>"Taiyuan",</text:p>
          </table:table-cell>
          <table:table-cell table:number-columns-repeated="2" table:style-name="Default" office:value-type="string">
            <text:p>"Changshan",</text:p>
          </table:table-cell>
          <table:table-cell table:number-columns-repeated="2" table:style-name="Default" office:value-type="string">
            <text:p>"Hochien",</text:p>
          </table:table-cell>
          <table:table-cell table:number-columns-repeated="2" table:style-name="Default" office:value-type="string">
            <text:p>"Tianjin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Yantai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Hanseong",</text:p>
          </table:table-cell>
          <table:table-cell table:style-name="Default" office:value-type="string">
            <text:p>"Wiryeseong",</text:p>
          </table:table-cell>
          <table:table-cell table:style-name="Default" office:value-type="string">
            <text:p>"Siljilguk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Joetsu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ito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Brigantium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Lancia",</text:p>
          </table:table-cell>
          <table:table-cell table:number-columns-repeated="2" table:style-name="Default" office:value-type="string">
            <text:p>"Portus Victoriae",</text:p>
          </table:table-cell>
          <table:table-cell table:style-name="Default" office:value-type="string">
            <text:p>"Pompaelo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ugusta Ausciorum",</text:p>
          </table:table-cell>
          <table:table-cell table:number-columns-repeated="2" table:style-name="Default" office:value-type="string">
            <text:p>"Tolosa",</text:p>
          </table:table-cell>
          <table:table-cell table:number-columns-repeated="2" table:style-name="Default" office:value-type="string">
            <text:p>"Narbo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Massilia",</text:p>
          </table:table-cell>
          <table:table-cell table:style-name="Default" office:value-type="string">
            <text:p>"Aquae Sextiae",</text:p>
          </table:table-cell>
          <table:table-cell table:style-name="Default" office:value-type="string">
            <text:p>"Antípolis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Pisae",</text:p>
          </table:table-cell>
          <table:table-cell table:style-name="Default" office:value-type="string">
            <text:p>"Arretium",</text:p>
          </table:table-cell>
          <table:table-cell table:number-columns-repeated="2" table:style-name="Default" office:value-type="string">
            <text:p>"Ravenn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Spalatum",</text:p>
          </table:table-cell>
          <table:table-cell table:number-columns-repeated="2" table:style-name="Default" office:value-type="string">
            <text:p>"Stobi",</text:p>
          </table:table-cell>
          <table:table-cell table:style-name="Default" office:value-type="string">
            <text:p>"Edessa",</text:p>
          </table:table-cell>
          <table:table-cell table:number-columns-repeated="2" table:style-name="Default" office:value-type="string">
            <text:p>"Pella",</text:p>
          </table:table-cell>
          <table:table-cell table:style-name="Default" office:value-type="string">
            <text:p>"Serdica",</text:p>
          </table:table-cell>
          <table:table-cell table:style-name="Default" office:value-type="string">
            <text:p>"Philippopolis",</text:p>
          </table:table-cell>
          <table:table-cell table:style-name="Default" office:value-type="string">
            <text:p>"Hadrianopolis",</text:p>
          </table:table-cell>
          <table:table-cell table:number-columns-repeated="2" table:style-name="Default" office:value-type="string">
            <text:p>"Arcadiopolis",</text:p>
          </table:table-cell>
          <table:table-cell table:style-name="Default" office:value-type="string">
            <text:p>"Byzantion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Amastri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inope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Vagharshapat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Kamachia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Khiv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Samarkand",</text:p>
          </table:table-cell>
          <table:table-cell table:number-columns-repeated="13" table:style-name="Default" office:value-type="string">
            <text:p>"-1",</text:p>
          </table:table-cell>
          <table:table-cell table:number-columns-repeated="2" table:style-name="Default" office:value-type="string">
            <text:p>"Khotan",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Guwei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u-zan",</text:p>
          </table:table-cell>
          <table:table-cell table:style-name="Default" office:value-type="string">
            <text:p>"Shangho",</text:p>
          </table:table-cell>
          <table:table-cell table:number-columns-repeated="2" table:style-name="Default" office:value-type="string">
            <text:p>"Beidi",</text:p>
          </table:table-cell>
          <table:table-cell table:style-name="Default" office:value-type="string">
            <text:p>"Fushi",</text:p>
          </table:table-cell>
          <table:table-cell table:number-columns-repeated="2" table:style-name="Default" office:value-type="string">
            <text:p>"Jin-yang",</text:p>
          </table:table-cell>
          <table:table-cell table:style-name="Default" office:value-type="string">
            <text:p>"Taiyuan",</text:p>
          </table:table-cell>
          <table:table-cell table:number-columns-repeated="2" table:style-name="Default" office:value-type="string">
            <text:p>"Changshan",</text:p>
          </table:table-cell>
          <table:table-cell table:style-name="Default" office:value-type="string">
            <text:p>"Chingho",</text:p>
          </table:table-cell>
          <table:table-cell table:number-columns-repeated="2" table:style-name="Default" office:value-type="string">
            <text:p>"Pingyuan",</text:p>
          </table:table-cell>
          <table:table-cell table:style-name="Default" office:value-type="string">
            <text:p>"Chienchang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Donglai",</text:p>
          </table:table-cell>
          <table:table-cell table:number-columns-repeated="2" table:style-name="Default" office:value-type="string">
            <text:p>"Yantai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Wiryeseong",</text:p>
          </table:table-cell>
          <table:table-cell table:number-columns-repeated="2" table:style-name="Default" office:value-type="string">
            <text:p>"Siljilguk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Joetsu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ito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Brigantium",</text:p>
          </table:table-cell>
          <table:table-cell table:style-name="Default" office:value-type="string">
            <text:p>"Lucus Augusti",</text:p>
          </table:table-cell>
          <table:table-cell table:style-name="Default" office:value-type="string">
            <text:p>"Asturica August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ortus Victoria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ompaelo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Gerund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Vetulonium",</text:p>
          </table:table-cell>
          <table:table-cell table:style-name="Default" office:value-type="string">
            <text:p>"Arretium",</text:p>
          </table:table-cell>
          <table:table-cell table:style-name="Default" office:value-type="string">
            <text:p>"Ancon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Lissus",</text:p>
          </table:table-cell>
          <table:table-cell table:style-name="Default" office:value-type="string">
            <text:p>"Scodra",</text:p>
          </table:table-cell>
          <table:table-cell table:style-name="Default" office:value-type="string">
            <text:p>"Heraclea",</text:p>
          </table:table-cell>
          <table:table-cell table:style-name="Default" office:value-type="string">
            <text:p>"Edessa",</text:p>
          </table:table-cell>
          <table:table-cell table:number-columns-repeated="2" table:style-name="Default" office:value-type="string">
            <text:p>"Pella",</text:p>
          </table:table-cell>
          <table:table-cell table:number-columns-repeated="2" table:style-name="Default" office:value-type="string">
            <text:p>"Thessalonica",</text:p>
          </table:table-cell>
          <table:table-cell table:style-name="Default" office:value-type="string">
            <text:p>"Hadrianopolis",</text:p>
          </table:table-cell>
          <table:table-cell table:number-columns-repeated="2" table:style-name="Default" office:value-type="string">
            <text:p>"Panium",</text:p>
          </table:table-cell>
          <table:table-cell table:number-columns-repeated="2" table:style-name="Default" office:value-type="string">
            <text:p>"Byzantio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Heracle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inop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rapezous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rtashat",</text:p>
          </table:table-cell>
          <table:table-cell table:style-name="Default" office:value-type="string">
            <text:p>"Dvi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Kamachia",</text:p>
          </table:table-cell>
          <table:table-cell table:number-columns-repeated="13" table:style-name="Default" office:value-type="string">
            <text:p>"-1",</text:p>
          </table:table-cell>
          <table:table-cell table:number-columns-repeated="2" table:style-name="Default" office:value-type="string">
            <text:p>"Bucha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amarkand",</text:p>
          </table:table-cell>
          <table:table-cell table:number-columns-repeated="31" table:style-name="Default" office:value-type="string">
            <text:p>"-1",</text:p>
          </table:table-cell>
          <table:table-cell table:number-columns-repeated="2" table:style-name="Default" office:value-type="string">
            <text:p>"Huanchung",</text:p>
          </table:table-cell>
          <table:table-cell table:number-columns-repeated="2" table:style-name="Default" office:value-type="string">
            <text:p>"Chincheng",</text:p>
          </table:table-cell>
          <table:table-cell table:style-name="Default" office:value-type="string">
            <text:p>"Yenchuan",</text:p>
          </table:table-cell>
          <table:table-cell table:number-columns-repeated="2" table:style-name="Default" office:value-type="string">
            <text:p>"Lingchu",</text:p>
          </table:table-cell>
          <table:table-cell table:number-columns-repeated="2" table:style-name="Default" office:value-type="string">
            <text:p>"Beidi",</text:p>
          </table:table-cell>
          <table:table-cell table:number-columns-repeated="2" table:style-name="Default" office:value-type="string">
            <text:p>"Hedong",</text:p>
          </table:table-cell>
          <table:table-cell table:number-columns-repeated="2" table:style-name="Default" office:value-type="string">
            <text:p>"Anyi",</text:p>
          </table:table-cell>
          <table:table-cell table:number-columns-repeated="2" table:style-name="Default" office:value-type="string">
            <text:p>"Chao",</text:p>
          </table:table-cell>
          <table:table-cell table:style-name="Default" office:value-type="string">
            <text:p>"Chingho",</text:p>
          </table:table-cell>
          <table:table-cell table:style-name="Default" office:value-type="string">
            <text:p>"Taho",</text:p>
          </table:table-cell>
          <table:table-cell table:style-name="Default" office:value-type="string">
            <text:p>"Pingyuan",</text:p>
          </table:table-cell>
          <table:table-cell table:style-name="Default" office:value-type="string">
            <text:p>"Chienchang",</text:p>
          </table:table-cell>
          <table:table-cell table:number-columns-repeated="2" table:style-name="Default" office:value-type="string">
            <text:p>"Linzi",</text:p>
          </table:table-cell>
          <table:table-cell table:number-columns-repeated="2" table:style-name="Default" office:value-type="string">
            <text:p>"Donglai",</text:p>
          </table:table-cell>
          <table:table-cell table:number-columns-repeated="2" table:style-name="Default" office:value-type="string">
            <text:p>"Jimo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Sabi",</text:p>
          </table:table-cell>
          <table:table-cell table:style-name="Default" office:value-type="string">
            <text:p>"Geumseong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Heian-ky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Edo",</text:p>
          </table:table-cell>
          <table:table-cell table:style-name="Default" office:value-type="string">
            <text:p>"Chib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Bracara Augusta",</text:p>
          </table:table-cell>
          <table:table-cell table:style-name="Default" office:value-type="string">
            <text:p>"Braganca",</text:p>
          </table:table-cell>
          <table:table-cell table:style-name="Default" office:value-type="string">
            <text:p>"Asturica Augusta",</text:p>
          </table:table-cell>
          <table:table-cell table:style-name="Default" office:value-type="string">
            <text:p>"Legio",</text:p>
          </table:table-cell>
          <table:table-cell table:number-columns-repeated="2" table:style-name="Default" office:value-type="string">
            <text:p>"Clunia",</text:p>
          </table:table-cell>
          <table:table-cell table:style-name="Default" office:value-type="string">
            <text:p>"Augusta Bilbilis",</text:p>
          </table:table-cell>
          <table:table-cell table:style-name="Default" office:value-type="string">
            <text:p>"Turiaso",</text:p>
          </table:table-cell>
          <table:table-cell table:number-columns-repeated="2" table:style-name="Default" office:value-type="string">
            <text:p>"Osca",</text:p>
          </table:table-cell>
          <table:table-cell table:number-columns-repeated="2" table:style-name="Default" office:value-type="string">
            <text:p>"Emporiae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Aleri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Roma",</text:p>
          </table:table-cell>
          <table:table-cell table:style-name="Default" office:value-type="string">
            <text:p>"Capua",</text:p>
          </table:table-cell>
          <table:table-cell table:number-columns-repeated="2" table:style-name="Default" office:value-type="string">
            <text:p>"Spoleto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Scodra",</text:p>
          </table:table-cell>
          <table:table-cell table:style-name="Default" office:value-type="string">
            <text:p>"Heraclea",</text:p>
          </table:table-cell>
          <table:table-cell table:style-name="Default" office:value-type="string">
            <text:p>"Tricca",</text:p>
          </table:table-cell>
          <table:table-cell table:style-name="Default" office:value-type="string">
            <text:p>"Beroe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hessalonic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Nicomedia",</text:p>
          </table:table-cell>
          <table:table-cell table:number-columns-repeated="2" table:style-name="Default" office:value-type="string">
            <text:p>"Heraclea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Artashat",</text:p>
          </table:table-cell>
          <table:table-cell table:style-name="Default" office:value-type="string">
            <text:p>"Dvin",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Bucha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Demetria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lexandreia Oxiani",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3" table:style-name="Default" office:value-type="string">
            <text:p>"Mani",</text:p>
          </table:table-cell>
          <table:table-cell table:number-columns-repeated="2" table:style-name="Default" office:value-type="string">
            <text:p>"Chuucnar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Hsihai",</text:p>
          </table:table-cell>
          <table:table-cell table:number-columns-repeated="2" table:style-name="Default" office:value-type="string">
            <text:p>"Huanchung",</text:p>
          </table:table-cell>
          <table:table-cell table:number-columns-repeated="2" table:style-name="Default" office:value-type="string">
            <text:p>"Chincheng",</text:p>
          </table:table-cell>
          <table:table-cell table:style-name="Default" office:value-type="string">
            <text:p>"Didao",</text:p>
          </table:table-cell>
          <table:table-cell table:number-columns-repeated="2" table:style-name="Default" office:value-type="string">
            <text:p>"Lingchu",</text:p>
          </table:table-cell>
          <table:table-cell table:number-columns-repeated="2" table:style-name="Default" office:value-type="string">
            <text:p>"Anting",</text:p>
          </table:table-cell>
          <table:table-cell table:number-columns-repeated="2" table:style-name="Default" office:value-type="string">
            <text:p>"Hedong",</text:p>
          </table:table-cell>
          <table:table-cell table:number-columns-repeated="2" table:style-name="Default" office:value-type="string">
            <text:p>"Anyi",</text:p>
          </table:table-cell>
          <table:table-cell table:style-name="Default" office:value-type="string">
            <text:p>"Chao",</text:p>
          </table:table-cell>
          <table:table-cell table:number-columns-repeated="2" table:style-name="Default" office:value-type="string">
            <text:p>"Tung",</text:p>
          </table:table-cell>
          <table:table-cell table:style-name="Default" office:value-type="string">
            <text:p>"Taho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Chi",</text:p>
          </table:table-cell>
          <table:table-cell table:number-columns-repeated="2" table:style-name="Default" office:value-type="string">
            <text:p>"Qiaohsi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abi",</text:p>
          </table:table-cell>
          <table:table-cell table:style-name="Default" office:value-type="string">
            <text:p>"Geumseong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Akamaseki",</text:p>
          </table:table-cell>
          <table:table-cell table:number-columns-repeated="2" table:style-name="Default" office:value-type="string">
            <text:p>"Izumo",</text:p>
          </table:table-cell>
          <table:table-cell table:style-name="Default" office:value-type="string">
            <text:p>"Himeji",</text:p>
          </table:table-cell>
          <table:table-cell table:number-columns-repeated="2" table:style-name="Default" office:value-type="string">
            <text:p>"Heian-kyo",</text:p>
          </table:table-cell>
          <table:table-cell table:number-columns-repeated="2" table:style-name="Default" office:value-type="string">
            <text:p>"Nagoy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b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Portus Cale",</text:p>
          </table:table-cell>
          <table:table-cell table:style-name="Default" office:value-type="string">
            <text:p>"Castra Leuca",</text:p>
          </table:table-cell>
          <table:table-cell table:style-name="Default" office:value-type="string">
            <text:p>"Salamantica",</text:p>
          </table:table-cell>
          <table:table-cell table:number-columns-repeated="2" table:style-name="Default" office:value-type="string">
            <text:p>"Termes",</text:p>
          </table:table-cell>
          <table:table-cell table:style-name="Default" office:value-type="string">
            <text:p>"Caracca",</text:p>
          </table:table-cell>
          <table:table-cell table:number-columns-repeated="2" table:style-name="Default" office:value-type="string">
            <text:p>"Caesaraugusta",</text:p>
          </table:table-cell>
          <table:table-cell table:style-name="Default" office:value-type="string">
            <text:p>"Azaila",</text:p>
          </table:table-cell>
          <table:table-cell table:number-columns-repeated="2" table:style-name="Default" office:value-type="string">
            <text:p>"Tarraco",</text:p>
          </table:table-cell>
          <table:table-cell table:style-name="Default" office:value-type="string">
            <text:p>"Barcino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Aleri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Roma",</text:p>
          </table:table-cell>
          <table:table-cell table:style-name="Default" office:value-type="string">
            <text:p>"Capua",</text:p>
          </table:table-cell>
          <table:table-cell table:style-name="Default" office:value-type="string">
            <text:p>"Neapolis",</text:p>
          </table:table-cell>
          <table:table-cell table:style-name="Default" office:value-type="string">
            <text:p>"Beneventum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Dyrrachium",</text:p>
          </table:table-cell>
          <table:table-cell table:style-name="Default" office:value-type="string">
            <text:p>"Tricca",</text:p>
          </table:table-cell>
          <table:table-cell table:style-name="Default" office:value-type="string">
            <text:p>"Lariss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Sestus",</text:p>
          </table:table-cell>
          <table:table-cell table:style-name="Default" office:value-type="string">
            <text:p>"Calliopolis",</text:p>
          </table:table-cell>
          <table:table-cell table:style-name="Default" office:value-type="string">
            <text:p>"Prusa",</text:p>
          </table:table-cell>
          <table:table-cell table:number-columns-repeated="2" table:style-name="Default" office:value-type="string">
            <text:p>"Nicea",</text:p>
          </table:table-cell>
          <table:table-cell table:style-name="Default" office:value-type="string">
            <text:p>"Nicomedia",</text:p>
          </table:table-cell>
          <table:table-cell table:number-columns-repeated="2" table:style-name="Default" office:value-type="string">
            <text:p>"Ancy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Caesarea",</text:p>
          </table:table-cell>
          <table:table-cell table:number-columns-repeated="2" table:style-name="Default" office:value-type="string">
            <text:p>"Sevastei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Partav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rtavil",</text:p>
          </table:table-cell>
          <table:table-cell table:number-columns-repeated="17" table:style-name="Default" office:value-type="string">
            <text:p>"-1",</text:p>
          </table:table-cell>
          <table:table-cell table:style-name="Default" office:value-type="string">
            <text:p>"Baktra",</text:p>
          </table:table-cell>
          <table:table-cell table:number-columns-repeated="2" table:style-name="Default" office:value-type="string">
            <text:p>"Demetria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lexandreia Oxiani",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3" table:style-name="Default" office:value-type="string">
            <text:p>"Mani",</text:p>
          </table:table-cell>
          <table:table-cell table:style-name="Default" office:value-type="string">
            <text:p>"Chuucnar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Hsihai",</text:p>
          </table:table-cell>
          <table:table-cell table:style-name="Default" office:value-type="string">
            <text:p>"Chiaoho",</text:p>
          </table:table-cell>
          <table:table-cell table:number-columns-repeated="2" table:style-name="Default" office:value-type="string">
            <text:p>"Hokuan",</text:p>
          </table:table-cell>
          <table:table-cell table:number-columns-repeated="2" table:style-name="Default" office:value-type="string">
            <text:p>"Didao",</text:p>
          </table:table-cell>
          <table:table-cell table:number-columns-repeated="2" table:style-name="Default" office:value-type="string">
            <text:p>"Tianshui",</text:p>
          </table:table-cell>
          <table:table-cell table:number-columns-repeated="2" table:style-name="Default" office:value-type="string">
            <text:p>"Chang'an",</text:p>
          </table:table-cell>
          <table:table-cell table:style-name="Default" office:value-type="string">
            <text:p>"Gaoling",</text:p>
          </table:table-cell>
          <table:table-cell table:number-columns-repeated="2" table:style-name="Default" office:value-type="string">
            <text:p>"Hongnong",</text:p>
          </table:table-cell>
          <table:table-cell table:number-columns-repeated="2" table:style-name="Default" office:value-type="string">
            <text:p>"Luoyang",</text:p>
          </table:table-cell>
          <table:table-cell table:number-columns-repeated="2" table:style-name="Default" office:value-type="string">
            <text:p>"Kaifeng",</text:p>
          </table:table-cell>
          <table:table-cell table:style-name="Default" office:value-type="string">
            <text:p>"Shanya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Qufu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Chi",</text:p>
          </table:table-cell>
          <table:table-cell table:style-name="Default" office:value-type="string">
            <text:p>"Donghai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Gay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Akamaseki",</text:p>
          </table:table-cell>
          <table:table-cell table:number-columns-repeated="2" table:style-name="Default" office:value-type="string">
            <text:p>"Izumo",</text:p>
          </table:table-cell>
          <table:table-cell table:style-name="Default" office:value-type="string">
            <text:p>"Himej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Naniwa-kyo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Nagoya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Conimbriga",</text:p>
          </table:table-cell>
          <table:table-cell table:style-name="Default" office:value-type="string">
            <text:p>"Cava Juliana",</text:p>
          </table:table-cell>
          <table:table-cell table:style-name="Default" office:value-type="string">
            <text:p>"Castra Leuca",</text:p>
          </table:table-cell>
          <table:table-cell table:style-name="Default" office:value-type="string">
            <text:p>"Salamantica",</text:p>
          </table:table-cell>
          <table:table-cell table:style-name="Default" office:value-type="string">
            <text:p>"Segovia",</text:p>
          </table:table-cell>
          <table:table-cell table:number-columns-repeated="2" table:style-name="Default" office:value-type="string">
            <text:p>"Complutum",</text:p>
          </table:table-cell>
          <table:table-cell table:style-name="Default" office:value-type="string">
            <text:p>"Segontia",</text:p>
          </table:table-cell>
          <table:table-cell table:style-name="Default" office:value-type="string">
            <text:p>"Caesaraugusta",</text:p>
          </table:table-cell>
          <table:table-cell table:number-columns-repeated="2" table:style-name="Default" office:value-type="string">
            <text:p>"Dertosa",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Neapolis",</text:p>
          </table:table-cell>
          <table:table-cell table:style-name="Default" office:value-type="string">
            <text:p>"Beneventum",</text:p>
          </table:table-cell>
          <table:table-cell table:style-name="Default" office:value-type="string">
            <text:p>"Ausculum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Dyrrachium",</text:p>
          </table:table-cell>
          <table:table-cell table:style-name="Default" office:value-type="string">
            <text:p>"Pharsalu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Lariss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Smyrna",</text:p>
          </table:table-cell>
          <table:table-cell table:style-name="Default" office:value-type="string">
            <text:p>"Prus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Dorylaion",</text:p>
          </table:table-cell>
          <table:table-cell table:number-columns-repeated="2" table:style-name="Default" office:value-type="string">
            <text:p>"Ancy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Caesarea",</text:p>
          </table:table-cell>
          <table:table-cell table:number-columns-repeated="2" table:style-name="Default" office:value-type="string">
            <text:p>"Sevasteia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Artavil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Merv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3" table:style-name="Default" office:value-type="string">
            <text:p>"Baktra",</text:p>
          </table:table-cell>
          <table:table-cell table:number-columns-repeated="21" table:style-name="Default" office:value-type="string">
            <text:p>"-1",</text:p>
          </table:table-cell>
          <table:table-cell table:number-columns-repeated="2" table:style-name="Default" office:value-type="string">
            <text:p>"Zhikharkhunglung",</text:p>
          </table:table-cell>
          <table:table-cell table:number-columns-repeated="2" table:style-name="Default" office:value-type="string">
            <text:p>"Khyetenshering",</text:p>
          </table:table-cell>
          <table:table-cell table:number-columns-repeated="2" table:style-name="Default" office:value-type="string">
            <text:p>"Tashi Gonp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Chiaoho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Lunghsi",</text:p>
          </table:table-cell>
          <table:table-cell table:number-columns-repeated="2" table:style-name="Default" office:value-type="string">
            <text:p>"Tianshui",</text:p>
          </table:table-cell>
          <table:table-cell table:number-columns-repeated="2" table:style-name="Default" office:value-type="string">
            <text:p>"Chang'an",</text:p>
          </table:table-cell>
          <table:table-cell table:style-name="Default" office:value-type="string">
            <text:p>"Gaoling",</text:p>
          </table:table-cell>
          <table:table-cell table:number-columns-repeated="2" table:style-name="Default" office:value-type="string">
            <text:p>"Hongnong",</text:p>
          </table:table-cell>
          <table:table-cell table:number-columns-repeated="2" table:style-name="Default" office:value-type="string">
            <text:p>"Luoyang",</text:p>
          </table:table-cell>
          <table:table-cell table:number-columns-repeated="2" table:style-name="Default" office:value-type="string">
            <text:p>"Kaifeng",</text:p>
          </table:table-cell>
          <table:table-cell table:style-name="Default" office:value-type="string">
            <text:p>"Shanyang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Chu",</text:p>
          </table:table-cell>
          <table:table-cell table:number-columns-repeated="2" table:style-name="Default" office:value-type="string">
            <text:p>"Donghai",</text:p>
          </table:table-cell>
          <table:table-cell table:number-columns-repeated="17" table:style-name="Default" office:value-type="string">
            <text:p>"-1",</text:p>
          </table:table-cell>
          <table:table-cell table:style-name="Default" office:value-type="string">
            <text:p>"Naniwa-kyo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Collippo",</text:p>
          </table:table-cell>
          <table:table-cell table:style-name="Default" office:value-type="string">
            <text:p>"Scalabis",</text:p>
          </table:table-cell>
          <table:table-cell table:style-name="Default" office:value-type="string">
            <text:p>"Horta Navia",</text:p>
          </table:table-cell>
          <table:table-cell table:style-name="Default" office:value-type="string">
            <text:p>"Norba Caesarina",</text:p>
          </table:table-cell>
          <table:table-cell table:style-name="Default" office:value-type="string">
            <text:p>"Segovia",</text:p>
          </table:table-cell>
          <table:table-cell table:number-columns-repeated="2" table:style-name="Default" office:value-type="string">
            <text:p>"Toletum",</text:p>
          </table:table-cell>
          <table:table-cell table:style-name="Default" office:value-type="string">
            <text:p>"Segobriga",</text:p>
          </table:table-cell>
          <table:table-cell table:style-name="Default" office:value-type="string">
            <text:p>"Ercavica",</text:p>
          </table:table-cell>
          <table:table-cell table:number-columns-repeated="2" table:style-name="Default" office:value-type="string">
            <text:p>"Saguntum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Olbia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Pompeii",</text:p>
          </table:table-cell>
          <table:table-cell table:style-name="Default" office:value-type="string">
            <text:p>"Heraclea",</text:p>
          </table:table-cell>
          <table:table-cell table:style-name="Default" office:value-type="string">
            <text:p>"Tarentum",</text:p>
          </table:table-cell>
          <table:table-cell table:style-name="Default" office:value-type="string">
            <text:p>"Brundisium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Nicopolis",</text:p>
          </table:table-cell>
          <table:table-cell table:style-name="Default" office:value-type="string">
            <text:p>"Lariss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Smyrna",</text:p>
          </table:table-cell>
          <table:table-cell table:style-name="Default" office:value-type="string">
            <text:p>"Sardis",</text:p>
          </table:table-cell>
          <table:table-cell table:style-name="Default" office:value-type="string">
            <text:p>"Nikopoli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Ikonion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Sisan",</text:p>
          </table:table-cell>
          <table:table-cell table:number-columns-repeated="21" table:style-name="Default" office:value-type="string">
            <text:p>"-1",</text:p>
          </table:table-cell>
          <table:table-cell table:number-columns-repeated="2" table:style-name="Default" office:value-type="string">
            <text:p>"Merv",</text:p>
          </table:table-cell>
          <table:table-cell table:number-columns-repeated="22" table:style-name="Default" office:value-type="string">
            <text:p>"-1",</text:p>
          </table:table-cell>
          <table:table-cell table:number-columns-repeated="2" table:style-name="Default" office:value-type="string">
            <text:p>"Lumaringbo",</text:p>
          </table:table-cell>
          <table:table-cell table:number-columns-repeated="2" table:style-name="Default" office:value-type="string">
            <text:p>"Thogdorogp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Zhikharkhunglung",</text:p>
          </table:table-cell>
          <table:table-cell table:number-columns-repeated="2" table:style-name="Default" office:value-type="string">
            <text:p>"Khyetenshering",</text:p>
          </table:table-cell>
          <table:table-cell table:number-columns-repeated="2" table:style-name="Default" office:value-type="string">
            <text:p>"Tashi Gonp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hongphu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Lintao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Lunghsi",</text:p>
          </table:table-cell>
          <table:table-cell table:number-columns-repeated="2" table:style-name="Default" office:value-type="string">
            <text:p>"Hanchung",</text:p>
          </table:table-cell>
          <table:table-cell table:number-columns-repeated="2" table:style-name="Default" office:value-type="string">
            <text:p>"Fangling",</text:p>
          </table:table-cell>
          <table:table-cell table:number-columns-repeated="2" table:style-name="Default" office:value-type="string">
            <text:p>"Shanglo",</text:p>
          </table:table-cell>
          <table:table-cell table:number-columns-repeated="3" table:style-name="Default" office:value-type="string">
            <text:p>"Hsiangheng",</text:p>
          </table:table-cell>
          <table:table-cell table:number-columns-repeated="2" table:style-name="Default" office:value-type="string">
            <text:p>"Nanyang",</text:p>
          </table:table-cell>
          <table:table-cell table:number-columns-repeated="2" table:style-name="Default" office:value-type="string">
            <text:p>"Liang",</text:p>
          </table:table-cell>
          <table:table-cell table:number-columns-repeated="3" table:style-name="Default" office:value-type="string">
            <text:p>"Chu",</text:p>
          </table:table-cell>
          <table:table-cell table:number-columns-repeated="2" table:style-name="Default" office:value-type="string">
            <text:p>"Linhuai",</text:p>
          </table:table-cell>
          <table:table-cell table:style-name="Default" office:value-type="string">
            <text:p>"Guangling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Nagasaki",</text:p>
          </table:table-cell>
          <table:table-cell table:style-name="Default" office:value-type="string">
            <text:p>"Fukuok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okushima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Olisipo",</text:p>
          </table:table-cell>
          <table:table-cell table:style-name="Default" office:value-type="string">
            <text:p>"Ammaia",</text:p>
          </table:table-cell>
          <table:table-cell table:style-name="Default" office:value-type="string">
            <text:p>"Emerita Augusta",</text:p>
          </table:table-cell>
          <table:table-cell table:style-name="Default" office:value-type="string">
            <text:p>"Metellinum",</text:p>
          </table:table-cell>
          <table:table-cell table:number-columns-repeated="2" table:style-name="Default" office:value-type="string">
            <text:p>"Toletum",</text:p>
          </table:table-cell>
          <table:table-cell table:style-name="Default" office:value-type="string">
            <text:p>"Libisosa",</text:p>
          </table:table-cell>
          <table:table-cell table:style-name="Default" office:value-type="string">
            <text:p>"Ercavica",</text:p>
          </table:table-cell>
          <table:table-cell table:number-columns-repeated="2" table:style-name="Default" office:value-type="string">
            <text:p>"Valenti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Mago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Bosa",</text:p>
          </table:table-cell>
          <table:table-cell table:style-name="Default" office:value-type="string">
            <text:p>"Olbia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Thurii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Hydruntum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Nicopolis",</text:p>
          </table:table-cell>
          <table:table-cell table:style-name="Default" office:value-type="string">
            <text:p>"Thebae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Ephesos",</text:p>
          </table:table-cell>
          <table:table-cell table:style-name="Default" office:value-type="string">
            <text:p>"Sardis",</text:p>
          </table:table-cell>
          <table:table-cell table:style-name="Default" office:value-type="string">
            <text:p>"Nikopoli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Ikonion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Tarso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is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Edessa",</text:p>
          </table:table-cell>
          <table:table-cell table:number-columns-repeated="41" table:style-name="Default" office:value-type="string">
            <text:p>"-1",</text:p>
          </table:table-cell>
          <table:table-cell table:number-columns-repeated="2" table:style-name="Default" office:value-type="string">
            <text:p>"Lumaringbo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hogdorogpa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Thongphu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Lintao",</text:p>
          </table:table-cell>
          <table:table-cell table:style-name="Default" office:value-type="string">
            <text:p>"Chiaming",</text:p>
          </table:table-cell>
          <table:table-cell table:number-columns-repeated="2" table:style-name="Default" office:value-type="string">
            <text:p>"Hanchung",</text:p>
          </table:table-cell>
          <table:table-cell table:number-columns-repeated="2" table:style-name="Default" office:value-type="string">
            <text:p>"Fangling",</text:p>
          </table:table-cell>
          <table:table-cell table:number-columns-repeated="3" table:style-name="Default" office:value-type="string">
            <text:p>"Shanglo",</text:p>
          </table:table-cell>
          <table:table-cell table:number-columns-repeated="2" table:style-name="Default" office:value-type="string">
            <text:p>"Hsiangheng",</text:p>
          </table:table-cell>
          <table:table-cell table:number-columns-repeated="2" table:style-name="Default" office:value-type="string">
            <text:p>"Nanyang",</text:p>
          </table:table-cell>
          <table:table-cell table:style-name="Default" office:value-type="string">
            <text:p>"Huaiyang",</text:p>
          </table:table-cell>
          <table:table-cell table:style-name="Default" office:value-type="string">
            <text:p>"Liang",</text:p>
          </table:table-cell>
          <table:table-cell table:number-columns-repeated="3" table:style-name="Default" office:value-type="string">
            <text:p>"Chu",</text:p>
          </table:table-cell>
          <table:table-cell table:number-columns-repeated="2" table:style-name="Default" office:value-type="string">
            <text:p>"Linhuai",</text:p>
          </table:table-cell>
          <table:table-cell table:number-columns-repeated="2" table:style-name="Default" office:value-type="string">
            <text:p>"Guangling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Fukuoka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Olisipo",</text:p>
          </table:table-cell>
          <table:table-cell table:style-name="Default" office:value-type="string">
            <text:p>"Evora",</text:p>
          </table:table-cell>
          <table:table-cell table:style-name="Default" office:value-type="string">
            <text:p>"Emerita Augusta",</text:p>
          </table:table-cell>
          <table:table-cell table:style-name="Default" office:value-type="string">
            <text:p>"Metellinum",</text:p>
          </table:table-cell>
          <table:table-cell table:number-columns-repeated="2" table:style-name="Default" office:value-type="string">
            <text:p>"Corduba",</text:p>
          </table:table-cell>
          <table:table-cell table:style-name="Default" office:value-type="string">
            <text:p>"Libisosa",</text:p>
          </table:table-cell>
          <table:table-cell table:style-name="Default" office:value-type="string">
            <text:p>"Villarrobledo",</text:p>
          </table:table-cell>
          <table:table-cell table:number-columns-repeated="2" table:style-name="Default" office:value-type="string">
            <text:p>"Valentia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Tharros",</text:p>
          </table:table-cell>
          <table:table-cell table:style-name="Default" office:value-type="string">
            <text:p>"Karalis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Consentia",</text:p>
          </table:table-cell>
          <table:table-cell table:style-name="Default" office:value-type="string">
            <text:p>"Croton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Halicarnasu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Perg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Tarsos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Antiochia",</text:p>
          </table:table-cell>
          <table:table-cell table:number-columns-repeated="2" table:style-name="Default" office:value-type="string">
            <text:p>"Aleppo",</text:p>
          </table:table-cell>
          <table:table-cell table:number-columns-repeated="2" table:style-name="Default" office:value-type="string">
            <text:p>"Edessa",</text:p>
          </table:table-cell>
          <table:table-cell table:number-columns-repeated="2" table:style-name="Default" office:value-type="string">
            <text:p>"Nisibis",</text:p>
          </table:table-cell>
          <table:table-cell table:number-columns-repeated="2" table:style-name="Default" office:value-type="string">
            <text:p>"Arbel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Qazvin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Hecatompylos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Kapisa",</text:p>
          </table:table-cell>
          <table:table-cell table:style-name="Default" office:value-type="string">
            <text:p>"Pushklavati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Thogjalung",</text:p>
          </table:table-cell>
          <table:table-cell table:number-columns-repeated="2" table:style-name="Default" office:value-type="string">
            <text:p>"Mendong Gonpa",</text:p>
          </table:table-cell>
          <table:table-cell table:number-columns-repeated="2" table:style-name="Default" office:value-type="string">
            <text:p>"Umbu",</text:p>
          </table:table-cell>
          <table:table-cell table:number-columns-repeated="2" table:style-name="Default" office:value-type="string">
            <text:p>"Shensa Dsong",</text:p>
          </table:table-cell>
          <table:table-cell table:number-columns-repeated="2" table:style-name="Default" office:value-type="string">
            <text:p>"Nagchu Dsong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Shodu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Garze",</text:p>
          </table:table-cell>
          <table:table-cell table:number-columns-repeated="2" table:style-name="Default" office:value-type="string">
            <text:p>"Minshan",</text:p>
          </table:table-cell>
          <table:table-cell table:style-name="Default" office:value-type="string">
            <text:p>"Zitong",</text:p>
          </table:table-cell>
          <table:table-cell table:number-columns-repeated="2" table:style-name="Default" office:value-type="string">
            <text:p>"Chiaming",</text:p>
          </table:table-cell>
          <table:table-cell table:style-name="Default" office:value-type="string">
            <text:p>"Ba'hsi",</text:p>
          </table:table-cell>
          <table:table-cell table:style-name="Default" office:value-type="string">
            <text:p>"Hsi'che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Hsicheng",</text:p>
          </table:table-cell>
          <table:table-cell table:number-columns-repeated="3" table:style-name="Default" office:value-type="string">
            <text:p>"Hsiangyang",</text:p>
          </table:table-cell>
          <table:table-cell table:number-columns-repeated="2" table:style-name="Default" office:value-type="string">
            <text:p>"Yuan",</text:p>
          </table:table-cell>
          <table:table-cell table:number-columns-repeated="2" table:style-name="Default" office:value-type="string">
            <text:p>"Junan",</text:p>
          </table:table-cell>
          <table:table-cell table:style-name="Default" office:value-type="string">
            <text:p>"Liuan",</text:p>
          </table:table-cell>
          <table:table-cell table:number-columns-repeated="2" table:style-name="Default" office:value-type="string">
            <text:p>"Shouchun",</text:p>
          </table:table-cell>
          <table:table-cell table:style-name="Default" office:value-type="string">
            <text:p>"Luchiang",</text:p>
          </table:table-cell>
          <table:table-cell table:number-columns-repeated="2" table:style-name="Default" office:value-type="string">
            <text:p>"Tanyang",</text:p>
          </table:table-cell>
          <table:table-cell table:number-columns-repeated="2" table:style-name="Default" office:value-type="string">
            <text:p>"Kueichi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Kagoshima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Mirobriga",</text:p>
          </table:table-cell>
          <table:table-cell table:style-name="Default" office:value-type="string">
            <text:p>"Pax Julia",</text:p>
          </table:table-cell>
          <table:table-cell table:style-name="Default" office:value-type="string">
            <text:p>"Italica",</text:p>
          </table:table-cell>
          <table:table-cell table:style-name="Default" office:value-type="string">
            <text:p>"Hispalis",</text:p>
          </table:table-cell>
          <table:table-cell table:number-columns-repeated="2" table:style-name="Default" office:value-type="string">
            <text:p>"Corduba",</text:p>
          </table:table-cell>
          <table:table-cell table:style-name="Default" office:value-type="string">
            <text:p>"Beati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Lucentum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Palmari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Karalis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Scolacium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Eli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thinai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Miletu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erg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Antiochia",</text:p>
          </table:table-cell>
          <table:table-cell table:number-columns-repeated="2" table:style-name="Default" office:value-type="string">
            <text:p>"Aleppo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Nisibis",</text:p>
          </table:table-cell>
          <table:table-cell table:number-columns-repeated="2" table:style-name="Default" office:value-type="string">
            <text:p>"Arbel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Qazvin",</text:p>
          </table:table-cell>
          <table:table-cell table:number-columns-repeated="2" table:style-name="Default" office:value-type="string">
            <text:p>"Arsaci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Hecatompylos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Begram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Pushklavati",</text:p>
          </table:table-cell>
          <table:table-cell table:number-columns-repeated="2" table:style-name="Default" office:value-type="string">
            <text:p>"Taxila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Thogjalung",</text:p>
          </table:table-cell>
          <table:table-cell table:number-columns-repeated="2" table:style-name="Default" office:value-type="string">
            <text:p>"Mendong Gonp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hensa Dsong",</text:p>
          </table:table-cell>
          <table:table-cell table:number-columns-repeated="2" table:style-name="Default" office:value-type="string">
            <text:p>"Nagchu Dso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hodu",</text:p>
          </table:table-cell>
          <table:table-cell table:style-name="Default" office:value-type="string">
            <text:p>"Dray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Garze",</text:p>
          </table:table-cell>
          <table:table-cell table:number-columns-repeated="2" table:style-name="Default" office:value-type="string">
            <text:p>"Minshan",</text:p>
          </table:table-cell>
          <table:table-cell table:number-columns-repeated="2" table:style-name="Default" office:value-type="string">
            <text:p>"Kuanghang",</text:p>
          </table:table-cell>
          <table:table-cell table:number-columns-repeated="2" table:style-name="Default" office:value-type="string">
            <text:p>"Ba'hsi",</text:p>
          </table:table-cell>
          <table:table-cell table:number-columns-repeated="2" table:style-name="Default" office:value-type="string">
            <text:p>"Hsi'che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Hsicheng",</text:p>
          </table:table-cell>
          <table:table-cell table:number-columns-repeated="3" table:style-name="Default" office:value-type="string">
            <text:p>"Chingling",</text:p>
          </table:table-cell>
          <table:table-cell table:number-columns-repeated="2" table:style-name="Default" office:value-type="string">
            <text:p>"Yuan",</text:p>
          </table:table-cell>
          <table:table-cell table:number-columns-repeated="2" table:style-name="Default" office:value-type="string">
            <text:p>"Junan",</text:p>
          </table:table-cell>
          <table:table-cell table:style-name="Default" office:value-type="string">
            <text:p>"Liuan",</text:p>
          </table:table-cell>
          <table:table-cell table:number-columns-repeated="2" table:style-name="Default" office:value-type="string">
            <text:p>"Shouchun",</text:p>
          </table:table-cell>
          <table:table-cell table:style-name="Default" office:value-type="string">
            <text:p>"Luchiang",</text:p>
          </table:table-cell>
          <table:table-cell table:number-columns-repeated="2" table:style-name="Default" office:value-type="string">
            <text:p>"Tanyang",</text:p>
          </table:table-cell>
          <table:table-cell table:style-name="Default" office:value-type="string">
            <text:p>"Kueichi",</text:p>
          </table:table-cell>
          <table:table-cell table:style-name="Default" office:value-type="string">
            <text:p>"Gusu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Kagoshima",</text:p>
          </table:table-cell>
          <table:table-cell table:number-columns-repeated="1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Cilpes",</text:p>
          </table:table-cell>
          <table:table-cell table:style-name="Default" office:value-type="string">
            <text:p>"Ossonoba",</text:p>
          </table:table-cell>
          <table:table-cell table:style-name="Default" office:value-type="string">
            <text:p>"Onuba Aestuaria",</text:p>
          </table:table-cell>
          <table:table-cell table:style-name="Default" office:value-type="string">
            <text:p>"Hispalis",</text:p>
          </table:table-cell>
          <table:table-cell table:number-columns-repeated="2" table:style-name="Default" office:value-type="string">
            <text:p>"Castulo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bdera",</text:p>
          </table:table-cell>
          <table:table-cell table:number-columns-repeated="2" table:style-name="Default" office:value-type="string">
            <text:p>"Qart Hadasht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Iboshim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Panormus",</text:p>
          </table:table-cell>
          <table:table-cell table:style-name="Default" office:value-type="string">
            <text:p>"Messan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Rhegium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Elis",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2" table:style-name="Default" office:value-type="string">
            <text:p>"Byblos",</text:p>
          </table:table-cell>
          <table:table-cell table:number-columns-repeated="2" table:style-name="Default" office:value-type="string">
            <text:p>"Palmy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Circesium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Ecbatana",</text:p>
          </table:table-cell>
          <table:table-cell table:number-columns-repeated="2" table:style-name="Default" office:value-type="string">
            <text:p>"Arsaci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Artacoana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Taxil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Barkha",</text:p>
          </table:table-cell>
          <table:table-cell table:number-columns-repeated="2" table:style-name="Default" office:value-type="string">
            <text:p>"Sakha Dsong",</text:p>
          </table:table-cell>
          <table:table-cell table:number-columns-repeated="2" table:style-name="Default" office:value-type="string">
            <text:p>"Zhigatse",</text:p>
          </table:table-cell>
          <table:table-cell table:number-columns-repeated="2" table:style-name="Default" office:value-type="string">
            <text:p>"Lhasa",</text:p>
          </table:table-cell>
          <table:table-cell table:number-columns-repeated="2" table:style-name="Default" office:value-type="string">
            <text:p>"Gyamda Dso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Dray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Litang",</text:p>
          </table:table-cell>
          <table:table-cell table:style-name="Default" office:value-type="string">
            <text:p>"Maoniu",</text:p>
          </table:table-cell>
          <table:table-cell table:number-columns-repeated="2" table:style-name="Default" office:value-type="string">
            <text:p>"Shu",</text:p>
          </table:table-cell>
          <table:table-cell table:style-name="Default" office:value-type="string">
            <text:p>"Kuanghang",</text:p>
          </table:table-cell>
          <table:table-cell table:number-columns-repeated="2" table:style-name="Default" office:value-type="string">
            <text:p>"Suiheng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Batung",</text:p>
          </table:table-cell>
          <table:table-cell table:number-columns-repeated="2" table:style-name="Default" office:value-type="string">
            <text:p>"Iling",</text:p>
          </table:table-cell>
          <table:table-cell table:style-name="Default" office:value-type="string">
            <text:p>"Chingling",</text:p>
          </table:table-cell>
          <table:table-cell table:number-columns-repeated="2" table:style-name="Default" office:value-type="string">
            <text:p>"Lingchang",</text:p>
          </table:table-cell>
          <table:table-cell table:number-columns-repeated="2" table:style-name="Default" office:value-type="string">
            <text:p>"Chianghsia",</text:p>
          </table:table-cell>
          <table:table-cell table:style-name="Default" office:value-type="string">
            <text:p>"Hengshan",</text:p>
          </table:table-cell>
          <table:table-cell table:number-columns-repeated="2" table:style-name="Default" office:value-type="string">
            <text:p>"Jianye",</text:p>
          </table:table-cell>
          <table:table-cell table:style-name="Default" office:value-type="string">
            <text:p>"Hofei",</text:p>
          </table:table-cell>
          <table:table-cell table:number-columns-repeated="2" table:style-name="Default" office:value-type="string">
            <text:p>"Sui'an",</text:p>
          </table:table-cell>
          <table:table-cell table:style-name="Default" office:value-type="string">
            <text:p>"Tung'an",</text:p>
          </table:table-cell>
          <table:table-cell table:number-columns-repeated="2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Cilpe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adir",</text:p>
          </table:table-cell>
          <table:table-cell table:style-name="Default" office:value-type="string">
            <text:p>"Antikeria",</text:p>
          </table:table-cell>
          <table:table-cell table:number-columns-repeated="2" table:style-name="Default" office:value-type="string">
            <text:p>"Abdera",</text:p>
          </table:table-cell>
          <table:table-cell table:number-columns-repeated="15" table:style-name="Default" office:value-type="string">
            <text:p>"-1",</text:p>
          </table:table-cell>
          <table:table-cell table:number-columns-repeated="2" table:style-name="Default" office:value-type="string">
            <text:p>"Agrigentum",</text:p>
          </table:table-cell>
          <table:table-cell table:style-name="Default" office:value-type="string">
            <text:p>"Messana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Spart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Rhodos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Soli",</text:p>
          </table:table-cell>
          <table:table-cell table:style-name="Default" office:value-type="string">
            <text:p>"Kyrenia",</text:p>
          </table:table-cell>
          <table:table-cell table:style-name="Default" office:value-type="string">
            <text:p>"Salamis",</text:p>
          </table:table-cell>
          <table:table-cell table:style-name="Default" office:value-type="string">
            <text:p>"Trachona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Byblos",</text:p>
          </table:table-cell>
          <table:table-cell table:number-columns-repeated="2" table:style-name="Default" office:value-type="string">
            <text:p>"Palmy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ircesium",</text:p>
          </table:table-cell>
          <table:table-cell table:number-columns-repeated="2" table:style-name="Default" office:value-type="string">
            <text:p>"Du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Ecbatan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Artacoana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Lavapuri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Sakha Dsong",</text:p>
          </table:table-cell>
          <table:table-cell table:number-columns-repeated="2" table:style-name="Default" office:value-type="string">
            <text:p>"Zhigatse",</text:p>
          </table:table-cell>
          <table:table-cell table:number-columns-repeated="2" table:style-name="Default" office:value-type="string">
            <text:p>"Lhasa",</text:p>
          </table:table-cell>
          <table:table-cell table:number-columns-repeated="2" table:style-name="Default" office:value-type="string">
            <text:p>"Gyamda Dsong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Litang",</text:p>
          </table:table-cell>
          <table:table-cell table:style-name="Default" office:value-type="string">
            <text:p>"Maoniu",</text:p>
          </table:table-cell>
          <table:table-cell table:number-columns-repeated="2" table:style-name="Default" office:value-type="string">
            <text:p>"Shu",</text:p>
          </table:table-cell>
          <table:table-cell table:number-columns-repeated="2" table:style-name="Default" office:value-type="string">
            <text:p>"Ba",</text:p>
          </table:table-cell>
          <table:table-cell table:style-name="Default" office:value-type="string">
            <text:p>"Suiheng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Batung",</text:p>
          </table:table-cell>
          <table:table-cell table:number-columns-repeated="2" table:style-name="Default" office:value-type="string">
            <text:p>"Iling",</text:p>
          </table:table-cell>
          <table:table-cell table:style-name="Default" office:value-type="string">
            <text:p>"Jiangling",</text:p>
          </table:table-cell>
          <table:table-cell table:number-columns-repeated="2" table:style-name="Default" office:value-type="string">
            <text:p>"Lingchang",</text:p>
          </table:table-cell>
          <table:table-cell table:number-columns-repeated="2" table:style-name="Default" office:value-type="string">
            <text:p>"Chianghsia",</text:p>
          </table:table-cell>
          <table:table-cell table:style-name="Default" office:value-type="string">
            <text:p>"Hengshan",</text:p>
          </table:table-cell>
          <table:table-cell table:number-columns-repeated="2" table:style-name="Default" office:value-type="string">
            <text:p>"Jianye",</text:p>
          </table:table-cell>
          <table:table-cell table:style-name="Default" office:value-type="string">
            <text:p>"Hofei",</text:p>
          </table:table-cell>
          <table:table-cell table:number-columns-repeated="2" table:style-name="Default" office:value-type="string">
            <text:p>"Sui'an",</text:p>
          </table:table-cell>
          <table:table-cell table:number-columns-repeated="2" table:style-name="Default" office:value-type="string">
            <text:p>"Tung'an",</text:p>
          </table:table-cell>
          <table:table-cell table:number-columns-repeated="2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Asido Caesarina",</text:p>
          </table:table-cell>
          <table:table-cell table:style-name="Default" office:value-type="string">
            <text:p>"Ronda",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Agrigentum",</text:p>
          </table:table-cell>
          <table:table-cell table:style-name="Default" office:value-type="string">
            <text:p>"Syracousai",</text:p>
          </table:table-cell>
          <table:table-cell table:number-columns-repeated="14" table:style-name="Default" office:value-type="string">
            <text:p>"-1",</text:p>
          </table:table-cell>
          <table:table-cell table:style-name="Default" office:value-type="string">
            <text:p>"Rhodos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Paphos",</text:p>
          </table:table-cell>
          <table:table-cell table:style-name="Default" office:value-type="string">
            <text:p>"Kourion",</text:p>
          </table:table-cell>
          <table:table-cell table:style-name="Default" office:value-type="string">
            <text:p>"Kalavasos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Sidon",</text:p>
          </table:table-cell>
          <table:table-cell table:number-columns-repeated="2" table:style-name="Default" office:value-type="string">
            <text:p>"Damascu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Dura",</text:p>
          </table:table-cell>
          <table:table-cell table:number-columns-repeated="32" table:style-name="Default" office:value-type="string">
            <text:p>"-1",</text:p>
          </table:table-cell>
          <table:table-cell table:number-columns-repeated="2" table:style-name="Default" office:value-type="string">
            <text:p>"Lavapuri",</text:p>
          </table:table-cell>
          <table:table-cell table:number-columns-repeated="21" table:style-name="Default" office:value-type="string">
            <text:p>"-1",</text:p>
          </table:table-cell>
          <table:table-cell table:number-columns-repeated="2" table:style-name="Default" office:value-type="string">
            <text:p>"Sentu",</text:p>
          </table:table-cell>
          <table:table-cell table:number-columns-repeated="2" table:style-name="Default" office:value-type="string">
            <text:p>"Chingyang",</text:p>
          </table:table-cell>
          <table:table-cell table:style-name="Default" office:value-type="string">
            <text:p>"Ba",</text:p>
          </table:table-cell>
          <table:table-cell table:number-columns-repeated="2" table:style-name="Default" office:value-type="string">
            <text:p>"Fuling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Chingchiang",</text:p>
          </table:table-cell>
          <table:table-cell table:style-name="Default" office:value-type="string">
            <text:p>"Liyang",</text:p>
          </table:table-cell>
          <table:table-cell table:number-columns-repeated="2" table:style-name="Default" office:value-type="string">
            <text:p>"Wuling",</text:p>
          </table:table-cell>
          <table:table-cell table:number-columns-repeated="2" table:style-name="Default" office:value-type="string">
            <text:p>"Baling",</text:p>
          </table:table-cell>
          <table:table-cell table:style-name="Default" office:value-type="string">
            <text:p>"Chianghsia",</text:p>
          </table:table-cell>
          <table:table-cell table:number-columns-repeated="2" table:style-name="Default" office:value-type="string">
            <text:p>"Yucha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uchiang",</text:p>
          </table:table-cell>
          <table:table-cell table:number-columns-repeated="2" table:style-name="Default" office:value-type="string">
            <text:p>"Hsin'an",</text:p>
          </table:table-cell>
          <table:table-cell table:number-columns-repeated="2" table:style-name="Default" office:value-type="string">
            <text:p>"Yung'chia",</text:p>
          </table:table-cell>
          <table:table-cell table:number-columns-repeated="2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Baelo Claudia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"Hippo Diarrhytos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Syracousai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Gortyna",</text:p>
          </table:table-cell>
          <table:table-cell table:number-columns-repeated="2" table:style-name="Default" office:value-type="string">
            <text:p>"Cnossos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"Tyr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Damascus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Seleuci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Ispadan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Qandahar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Indraprastha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Sentu",</text:p>
          </table:table-cell>
          <table:table-cell table:number-columns-repeated="2" table:style-name="Default" office:value-type="string">
            <text:p>"Chingyang",</text:p>
          </table:table-cell>
          <table:table-cell table:style-name="Default" office:value-type="string">
            <text:p>"Lufing",</text:p>
          </table:table-cell>
          <table:table-cell table:number-columns-repeated="2" table:style-name="Default" office:value-type="string">
            <text:p>"Fuling",</text:p>
          </table:table-cell>
          <table:table-cell table:number-columns-repeated="2" table:style-name="Default" office:value-type="string">
            <text:p>"Chien'an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ngchiang",</text:p>
          </table:table-cell>
          <table:table-cell table:style-name="Default" office:value-type="string">
            <text:p>"Liyang",</text:p>
          </table:table-cell>
          <table:table-cell table:number-columns-repeated="2" table:style-name="Default" office:value-type="string">
            <text:p>"Wuli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Ch'ang-sha",</text:p>
          </table:table-cell>
          <table:table-cell table:number-columns-repeated="2" table:style-name="Default" office:value-type="string">
            <text:p>"Yucha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uchiang",</text:p>
          </table:table-cell>
          <table:table-cell table:number-columns-repeated="2" table:style-name="Default" office:value-type="string">
            <text:p>"Hsin'an",</text:p>
          </table:table-cell>
          <table:table-cell table:number-columns-repeated="2" table:style-name="Default" office:value-type="string">
            <text:p>"Yung'chia",</text:p>
          </table:table-cell>
          <table:table-cell table:number-columns-repeated="2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21" table:style-name="Default" office:value-type="string">
            <text:p>"-1",</text:p>
          </table:table-cell>
          <table:table-cell table:style-name="Default" office:value-type="string">
            <text:p>"Iol",</text:p>
          </table:table-cell>
          <table:table-cell table:style-name="Default" office:value-type="string">
            <text:p>"Icosium",</text:p>
          </table:table-cell>
          <table:table-cell table:style-name="Default" office:value-type="string">
            <text:p>"Russucurrum",</text:p>
          </table:table-cell>
          <table:table-cell table:number-columns-repeated="2" table:style-name="Default" office:value-type="string">
            <text:p>"Cirta",</text:p>
          </table:table-cell>
          <table:table-cell table:style-name="Default" office:value-type="string">
            <text:p>"Rusicade",</text:p>
          </table:table-cell>
          <table:table-cell table:style-name="Default" office:value-type="string">
            <text:p>"Thabraca",</text:p>
          </table:table-cell>
          <table:table-cell table:style-name="Default" office:value-type="string">
            <text:p>"Utic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lupea",</text:p>
          </table:table-cell>
          <table:table-cell table:number-columns-repeated="31" table:style-name="Default" office:value-type="string">
            <text:p>"-1",</text:p>
          </table:table-cell>
          <table:table-cell table:style-name="Default" office:value-type="string">
            <text:p>"Tyre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Seleuci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Ispadan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Qandahar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Multan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Indraprasth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Ayodhya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Deqin",</text:p>
          </table:table-cell>
          <table:table-cell table:style-name="Default" office:value-type="string">
            <text:p>"Yuehsiu",</text:p>
          </table:table-cell>
          <table:table-cell table:number-columns-repeated="2" table:style-name="Default" office:value-type="string">
            <text:p>"Lijang",</text:p>
          </table:table-cell>
          <table:table-cell table:number-columns-repeated="2" table:style-name="Default" office:value-type="string">
            <text:p>"Lufi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en'an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Guiya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Qiangzhong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Ch'ang-sha",</text:p>
          </table:table-cell>
          <table:table-cell table:style-name="Default" office:value-type="string">
            <text:p>"I'chun",</text:p>
          </table:table-cell>
          <table:table-cell table:number-columns-repeated="2" table:style-name="Default" office:value-type="string">
            <text:p>"Linchuan",</text:p>
          </table:table-cell>
          <table:table-cell table:number-columns-repeated="2" table:style-name="Default" office:value-type="string">
            <text:p>"Chien'an",</text:p>
          </table:table-cell>
          <table:table-cell table:number-columns-repeated="2" table:style-name="Default" office:value-type="string">
            <text:p>"Min Yue",</text:p>
          </table:table-cell>
          <table:table-cell table:number-columns-repeated="2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Tingi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iga",</text:p>
          </table:table-cell>
          <table:table-cell table:style-name="Default" office:value-type="string">
            <text:p>"Cartennae",</text:p>
          </table:table-cell>
          <table:table-cell table:style-name="Default" office:value-type="string">
            <text:p>"Iol",</text:p>
          </table:table-cell>
          <table:table-cell table:style-name="Default" office:value-type="string">
            <text:p>"Icosium",</text:p>
          </table:table-cell>
          <table:table-cell table:style-name="Default" office:value-type="string">
            <text:p>"Zarai",</text:p>
          </table:table-cell>
          <table:table-cell table:number-columns-repeated="3" table:style-name="Default" office:value-type="string">
            <text:p>"Cirta",</text:p>
          </table:table-cell>
          <table:table-cell table:number-columns-repeated="2" table:style-name="Default" office:value-type="string">
            <text:p>"Utica",</text:p>
          </table:table-cell>
          <table:table-cell table:style-name="Default" office:value-type="string">
            <text:p>"Qart-Hadasht",</text:p>
          </table:table-cell>
          <table:table-cell table:style-name="Default" office:value-type="string">
            <text:p>"Clupea",</text:p>
          </table:table-cell>
          <table:table-cell table:number-columns-repeated="31" table:style-name="Default" office:value-type="string">
            <text:p>"-1",</text:p>
          </table:table-cell>
          <table:table-cell table:style-name="Default" office:value-type="string">
            <text:p>"Akre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Susa",</text:p>
          </table:table-cell>
          <table:table-cell table:number-columns-repeated="20" table:style-name="Default" office:value-type="string">
            <text:p>"-1",</text:p>
          </table:table-cell>
          <table:table-cell table:style-name="Default" office:value-type="string">
            <text:p>"Mulashthanapura",</text:p>
          </table:table-cell>
          <table:table-cell table:number-columns-repeated="2" table:style-name="Default" office:value-type="string">
            <text:p>"Multan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Math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Ayodhya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Deqin",</text:p>
          </table:table-cell>
          <table:table-cell table:style-name="Default" office:value-type="string">
            <text:p>"Yuehsiu",</text:p>
          </table:table-cell>
          <table:table-cell table:style-name="Default" office:value-type="string">
            <text:p>"Lijang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3" table:style-name="Default" office:value-type="string">
            <text:p>"Zhaotang",</text:p>
          </table:table-cell>
          <table:table-cell table:number-columns-repeated="2" table:style-name="Default" office:value-type="string">
            <text:p>"Guiya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Qiangzhong",</text:p>
          </table:table-cell>
          <table:table-cell table:number-columns-repeated="2" table:style-name="Default" office:value-type="string">
            <text:p>"Hengshan",</text:p>
          </table:table-cell>
          <table:table-cell table:style-name="Default" office:value-type="string">
            <text:p>"Ch'ang-sha",</text:p>
          </table:table-cell>
          <table:table-cell table:number-columns-repeated="2" table:style-name="Default" office:value-type="string">
            <text:p>"I'chun",</text:p>
          </table:table-cell>
          <table:table-cell table:number-columns-repeated="2" table:style-name="Default" office:value-type="string">
            <text:p>"Linchuan",</text:p>
          </table:table-cell>
          <table:table-cell table:number-columns-repeated="2" table:style-name="Default" office:value-type="string">
            <text:p>"Chien'an",</text:p>
          </table:table-cell>
          <table:table-cell table:style-name="Default" office:value-type="string">
            <text:p>"Min Yue",</text:p>
          </table:table-cell>
          <table:table-cell table:number-columns-repeated="27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Tingis",</text:p>
          </table:table-cell>
          <table:table-cell table:number-columns-repeated="2" table:style-name="Default" office:value-type="string">
            <text:p>"Rusadir",</text:p>
          </table:table-cell>
          <table:table-cell table:number-columns-repeated="2" table:style-name="Default" office:value-type="string">
            <text:p>"Sig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artennae",</text:p>
          </table:table-cell>
          <table:table-cell table:number-columns-repeated="2" table:style-name="Default" office:value-type="string">
            <text:p>"Vescera",</text:p>
          </table:table-cell>
          <table:table-cell table:style-name="Default" office:value-type="string">
            <text:p>"Cirt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Default" office:value-type="string">
            <text:p>"Hadrumetum",</text:p>
          </table:table-cell>
          <table:table-cell table:number-columns-repeated="30" table:style-name="Default" office:value-type="string">
            <text:p>"-1",</text:p>
          </table:table-cell>
          <table:table-cell table:number-columns-repeated="2" table:style-name="Default" office:value-type="string">
            <text:p>"Akre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Babylo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usa",</text:p>
          </table:table-cell>
          <table:table-cell table:number-columns-repeated="20" table:style-name="Default" office:value-type="string">
            <text:p>"-1",</text:p>
          </table:table-cell>
          <table:table-cell table:number-columns-repeated="2" table:style-name="Default" office:value-type="string">
            <text:p>"Mulashthanapur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Mathur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Pataliputr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Gour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Mengma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Darllit",</text:p>
          </table:table-cell>
          <table:table-cell table:style-name="Default" office:value-type="string">
            <text:p>"Zhaota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Zhaotang",</text:p>
          </table:table-cell>
          <table:table-cell table:number-columns-repeated="2" table:style-name="Default" office:value-type="string">
            <text:p>"Tsangke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Lingling",</text:p>
          </table:table-cell>
          <table:table-cell table:number-columns-repeated="2" table:style-name="Default" office:value-type="string">
            <text:p>"Kueiyang",</text:p>
          </table:table-cell>
          <table:table-cell table:number-columns-repeated="2" table:style-name="Default" office:value-type="string">
            <text:p>"Nankang",</text:p>
          </table:table-cell>
          <table:table-cell table:number-columns-repeated="2" table:style-name="Default" office:value-type="string">
            <text:p>"Luling",</text:p>
          </table:table-cell>
          <table:table-cell table:number-columns-repeated="3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"Lixu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Rusadir",</text:p>
          </table:table-cell>
          <table:table-cell table:style-name="Default" office:value-type="string">
            <text:p>"Sig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Gemellae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Ad Majores",</text:p>
          </table:table-cell>
          <table:table-cell table:number-columns-repeated="2" table:style-name="Default" office:value-type="string">
            <text:p>"Tbessa",</text:p>
          </table:table-cell>
          <table:table-cell table:number-columns-repeated="41" table:style-name="Default" office:value-type="string">
            <text:p>"-1",</text:p>
          </table:table-cell>
          <table:table-cell table:number-columns-repeated="2" table:style-name="Default" office:value-type="string">
            <text:p>"Babylon",</text:p>
          </table:table-cell>
          <table:table-cell table:number-columns-repeated="31" table:style-name="Default" office:value-type="string">
            <text:p>"-1",</text:p>
          </table:table-cell>
          <table:table-cell table:number-columns-repeated="2" table:style-name="Default" office:value-type="string">
            <text:p>"Vairata",</text:p>
          </table:table-cell>
          <table:table-cell table:number-columns-repeated="2" table:style-name="Default" office:value-type="string">
            <text:p>"Padmavati",</text:p>
          </table:table-cell>
          <table:table-cell table:style-name="Default" office:value-type="string">
            <text:p>"Prayag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Varanasi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Pataliputr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Gour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Mengmao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Darllit",</text:p>
          </table:table-cell>
          <table:table-cell table:number-columns-repeated="2" table:style-name="Default" office:value-type="string">
            <text:p>"Sit Cat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sangke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Lingling",</text:p>
          </table:table-cell>
          <table:table-cell table:number-columns-repeated="2" table:style-name="Default" office:value-type="string">
            <text:p>"Kueiyang",</text:p>
          </table:table-cell>
          <table:table-cell table:number-columns-repeated="2" table:style-name="Default" office:value-type="string">
            <text:p>"Nankang",</text:p>
          </table:table-cell>
          <table:table-cell table:number-columns-repeated="2" table:style-name="Default" office:value-type="string">
            <text:p>"Luling",</text:p>
          </table:table-cell>
          <table:table-cell table:number-columns-repeated="3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Lixu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Pomari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Ad Majores",</text:p>
          </table:table-cell>
          <table:table-cell table:number-columns-repeated="2" table:style-name="Default" office:value-type="string">
            <text:p>"Tbessa",</text:p>
          </table:table-cell>
          <table:table-cell table:style-name="Default" office:value-type="string">
            <text:p>"Sbrt'n",</text:p>
          </table:table-cell>
          <table:table-cell table:number-columns-repeated="29" table:style-name="Default" office:value-type="string">
            <text:p>"-1",</text:p>
          </table:table-cell>
          <table:table-cell table:style-name="Default" office:value-type="string">
            <text:p>"Gaz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Jerusalem",</text:p>
          </table:table-cell>
          <table:table-cell table:number-columns-repeated="17" table:style-name="Default" office:value-type="string">
            <text:p>"-1",</text:p>
          </table:table-cell>
          <table:table-cell table:style-name="Default" office:value-type="string">
            <text:p>"Parsa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Vairata",</text:p>
          </table:table-cell>
          <table:table-cell table:number-columns-repeated="2" table:style-name="Default" office:value-type="string">
            <text:p>"Padmavati",</text:p>
          </table:table-cell>
          <table:table-cell table:style-name="Default" office:value-type="string">
            <text:p>"Prayag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Rajagrha",</text:p>
          </table:table-cell>
          <table:table-cell table:number-columns-repeated="2" table:style-name="Default" office:value-type="string">
            <text:p>"Kolikata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Tengzhong",</text:p>
          </table:table-cell>
          <table:table-cell table:number-columns-repeated="2" table:style-name="Default" office:value-type="string">
            <text:p>"Lincang",</text:p>
          </table:table-cell>
          <table:table-cell table:number-columns-repeated="2" table:style-name="Default" office:value-type="string">
            <text:p>"Sit Cat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Nanning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Yulin",</text:p>
          </table:table-cell>
          <table:table-cell table:number-columns-repeated="2" table:style-name="Default" office:value-type="string">
            <text:p>"Guangxin",</text:p>
          </table:table-cell>
          <table:table-cell table:number-columns-repeated="2" table:style-name="Default" office:value-type="string">
            <text:p>"Hsi'ping",</text:p>
          </table:table-cell>
          <table:table-cell table:number-columns-repeated="2" table:style-name="Default" office:value-type="string">
            <text:p>"Chieh-yang",</text:p>
          </table:table-cell>
          <table:table-cell table:number-columns-repeated="3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" table:style-name="Default" office:value-type="string">
            <text:p>"-1",</text:p>
          </table:table-cell>
          <table:table-cell table:style-name="Default" office:value-type="string">
            <text:p>"Pomaria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Sbrt'n",</text:p>
          </table:table-cell>
          <table:table-cell table:style-name="Default" office:value-type="string">
            <text:p>"Oea",</text:p>
          </table:table-cell>
          <table:table-cell table:style-name="Default" office:value-type="string">
            <text:p>"Leptis Magn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Cyrene",</text:p>
          </table:table-cell>
          <table:table-cell table:style-name="Default" office:value-type="string">
            <text:p>"Darnis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Gaza",</text:p>
          </table:table-cell>
          <table:table-cell table:number-columns-repeated="32" table:style-name="Default" office:value-type="string">
            <text:p>"-1",</text:p>
          </table:table-cell>
          <table:table-cell table:number-columns-repeated="2" table:style-name="Default" office:value-type="string">
            <text:p>"Pattal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Ajmer",</text:p>
          </table:table-cell>
          <table:table-cell table:number-columns-repeated="2" table:style-name="Default" office:value-type="string">
            <text:p>"Gwalior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Rajagrha",</text:p>
          </table:table-cell>
          <table:table-cell table:number-columns-repeated="2" table:style-name="Default" office:value-type="string">
            <text:p>"Kolikata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Tengzhong",</text:p>
          </table:table-cell>
          <table:table-cell table:number-columns-repeated="2" table:style-name="Default" office:value-type="string">
            <text:p>"Lincang",</text:p>
          </table:table-cell>
          <table:table-cell table:number-columns-repeated="2" table:style-name="Default" office:value-type="string">
            <text:p>"Twen Hia",</text:p>
          </table:table-cell>
          <table:table-cell table:number-columns-repeated="2" table:style-name="Default" office:value-type="string">
            <text:p>"Cao Hanh",</text:p>
          </table:table-cell>
          <table:table-cell table:style-name="Default" office:value-type="string">
            <text:p>"Nanni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Hob Pho",</text:p>
          </table:table-cell>
          <table:table-cell table:number-columns-repeated="2" table:style-name="Default" office:value-type="string">
            <text:p>"Yulin",</text:p>
          </table:table-cell>
          <table:table-cell table:number-columns-repeated="2" table:style-name="Default" office:value-type="string">
            <text:p>"Guangxin",</text:p>
          </table:table-cell>
          <table:table-cell table:number-columns-repeated="2" table:style-name="Default" office:value-type="string">
            <text:p>"Panyu",</text:p>
          </table:table-cell>
          <table:table-cell table:style-name="Default" office:value-type="string">
            <text:p>"Chieh-yang",</text:p>
          </table:table-cell>
          <table:table-cell table:number-columns-repeated="3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Volubilis",</text:p>
          </table:table-cell>
          <table:table-cell table:number-columns-repeated="17" table:style-name="Default" office:value-type="string">
            <text:p>"-1",</text:p>
          </table:table-cell>
          <table:table-cell table:style-name="Default" office:value-type="string">
            <text:p>"Sbrt'n",</text:p>
          </table:table-cell>
          <table:table-cell table:style-name="Default" office:value-type="string">
            <text:p>"Oea",</text:p>
          </table:table-cell>
          <table:table-cell table:number-columns-repeated="2" table:style-name="Default" office:value-type="string">
            <text:p>"Leptis Magn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Cyrene",</text:p>
          </table:table-cell>
          <table:table-cell table:style-name="Default" office:value-type="string">
            <text:p>"Darnis",</text:p>
          </table:table-cell>
          <table:table-cell table:number-columns-repeated="2" table:style-name="Default" office:value-type="string">
            <text:p>"Antipyrgus Portus",</text:p>
          </table:table-cell>
          <table:table-cell table:style-name="Default" office:value-type="string">
            <text:p>"Ardanis Portus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lexandrei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Pelusion",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Charax",</text:p>
          </table:table-cell>
          <table:table-cell table:number-columns-repeated="18" table:style-name="Default" office:value-type="string">
            <text:p>"-1",</text:p>
          </table:table-cell>
          <table:table-cell table:number-columns-repeated="2" table:style-name="Default" office:value-type="string">
            <text:p>"Pattal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ittor",</text:p>
          </table:table-cell>
          <table:table-cell table:number-columns-repeated="2" table:style-name="Default" office:value-type="string">
            <text:p>"Ajmer",</text:p>
          </table:table-cell>
          <table:table-cell table:number-columns-repeated="2" table:style-name="Default" office:value-type="string">
            <text:p>"Gwalior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arabhanga",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2" table:style-name="Default" office:value-type="string">
            <text:p>"Siema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wen Hia",</text:p>
          </table:table-cell>
          <table:table-cell table:number-columns-repeated="2" table:style-name="Default" office:value-type="string">
            <text:p>"Cao Hanh",</text:p>
          </table:table-cell>
          <table:table-cell table:number-columns-repeated="2" table:style-name="Default" office:value-type="string">
            <text:p>"Lang Son",</text:p>
          </table:table-cell>
          <table:table-cell table:number-columns-repeated="2" table:style-name="Default" office:value-type="string">
            <text:p>"Hob Pho",</text:p>
          </table:table-cell>
          <table:table-cell table:number-columns-repeated="2" table:style-name="Default" office:value-type="string">
            <text:p>"Tu Wan",</text:p>
          </table:table-cell>
          <table:table-cell table:style-name="Default" office:value-type="string">
            <text:p>"Kaoping",</text:p>
          </table:table-cell>
          <table:table-cell table:style-name="Default" office:value-type="string">
            <text:p>"Panyu",</text:p>
          </table:table-cell>
          <table:table-cell table:number-columns-repeated="3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Volubilis",</text:p>
          </table:table-cell>
          <table:table-cell table:number-columns-repeated="33" table:style-name="Default" office:value-type="string">
            <text:p>"-1",</text:p>
          </table:table-cell>
          <table:table-cell table:style-name="Default" office:value-type="string">
            <text:p>"Ardanis Portus",</text:p>
          </table:table-cell>
          <table:table-cell table:style-name="Default" office:value-type="string">
            <text:p>"Zygrae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Alexandreia",</text:p>
          </table:table-cell>
          <table:table-cell table:number-columns-repeated="20" table:style-name="Default" office:value-type="string">
            <text:p>"-1",</text:p>
          </table:table-cell>
          <table:table-cell table:style-name="Default" office:value-type="string">
            <text:p>"Charax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Sirajis",</text:p>
          </table:table-cell>
          <table:table-cell table:number-columns-repeated="22" table:style-name="Default" office:value-type="string">
            <text:p>"-1",</text:p>
          </table:table-cell>
          <table:table-cell table:number-columns-repeated="2" table:style-name="Default" office:value-type="string">
            <text:p>"Chittor",</text:p>
          </table:table-cell>
          <table:table-cell table:number-columns-repeated="2" table:style-name="Default" office:value-type="string">
            <text:p>"Puska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Sarabhang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Bhodgay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Pugam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Siemao",</text:p>
          </table:table-cell>
          <table:table-cell table:number-columns-repeated="2" table:style-name="Default" office:value-type="string">
            <text:p>"Tsenghung",</text:p>
          </table:table-cell>
          <table:table-cell table:number-columns-repeated="2" table:style-name="Default" office:value-type="string">
            <text:p>"Dien Bien Phu",</text:p>
          </table:table-cell>
          <table:table-cell table:number-columns-repeated="2" table:style-name="Default" office:value-type="string">
            <text:p>"Co Loa",</text:p>
          </table:table-cell>
          <table:table-cell table:style-name="Default" office:value-type="string">
            <text:p>"Lang Son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Tu Wan",</text:p>
          </table:table-cell>
          <table:table-cell table:number-columns-repeated="3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Zygrae",</text:p>
          </table:table-cell>
          <table:table-cell table:number-columns-repeated="2" table:style-name="Default" office:value-type="string">
            <text:p>"Paraetonium",</text:p>
          </table:table-cell>
          <table:table-cell table:number-columns-repeated="27" table:style-name="Default" office:value-type="string">
            <text:p>"-1",</text:p>
          </table:table-cell>
          <table:table-cell table:number-columns-repeated="2" table:style-name="Default" office:value-type="string">
            <text:p>"Sirajis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3" table:style-name="Default" office:value-type="string">
            <text:p>"Gwadar",</text:p>
          </table:table-cell>
          <table:table-cell table:number-columns-repeated="13" table:style-name="Default" office:value-type="string">
            <text:p>"-1",</text:p>
          </table:table-cell>
          <table:table-cell table:number-columns-repeated="2" table:style-name="Default" office:value-type="string">
            <text:p>"Ujjain",</text:p>
          </table:table-cell>
          <table:table-cell table:number-columns-repeated="2" table:style-name="Default" office:value-type="string">
            <text:p>"Vidisa",</text:p>
          </table:table-cell>
          <table:table-cell table:number-columns-repeated="2" table:style-name="Default" office:value-type="string">
            <text:p>"Bharhut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Pugam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Tsenghung",</text:p>
          </table:table-cell>
          <table:table-cell table:number-columns-repeated="2" table:style-name="Default" office:value-type="string">
            <text:p>"Dien Bien Phu",</text:p>
          </table:table-cell>
          <table:table-cell table:number-columns-repeated="2" table:style-name="Default" office:value-type="string">
            <text:p>"Co Loa",</text:p>
          </table:table-cell>
          <table:table-cell table:number-columns-repeated="4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82" table:style-name="Default" office:value-type="string">
            <text:p>"-1",</text:p>
          </table:table-cell>
          <table:table-cell table:style-name="Default" office:value-type="string">
            <text:p>"-1"</text:p>
          </table:table-cell>
          <table:table-cell table:number-columns-repeated="15" table:style-name="Default" office:value-type="string">
            <text:p>"-1",</text:p>
          </table:table-cell>
          <table:table-cell table:number-columns-repeated="2" table:style-name="Default" office:value-type="string">
            <text:p>"Vadodar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Ujjain",</text:p>
          </table:table-cell>
          <table:table-cell table:number-columns-repeated="2" table:style-name="Default" office:value-type="string">
            <text:p>"Vidisa",</text:p>
          </table:table-cell>
          <table:table-cell table:number-columns-repeated="2" table:style-name="Default" office:value-type="string">
            <text:p>"Bharhut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Chiang Mai",</text:p>
          </table:table-cell>
          <table:table-cell table:number-columns-repeated="2" table:style-name="Default" office:value-type="string">
            <text:p>"Luang Prabang",</text:p>
          </table:table-cell>
          <table:table-cell table:style-name="Default" office:value-type="string">
            <text:p>"Ninh Kwang",</text:p>
          </table:table-cell>
          <table:table-cell table:number-columns-repeated="2" table:style-name="Default" office:value-type="string">
            <text:p>"Than Ho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Tam A",</text:p>
          </table:table-cell>
          <table:table-cell table:number-columns-repeated="3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56" table:style-name="Default" office:value-type="string">
            <text:p>"-1",</text:p>
          </table:table-cell>
          <table:table-cell table:number-columns-repeated="2" table:style-name="Default" office:value-type="string">
            <text:p>"Diospolis",</text:p>
          </table:table-cell>
          <table:table-cell table:number-columns-repeated="19" table:style-name="Default" office:value-type="string">
            <text:p>"-1",</text:p>
          </table:table-cell>
          <table:table-cell table:style-name="Default" office:value-type="string">
            <text:p>"Gerrh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Sohar",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Vadodara",</text:p>
          </table:table-cell>
          <table:table-cell table:number-columns-repeated="28" table:style-name="Default" office:value-type="string">
            <text:p>"-1",</text:p>
          </table:table-cell>
          <table:table-cell table:number-columns-repeated="2" table:style-name="Default" office:value-type="string">
            <text:p>"Chiang Mai",</text:p>
          </table:table-cell>
          <table:table-cell table:number-columns-repeated="2" table:style-name="Default" office:value-type="string">
            <text:p>"Luang Prabang",</text:p>
          </table:table-cell>
          <table:table-cell table:style-name="Default" office:value-type="string">
            <text:p>"Ninh Kwang",</text:p>
          </table:table-cell>
          <table:table-cell table:number-columns-repeated="2" table:style-name="Default" office:value-type="string">
            <text:p>"Than Ho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Tam A",</text:p>
          </table:table-cell>
          <table:table-cell table:number-columns-repeated="3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56" table:style-name="Default" office:value-type="string">
            <text:p>"-1",</text:p>
          </table:table-cell>
          <table:table-cell table:number-columns-repeated="2" table:style-name="Default" office:value-type="string">
            <text:p>"Diospolis",</text:p>
          </table:table-cell>
          <table:table-cell table:number-columns-repeated="18" table:style-name="Default" office:value-type="string">
            <text:p>"-1",</text:p>
          </table:table-cell>
          <table:table-cell table:number-columns-repeated="2" table:style-name="Default" office:value-type="string">
            <text:p>"Gerrh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Sohar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Dwark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Saraswatapu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Bharuch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Bhojakat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Kundinapuri",</text:p>
          </table:table-cell>
          <table:table-cell table:number-columns-repeated="2" table:style-name="Default" office:value-type="string">
            <text:p>"Srip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inghapura",</text:p>
          </table:table-cell>
          <table:table-cell table:number-columns-repeated="15" table:style-name="Default" office:value-type="string">
            <text:p>"-1",</text:p>
          </table:table-cell>
          <table:table-cell table:number-columns-repeated="2" table:style-name="Default" office:value-type="string">
            <text:p>"Na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iang Chang",</text:p>
          </table:table-cell>
          <table:table-cell table:number-columns-repeated="2" table:style-name="Default" office:value-type="string">
            <text:p>"Ha Tinh",</text:p>
          </table:table-cell>
          <table:table-cell table:number-columns-repeated="4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1" table:style-name="Default" office:value-type="string">
            <text:p>"-1",</text:p>
          </table:table-cell>
          <table:table-cell table:style-name="Default" office:value-type="string">
            <text:p>"Berenice",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2" table:style-name="Default" office:value-type="string">
            <text:p>"Ommana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"Dwarka",</text:p>
          </table:table-cell>
          <table:table-cell table:number-columns-repeated="2" table:style-name="Default" office:value-type="string">
            <text:p>"Somnath",</text:p>
          </table:table-cell>
          <table:table-cell table:style-name="Default" office:value-type="string">
            <text:p>"Saraswatapu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Bharuch",</text:p>
          </table:table-cell>
          <table:table-cell table:number-columns-repeated="2" table:style-name="Default" office:value-type="string">
            <text:p>"Janasthana",</text:p>
          </table:table-cell>
          <table:table-cell table:number-columns-repeated="2" table:style-name="Default" office:value-type="string">
            <text:p>"Bhojakat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Kundinapuri",</text:p>
          </table:table-cell>
          <table:table-cell table:number-columns-repeated="2" table:style-name="Default" office:value-type="string">
            <text:p>"Sripur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Singhapura",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Na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iang Chang",</text:p>
          </table:table-cell>
          <table:table-cell table:number-columns-repeated="2" table:style-name="Default" office:value-type="string">
            <text:p>"Ha Tinh",</text:p>
          </table:table-cell>
          <table:table-cell table:number-columns-repeated="4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1" table:style-name="Default" office:value-type="string">
            <text:p>"-1",</text:p>
          </table:table-cell>
          <table:table-cell table:style-name="Default" office:value-type="string">
            <text:p>"Berenice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Macoraba",</text:p>
          </table:table-cell>
          <table:table-cell table:number-columns-repeated="27" table:style-name="Default" office:value-type="string">
            <text:p>"-1",</text:p>
          </table:table-cell>
          <table:table-cell table:number-columns-repeated="2" table:style-name="Default" office:value-type="string">
            <text:p>"Somnath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Surparaka",</text:p>
          </table:table-cell>
          <table:table-cell table:style-name="Default" office:value-type="string">
            <text:p>"Rastrika",</text:p>
          </table:table-cell>
          <table:table-cell table:style-name="Default" office:value-type="string">
            <text:p>"Janasthana",</text:p>
          </table:table-cell>
          <table:table-cell table:number-columns-repeated="2" table:style-name="Default" office:value-type="string">
            <text:p>"Pratishthan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arabhapura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number-columns-repeated="2" table:style-name="Default" office:value-type="string">
            <text:p>"Thato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ukothay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himai",</text:p>
          </table:table-cell>
          <table:table-cell table:number-columns-repeated="2" table:style-name="Default" office:value-type="string">
            <text:p>"Preah Vhear",</text:p>
          </table:table-cell>
          <table:table-cell table:number-columns-repeated="2" table:style-name="Default" office:value-type="string">
            <text:p>"Hue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Laoag",</text:p>
          </table:table-cell>
          <table:table-cell table:number-columns-repeated="2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7" table:style-name="Default" office:value-type="string">
            <text:p>"-1",</text:p>
          </table:table-cell>
          <table:table-cell table:style-name="Default" office:value-type="string">
            <text:p>"Macoraba",</text:p>
          </table:table-cell>
          <table:table-cell table:number-columns-repeated="32" table:style-name="Default" office:value-type="string">
            <text:p>"-1",</text:p>
          </table:table-cell>
          <table:table-cell table:style-name="Default" office:value-type="string">
            <text:p>"Surparaka",</text:p>
          </table:table-cell>
          <table:table-cell table:number-columns-repeated="2" table:style-name="Default" office:value-type="string">
            <text:p>"Rastrika",</text:p>
          </table:table-cell>
          <table:table-cell table:number-columns-repeated="2" table:style-name="Default" office:value-type="string">
            <text:p>"Pratishthan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arabhapura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haton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Sukothaya",</text:p>
          </table:table-cell>
          <table:table-cell table:style-name="Default" office:value-type="string">
            <text:p>"Sri Thep",</text:p>
          </table:table-cell>
          <table:table-cell table:number-columns-repeated="2" table:style-name="Default" office:value-type="string">
            <text:p>"Phimai",</text:p>
          </table:table-cell>
          <table:table-cell table:number-columns-repeated="2" table:style-name="Default" office:value-type="string">
            <text:p>"Preah Vhear",</text:p>
          </table:table-cell>
          <table:table-cell table:number-columns-repeated="2" table:style-name="Default" office:value-type="string">
            <text:p>"Hue",</text:p>
          </table:table-cell>
          <table:table-cell table:number-columns-repeated="13" table:style-name="Default" office:value-type="string">
            <text:p>"-1",</text:p>
          </table:table-cell>
          <table:table-cell table:number-columns-repeated="3" table:style-name="Default" office:value-type="string">
            <text:p>"Laoag",</text:p>
          </table:table-cell>
          <table:table-cell table:number-columns-repeated="2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0" table:style-name="Default" office:value-type="string">
            <text:p>"-1",</text:p>
          </table:table-cell>
          <table:table-cell table:number-columns-repeated="2" table:style-name="Default" office:value-type="string">
            <text:p>"Vijayadurga",</text:p>
          </table:table-cell>
          <table:table-cell table:number-columns-repeated="2" table:style-name="Default" office:value-type="string">
            <text:p>"Vatapi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Amaravati",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Martaban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Sri Thep",</text:p>
          </table:table-cell>
          <table:table-cell table:style-name="Default" office:value-type="string">
            <text:p>"Banteay Chmar",</text:p>
          </table:table-cell>
          <table:table-cell table:number-columns-repeated="2" table:style-name="Default" office:value-type="string">
            <text:p>"Angkor",</text:p>
          </table:table-cell>
          <table:table-cell table:number-columns-repeated="2" table:style-name="Default" office:value-type="string">
            <text:p>"Muang Kong",</text:p>
          </table:table-cell>
          <table:table-cell table:number-columns-repeated="2" table:style-name="Default" office:value-type="string">
            <text:p>"Da Nang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Lingayen",</text:p>
          </table:table-cell>
          <table:table-cell table:number-columns-repeated="2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1" table:style-name="Default" office:value-type="string">
            <text:p>"-1",</text:p>
          </table:table-cell>
          <table:table-cell table:style-name="Default" office:value-type="string">
            <text:p>"Vijayadurga",</text:p>
          </table:table-cell>
          <table:table-cell table:number-columns-repeated="2" table:style-name="Default" office:value-type="string">
            <text:p>"Vatapi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Amaravati",</text:p>
          </table:table-cell>
          <table:table-cell table:number-columns-repeated="16" table:style-name="Default" office:value-type="string">
            <text:p>"-1",</text:p>
          </table:table-cell>
          <table:table-cell table:style-name="Default" office:value-type="string">
            <text:p>"Martaban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Banteay Chmar",</text:p>
          </table:table-cell>
          <table:table-cell table:number-columns-repeated="2" table:style-name="Default" office:value-type="string">
            <text:p>"Angkor",</text:p>
          </table:table-cell>
          <table:table-cell table:number-columns-repeated="2" table:style-name="Default" office:value-type="string">
            <text:p>"Muang Kong",</text:p>
          </table:table-cell>
          <table:table-cell table:number-columns-repeated="2" table:style-name="Default" office:value-type="string">
            <text:p>"Da Nang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Seludong",</text:p>
          </table:table-cell>
          <table:table-cell table:number-columns-repeated="2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2" table:style-name="Default" office:value-type="string">
            <text:p>"-1",</text:p>
          </table:table-cell>
          <table:table-cell table:number-columns-repeated="2" table:style-name="Default" office:value-type="string">
            <text:p>"Adulis",</text:p>
          </table:table-cell>
          <table:table-cell table:number-columns-repeated="37" table:style-name="Default" office:value-type="string">
            <text:p>"-1",</text:p>
          </table:table-cell>
          <table:table-cell table:number-columns-repeated="2" table:style-name="Default" office:value-type="string">
            <text:p>"Vanavasi",</text:p>
          </table:table-cell>
          <table:table-cell table:number-columns-repeated="26" table:style-name="Default" office:value-type="string">
            <text:p>"-1",</text:p>
          </table:table-cell>
          <table:table-cell table:number-columns-repeated="2" table:style-name="Default" office:value-type="string">
            <text:p>"Ayutthaya",</text:p>
          </table:table-cell>
          <table:table-cell table:number-columns-repeated="2" table:style-name="Default" office:value-type="string">
            <text:p>"Lavapura",</text:p>
          </table:table-cell>
          <table:table-cell table:style-name="Default" office:value-type="string">
            <text:p>"Angkor",</text:p>
          </table:table-cell>
          <table:table-cell table:style-name="Default" office:value-type="string">
            <text:p>"Muang Kong",</text:p>
          </table:table-cell>
          <table:table-cell table:number-columns-repeated="2" table:style-name="Default" office:value-type="string">
            <text:p>"Kompong Svay",</text:p>
          </table:table-cell>
          <table:table-cell table:number-columns-repeated="2" table:style-name="Default" office:value-type="string">
            <text:p>"Vijaya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"Seludong",</text:p>
          </table:table-cell>
          <table:table-cell table:number-columns-repeated="2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54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Adulis",</text:p>
          </table:table-cell>
          <table:table-cell table:number-columns-repeated="2" table:style-name="Default" office:value-type="string">
            <text:p>"Coloe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Qana",</text:p>
          </table:table-cell>
          <table:table-cell table:number-columns-repeated="22" table:style-name="Default" office:value-type="string">
            <text:p>"-1",</text:p>
          </table:table-cell>
          <table:table-cell table:number-columns-repeated="2" table:style-name="Default" office:value-type="string">
            <text:p>"Vanavasi",</text:p>
          </table:table-cell>
          <table:table-cell table:number-columns-repeated="26" table:style-name="Default" office:value-type="string">
            <text:p>"-1",</text:p>
          </table:table-cell>
          <table:table-cell table:number-columns-repeated="2" table:style-name="Default" office:value-type="string">
            <text:p>"Ayutthaya",</text:p>
          </table:table-cell>
          <table:table-cell table:number-columns-repeated="2" table:style-name="Default" office:value-type="string">
            <text:p>"Lavapu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Vat Nokor",</text:p>
          </table:table-cell>
          <table:table-cell table:number-columns-repeated="2" table:style-name="Default" office:value-type="string">
            <text:p>"Kompong Svay",</text:p>
          </table:table-cell>
          <table:table-cell table:number-columns-repeated="2" table:style-name="Default" office:value-type="string">
            <text:p>"Vijaya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Tondo",</text:p>
          </table:table-cell>
          <table:table-cell table:number-columns-repeated="2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54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eroe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Coloe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Marib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Qana",</text:p>
          </table:table-cell>
          <table:table-cell table:number-columns-repeated="49" table:style-name="Default" office:value-type="string">
            <text:p>"-1",</text:p>
          </table:table-cell>
          <table:table-cell table:number-columns-repeated="2" table:style-name="Default" office:value-type="string">
            <text:p>"Rat Buri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at Bano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at Nok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Kauthara",</text:p>
          </table:table-cell>
          <table:table-cell table:number-columns-repeated="37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57" table:style-name="Default" office:value-type="string">
            <text:p>"-1",</text:p>
          </table:table-cell>
          <table:table-cell table:number-columns-repeated="2" table:style-name="Default" office:value-type="string">
            <text:p>"Meroe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Axum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Marib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Kane",</text:p>
          </table:table-cell>
          <table:table-cell table:number-columns-repeated="27" table:style-name="Default" office:value-type="string">
            <text:p>"-1",</text:p>
          </table:table-cell>
          <table:table-cell table:style-name="Default" office:value-type="string">
            <text:p>"Vanchi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Kaveripattinam",</text:p>
          </table:table-cell>
          <table:table-cell table:number-columns-repeated="18" table:style-name="Default" office:value-type="string">
            <text:p>"-1",</text:p>
          </table:table-cell>
          <table:table-cell table:number-columns-repeated="2" table:style-name="Default" office:value-type="string">
            <text:p>"Muang Sing",</text:p>
          </table:table-cell>
          <table:table-cell table:style-name="Default" office:value-type="string">
            <text:p>"Rat Buri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Vat Banon",</text:p>
          </table:table-cell>
          <table:table-cell table:number-columns-repeated="2" table:style-name="Default" office:value-type="string">
            <text:p>"Vat Nok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Kauthara",</text:p>
          </table:table-cell>
          <table:table-cell table:number-columns-repeated="37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3" table:style-name="Default" office:value-type="string">
            <text:p>"-1",</text:p>
          </table:table-cell>
          <table:table-cell table:number-columns-repeated="2" table:style-name="Default" office:value-type="string">
            <text:p>"Axum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D'mt",</text:p>
          </table:table-cell>
          <table:table-cell table:number-columns-repeated="2" table:style-name="Default" office:value-type="string">
            <text:p>"Timna",</text:p>
          </table:table-cell>
          <table:table-cell table:number-columns-repeated="2" table:style-name="Default" office:value-type="string">
            <text:p>"Kane",</text:p>
          </table:table-cell>
          <table:table-cell table:number-columns-repeated="33" table:style-name="Default" office:value-type="string">
            <text:p>"-1",</text:p>
          </table:table-cell>
          <table:table-cell table:style-name="Default" office:value-type="string">
            <text:p>"Kaveripattinam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Muang Sing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Phnom Chis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rey Nokor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Palaw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Iloilo",</text:p>
          </table:table-cell>
          <table:table-cell table:number-columns-repeated="2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9" table:style-name="Default" office:value-type="string">
            <text:p>"-1",</text:p>
          </table:table-cell>
          <table:table-cell table:style-name="Default" office:value-type="string">
            <text:p>"D'mt",</text:p>
          </table:table-cell>
          <table:table-cell table:number-columns-repeated="2" table:style-name="Default" office:value-type="string">
            <text:p>"Timna",</text:p>
          </table:table-cell>
          <table:table-cell table:number-columns-repeated="29" table:style-name="Default" office:value-type="string">
            <text:p>"-1",</text:p>
          </table:table-cell>
          <table:table-cell table:number-columns-repeated="2" table:style-name="Default" office:value-type="string">
            <text:p>"Kumar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alavanapura",</text:p>
          </table:table-cell>
          <table:table-cell table:number-columns-repeated="2" table:style-name="Default" office:value-type="string">
            <text:p>"Uraiyur",</text:p>
          </table:table-cell>
          <table:table-cell table:style-name="Default" office:value-type="string">
            <text:p>"Kanchipuram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Chaiya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Phnom Chisor",</text:p>
          </table:table-cell>
          <table:table-cell table:number-columns-repeated="2" table:style-name="Default" office:value-type="string">
            <text:p>"O Keo",</text:p>
          </table:table-cell>
          <table:table-cell table:style-name="Default" office:value-type="string">
            <text:p>"Prey Nokor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Palaw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Iloilo",</text:p>
          </table:table-cell>
          <table:table-cell table:number-columns-repeated="2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6" table:style-name="Default" office:value-type="string">
            <text:p>"-1",</text:p>
          </table:table-cell>
          <table:table-cell table:number-columns-repeated="2" table:style-name="Default" office:value-type="string">
            <text:p>"Avalites",</text:p>
          </table:table-cell>
          <table:table-cell table:number-columns-repeated="34" table:style-name="Default" office:value-type="string">
            <text:p>"-1",</text:p>
          </table:table-cell>
          <table:table-cell table:style-name="Default" office:value-type="string">
            <text:p>"Kumar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alavanapura",</text:p>
          </table:table-cell>
          <table:table-cell table:number-columns-repeated="2" table:style-name="Default" office:value-type="string">
            <text:p>"Uraiyur",</text:p>
          </table:table-cell>
          <table:table-cell table:style-name="Default" office:value-type="string">
            <text:p>"Kanchipuram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Chaiy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O Keo",</text:p>
          </table:table-cell>
          <table:table-cell table:number-columns-repeated="4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6" table:style-name="Default" office:value-type="string">
            <text:p>"-1",</text:p>
          </table:table-cell>
          <table:table-cell table:number-columns-repeated="2" table:style-name="Default" office:value-type="string">
            <text:p>"Avalites",</text:p>
          </table:table-cell>
          <table:table-cell table:number-columns-repeated="34" table:style-name="Default" office:value-type="string">
            <text:p>"-1",</text:p>
          </table:table-cell>
          <table:table-cell table:number-columns-repeated="2" table:style-name="Default" office:value-type="string">
            <text:p>"Korkai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adurai",</text:p>
          </table:table-cell>
          <table:table-cell table:number-columns-repeated="20" table:style-name="Default" office:value-type="string">
            <text:p>"-1",</text:p>
          </table:table-cell>
          <table:table-cell table:number-columns-repeated="2" table:style-name="Default" office:value-type="string">
            <text:p>"Tambralinga",</text:p>
          </table:table-cell>
          <table:table-cell table:number-columns-repeated="47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6" table:style-name="Default" office:value-type="string">
            <text:p>"-1",</text:p>
          </table:table-cell>
          <table:table-cell table:style-name="Default" office:value-type="string">
            <text:p>"Malao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Mosyllum",</text:p>
          </table:table-cell>
          <table:table-cell table:number-columns-repeated="29" table:style-name="Default" office:value-type="string">
            <text:p>"-1",</text:p>
          </table:table-cell>
          <table:table-cell table:style-name="Default" office:value-type="string">
            <text:p>"Korka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Madurai",</text:p>
          </table:table-cell>
          <table:table-cell table:number-columns-repeated="22" table:style-name="Default" office:value-type="string">
            <text:p>"-1",</text:p>
          </table:table-cell>
          <table:table-cell table:style-name="Default" office:value-type="string">
            <text:p>"Tambralinga",</text:p>
          </table:table-cell>
          <table:table-cell table:style-name="Default" office:value-type="string">
            <text:p>"Singhala",</text:p>
          </table:table-cell>
          <table:table-cell table:number-columns-repeated="46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66" table:style-name="Default" office:value-type="string">
            <text:p>"-1",</text:p>
          </table:table-cell>
          <table:table-cell table:number-columns-repeated="2" table:style-name="Default" office:value-type="string">
            <text:p>"Mala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undu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osyllum",</text:p>
          </table:table-cell>
          <table:table-cell table:number-columns-repeated="55" table:style-name="Default" office:value-type="string">
            <text:p>"-1",</text:p>
          </table:table-cell>
          <table:table-cell table:number-columns-repeated="2" table:style-name="Default" office:value-type="string">
            <text:p>"Singhala",</text:p>
          </table:table-cell>
          <table:table-cell table:number-columns-repeated="4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21" table:style-name="Default" office:value-type="string">
            <text:p>"-1",</text:p>
          </table:table-cell>
          <table:table-cell table:number-columns-repeated="2" table:style-name="Default" office:value-type="string">
            <text:p>"Lamuri",</text:p>
          </table:table-cell>
          <table:table-cell table:number-columns-repeated="5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7" table:style-name="Default" office:value-type="string">
            <text:p>"-1",</text:p>
          </table:table-cell>
          <table:table-cell table:number-columns-repeated="2" table:style-name="Default" office:value-type="string">
            <text:p>"Anuradhapura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"Lamuri",</text:p>
          </table:table-cell>
          <table:table-cell table:number-columns-repeated="22" table:style-name="Default" office:value-type="string">
            <text:p>"-1",</text:p>
          </table:table-cell>
          <table:table-cell table:style-name="Default" office:value-type="string">
            <text:p>"Poni",</text:p>
          </table:table-cell>
          <table:table-cell table:number-columns-repeated="3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7" table:style-name="Default" office:value-type="string">
            <text:p>"-1",</text:p>
          </table:table-cell>
          <table:table-cell table:number-columns-repeated="2" table:style-name="Default" office:value-type="string">
            <text:p>"Anuradhapura",</text:p>
          </table:table-cell>
          <table:table-cell table:number-columns-repeated="35" table:style-name="Default" office:value-type="string">
            <text:p>"-1",</text:p>
          </table:table-cell>
          <table:table-cell table:number-columns-repeated="2" table:style-name="Default" office:value-type="string">
            <text:p>"Poni",</text:p>
          </table:table-cell>
          <table:table-cell table:number-columns-repeated="3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6" table:style-name="Default" office:value-type="string">
            <text:p>"-1",</text:p>
          </table:table-cell>
          <table:table-cell table:number-columns-repeated="2" table:style-name="Default" office:value-type="string">
            <text:p>"Kelaniy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Katharagama",</text:p>
          </table:table-cell>
          <table:table-cell table:number-columns-repeated="22" table:style-name="Default" office:value-type="string">
            <text:p>"-1",</text:p>
          </table:table-cell>
          <table:table-cell table:number-columns-repeated="2" table:style-name="Default" office:value-type="string">
            <text:p>"Kota Gelanggi",</text:p>
          </table:table-cell>
          <table:table-cell table:number-columns-repeated="4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07" table:style-name="Default" office:value-type="string">
            <text:p>"-1",</text:p>
          </table:table-cell>
          <table:table-cell table:style-name="Default" office:value-type="string">
            <text:p>"Kelaniya",</text:p>
          </table:table-cell>
          <table:table-cell table:number-columns-repeated="2" table:style-name="Default" office:value-type="string">
            <text:p>"Katharagama",</text:p>
          </table:table-cell>
          <table:table-cell table:number-columns-repeated="23" table:style-name="Default" office:value-type="string">
            <text:p>"-1",</text:p>
          </table:table-cell>
          <table:table-cell table:style-name="Default" office:value-type="string">
            <text:p>"Kota Gelanggi",</text:p>
          </table:table-cell>
          <table:table-cell table:number-columns-repeated="4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1" table:style-name="Default" office:value-type="string">
            <text:p>"-1",</text:p>
          </table:table-cell>
          <table:table-cell table:style-name="Default" office:value-type="string">
            <text:p>"Jambi",</text:p>
          </table:table-cell>
          <table:table-cell table:number-columns-repeated="44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1" table:style-name="Default" office:value-type="string">
            <text:p>"-1",</text:p>
          </table:table-cell>
          <table:table-cell table:number-columns-repeated="2" table:style-name="Default" office:value-type="string">
            <text:p>"Jambi",</text:p>
          </table:table-cell>
          <table:table-cell table:number-columns-repeated="43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1" table:style-name="Default" office:value-type="string">
            <text:p>"-1",</text:p>
          </table:table-cell>
          <table:table-cell table:number-columns-repeated="2" table:style-name="Default" office:value-type="string">
            <text:p>"Jambi",</text:p>
          </table:table-cell>
          <table:table-cell table:style-name="Default" office:value-type="string">
            <text:p>"Palembang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Tajungpu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Banjarmasi",</text:p>
          </table:table-cell>
          <table:table-cell table:number-columns-repeated="29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3" table:style-name="Default" office:value-type="string">
            <text:p>"-1",</text:p>
          </table:table-cell>
          <table:table-cell table:number-columns-repeated="2" table:style-name="Default" office:value-type="string">
            <text:p>"Palembang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Tajungp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3" table:style-name="Default" office:value-type="string">
            <text:p>"Banjarmasi",</text:p>
          </table:table-cell>
          <table:table-cell table:number-columns-repeated="27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3" table:style-name="Default" office:value-type="string">
            <text:p>"-1",</text:p>
          </table:table-cell>
          <table:table-cell table:number-columns-repeated="2" table:style-name="Default" office:value-type="string">
            <text:p>"Kotabumi",</text:p>
          </table:table-cell>
          <table:table-cell table:number-columns-repeated="4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4" table:style-name="Default" office:value-type="string">
            <text:p>"-1",</text:p>
          </table:table-cell>
          <table:table-cell table:style-name="Default" office:value-type="string">
            <text:p>"Kotabumi",</text:p>
          </table:table-cell>
          <table:table-cell table:number-columns-repeated="4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6" table:style-name="Default" office:value-type="string">
            <text:p>"-1",</text:p>
          </table:table-cell>
          <table:table-cell table:style-name="Default" office:value-type="string">
            <text:p>"Sunda Kelap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Kahuripan",</text:p>
          </table:table-cell>
          <table:table-cell table:number-columns-repeated="29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5" table:style-name="Default" office:value-type="string">
            <text:p>"-1",</text:p>
          </table:table-cell>
          <table:table-cell table:number-columns-repeated="2" table:style-name="Default" office:value-type="string">
            <text:p>"Sunda Kelapa",</text:p>
          </table:table-cell>
          <table:table-cell table:number-columns-repeated="2" table:style-name="Default" office:value-type="string">
            <text:p>"Bergota",</text:p>
          </table:table-cell>
          <table:table-cell table:number-columns-repeated="2" table:style-name="Default" office:value-type="string">
            <text:p>"Mataram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Kahuripan",</text:p>
          </table:table-cell>
          <table:table-cell table:number-columns-repeated="29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35" table:style-name="Default" office:value-type="string">
            <text:p>"-1",</text:p>
          </table:table-cell>
          <table:table-cell table:number-columns-repeated="2" table:style-name="Default" office:value-type="string">
            <text:p>"Sunda Kelapa",</text:p>
          </table:table-cell>
          <table:table-cell table:number-columns-repeated="2" table:style-name="Default" office:value-type="string">
            <text:p>"Bergota",</text:p>
          </table:table-cell>
          <table:table-cell table:number-columns-repeated="2" table:style-name="Default" office:value-type="string">
            <text:p>"Mataram",</text:p>
          </table:table-cell>
          <table:table-cell table:number-columns-repeated="2" table:style-name="Default" office:value-type="string">
            <text:p>"Kahuripan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Bali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Sunda",</text:p>
          </table:table-cell>
          <table:table-cell table:number-columns-repeated="2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46"/>
        </table:table-row>
        <table:table-row table:style-name="ro3">
          <table:table-cell table:style-name="Default" office:value-type="string">
            <text:p>(</text:p>
          </table:table-cell>
          <table:table-cell table:number-columns-repeated="176" table:style-name="Default" office:value-type="string">
            <text:p>"-1",</text:p>
          </table:table-cell>
          <table:table-cell table:style-name="Default" office:value-type="string">
            <text:p>))</text:p>
          </table:table-cell>
          <table:table-cell table:number-columns-repeated="846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3" table:default-cell-style-name="ce1"/>
        <table:table-column table:style-name="co2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013-03-24</text:date>, <text:time>11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samuelrpetite </meta:initial-creator>
    <dc:creator>samuelrpetite </dc:creator>
    <meta:creation-date>2013-01-15T01:34:04Z</meta:creation-date>
    <dc:date>2013-03-24T11:56:07.42</dc:date>
    <meta:editing-cycles>52</meta:editing-cycles>
    <meta:editing-duration>PT47M2S</meta:editing-duration>
    <meta:document-statistic meta:table-count="3" meta:cell-count="29904" meta:object-count="0"/>
  </office:meta>
</office:document-meta>
</file>